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opacity="100%" draw:opacity-name="" draw:textarea-vertical-align="middle" draw:auto-grow-height="true" draw:auto-grow-width="false" fo:max-height="0cm" fo:min-height="1.303cm"/>
    </style:style>
    <style:style style:name="gr3" style:family="graphic" style:parent-style-name="standard">
      <style:graphic-properties draw:stroke="none" draw:fill-color="#ffffff" draw:opacity="70%" draw:opacity-name="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svg:stroke-width="0.071cm" svg:stroke-color="#ff3333" draw:marker-start-width="0.307cm" draw:marker-end-width="0.307cm" draw:fill="none" draw:textarea-vertical-align="middle" fo:padding-top="0.161cm" fo:padding-bottom="0.161cm" fo:padding-left="0.286cm" fo:padding-right="0.286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1" style:family="graphic" style:parent-style-name="standard">
      <style:graphic-properties svg:stroke-color="#999966" draw:fill-color="#ffffcc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dash" draw:stroke-dash="Fine_20_Dashed" svg:stroke-width="0.106cm" svg:stroke-color="#999999" draw:marker-start-width="0.359cm" draw:marker-end-width="0.359cm" draw:stroke-linejoin="bevel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Fine_20_Dashed" svg:stroke-width="0.106cm" svg:stroke-color="#999999" draw:marker-start-width="0.358cm" draw:marker-end-width="0.358cm" svg:stroke-opacity="100%" draw:stroke-linejoin="bevel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/>
    </style:style>
    <style:style style:name="gr18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25" style:family="graphic" style:parent-style-name="objectwithoutfill">
      <style:graphic-properties svg:stroke-width="0.212cm" svg:stroke-color="#ff3333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color="#9999ff" svg:stroke-opacity="50%" draw:fill="solid" draw:fill-color="#ffffff" draw:opacity="70%" draw:opacity-name="" draw:auto-grow-height="true" draw:auto-grow-width="false" fo:max-height="0cm" fo:min-height="1.576cm"/>
    </style:style>
    <style:style style:name="gr29" style:family="graphic" style:parent-style-name="standard">
      <style:graphic-properties svg:stroke-width="0.106cm" svg:stroke-color="#ff3333" draw:marker-start-width="0.359cm" draw:marker-end-width="0.359cm" draw:stroke-linejoin="bevel" draw:textarea-horizontal-align="justify" draw:textarea-vertical-align="top" draw:auto-grow-height="false" fo:padding-top="0.178cm" fo:padding-bottom="0.178cm" fo:padding-left="0.303cm" fo:padding-right="0.303cm"/>
    </style:style>
    <style:style style:name="gr30" style:family="graphic" style:parent-style-name="standard">
      <style:graphic-properties draw:stroke="solid" svg:stroke-color="#666699" draw:fill="solid" draw:fill-color="#ccccff" draw:opacity="80%" draw:opacity-name="" draw:textarea-vertical-align="middle" draw:auto-grow-height="true" draw:auto-grow-width="false" fo:max-height="0cm" fo:min-height="1.731cm"/>
    </style:style>
    <style:style style:name="gr31" style:family="graphic" style:parent-style-name="standard">
      <style:graphic-properties svg:stroke-width="0.106cm" svg:stroke-color="#ff3333" draw:marker-start-width="0.359cm" draw:marker-end-width="0.359cm" draw:stroke-linejoin="bevel" draw:opacity="100%" draw:opacity-name="" draw:textarea-horizontal-align="justify" draw:textarea-vertical-align="top" draw:auto-grow-height="fals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solid" draw:fill-color="#000000" draw:auto-grow-height="true" draw:auto-grow-width="false" fo:max-height="0cm" fo:min-height="1.973cm"/>
    </style:style>
    <style:style style:name="gr33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2.153cm"/>
    </style:style>
    <style:style style:name="gr34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6.78cm"/>
    </style:style>
    <style:style style:name="gr35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9.32cm"/>
    </style:style>
    <style:style style:name="gr36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9.301cm"/>
    </style:style>
    <style:style style:name="gr37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6.062cm"/>
    </style:style>
    <style:style style:name="gr38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3.35cm"/>
    </style:style>
    <style:style style:name="gr39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5.75cm"/>
    </style:style>
    <style:style style:name="gr40" style:family="graphic" style:parent-style-name="standard">
      <style:graphic-properties draw:stroke="none" draw:fill-color="#ffffff" draw:opacity="100%" draw:opacity-name="" draw:textarea-horizontal-align="justify" draw:textarea-vertical-align="middle" draw:auto-grow-height="false" fo:min-height="19.15cm" fo:min-width="25.7cm"/>
    </style:style>
    <style:style style:name="gr41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8.122cm"/>
    </style:style>
    <style:style style:name="gr42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9.35cm"/>
    </style:style>
    <style:style style:name="gr43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4" style:family="graphic" style:parent-style-name="standard">
      <style:graphic-properties svg:stroke-color="#990000" draw:fill-color="#ff9999" draw:textarea-horizontal-align="justify" draw:textarea-vertical-align="middle" draw:auto-grow-height="false" fo:min-height="2.15cm" fo:min-width="12.5cm"/>
    </style:style>
    <style:style style:name="gr45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3.55cm"/>
    </style:style>
    <style:style style:name="gr46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5.162cm"/>
    </style:style>
    <style:style style:name="gr47" style:family="graphic" style:parent-style-name="standard">
      <style:graphic-properties draw:stroke="solid" svg:stroke-color="#666699" draw:fill="solid" draw:fill-color="#ccccff" draw:opacity="50%" draw:opacity-name="" draw:textarea-vertical-align="middle" draw:auto-grow-height="true" draw:auto-grow-width="false" fo:max-height="0cm" fo:min-height="5.046cm"/>
    </style:style>
    <style:style style:name="gr48" style:family="graphic" style:parent-style-name="standard">
      <style:graphic-properties svg:stroke-color="#669966" draw:fill-color="#ccffcc" draw:textarea-horizontal-align="justify" draw:textarea-vertical-align="top" draw:auto-grow-height="false" fo:min-height="11.55cm" fo:min-width="6.78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50" style:family="graphic" style:parent-style-name="standard">
      <style:graphic-properties svg:stroke-color="#666699" draw:fill-color="#ccccff" draw:textarea-horizontal-align="justify" draw:textarea-vertical-align="middle" draw:auto-grow-height="false" fo:min-height="1.35cm" fo:min-width="6.788cm"/>
    </style:style>
    <style:style style:name="gr5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2.694cm" fo:padding-top="0.178cm" fo:padding-bottom="0.178cm" fo:padding-left="0.303cm" fo:padding-right="0.303cm"/>
    </style:style>
    <style:style style:name="gr52" style:family="graphic" style:parent-style-name="standard">
      <style:graphic-properties draw:stroke="dash" draw:stroke-dash="Fine_20_Dashed" svg:stroke-width="0.106cm" svg:stroke-color="#b2b2b2" draw:marker-start-width="0.358cm" draw:marker-end-width="0.358cm" draw:fill="none" draw:textarea-horizontal-align="justify" draw:textarea-vertical-align="middle" draw:auto-grow-height="false" fo:min-height="1.646cm" fo:min-width="6.996cm" fo:padding-top="0.177cm" fo:padding-bottom="0.177cm" fo:padding-left="0.302cm" fo:padding-right="0.302cm"/>
    </style:style>
    <style:style style:name="gr5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0.294cm" fo:padding-top="0.178cm" fo:padding-bottom="0.178cm" fo:padding-left="0.303cm" fo:padding-right="0.303cm"/>
    </style:style>
    <style:style style:name="gr54" style:family="graphic" style:parent-style-name="standard">
      <style:graphic-properties draw:stroke="dash" draw:stroke-dash="Fine_20_Dashed" svg:stroke-width="0.106cm" svg:stroke-color="#b2b2b2" draw:marker-start-width="0.358cm" draw:marker-end-width="0.358cm" draw:fill="none" draw:textarea-horizontal-align="justify" draw:textarea-vertical-align="middle" draw:auto-grow-height="false" fo:min-height="3.446cm" fo:min-width="6.996cm" fo:padding-top="0.177cm" fo:padding-bottom="0.177cm" fo:padding-left="0.302cm" fo:padding-right="0.302cm"/>
    </style:style>
    <style:style style:name="gr5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2.994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0.39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5.082cm" fo:padding-top="0.178cm" fo:padding-bottom="0.178cm" fo:padding-left="0.303cm" fo:padding-right="0.303cm"/>
    </style:style>
    <style:style style:name="gr58" style:family="graphic" style:parent-style-name="standard">
      <style:graphic-properties draw:stroke="dash" draw:stroke-dash="Fine_20_Dashed" svg:stroke-width="0.106cm" svg:stroke-color="#b2b2b2" draw:marker-start-width="0.358cm" draw:marker-end-width="0.358cm" draw:fill="none" draw:textarea-horizontal-align="justify" draw:textarea-vertical-align="middle" draw:auto-grow-height="false" fo:min-height="1.638cm" fo:min-width="6.996cm" fo:padding-top="0.177cm" fo:padding-bottom="0.177cm" fo:padding-left="0.302cm" fo:padding-right="0.302cm"/>
    </style:style>
    <style:style style:name="gr5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3.782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5.294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4.794cm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6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2.202cm" fo:min-width="5.994cm" fo:padding-top="0.178cm" fo:padding-bottom="0.178cm" fo:padding-left="0.303cm" fo:padding-right="0.303cm"/>
    </style:style>
    <style:style style:name="gr64" style:family="graphic" style:parent-style-name="standard">
      <style:graphic-properties draw:stroke="dash" draw:stroke-dash="Fine_20_Dashed" svg:stroke-width="0.106cm" svg:stroke-color="#b2b2b2" draw:marker-start-width="0.358cm" draw:marker-end-width="0.358cm" draw:fill="none" draw:textarea-horizontal-align="justify" draw:textarea-vertical-align="middle" draw:auto-grow-height="false" fo:min-height="1.637cm" fo:min-width="6.996cm" fo:padding-top="0.177cm" fo:padding-bottom="0.177cm" fo:padding-left="0.302cm" fo:padding-right="0.302cm"/>
    </style:style>
    <style:style style:name="gr65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3.194cm" fo:padding-top="0.178cm" fo:padding-bottom="0.178cm" fo:padding-left="0.303cm" fo:padding-right="0.303cm"/>
    </style:style>
    <style:style style:name="gr67" style:family="graphic" style:parent-style-name="objectwithoutfill">
      <style:graphic-properties draw:stroke="solid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3.494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3.694cm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4.994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74cm" fo:min-width="1.622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34cm" fo:min-width="3.354cm" fo:padding-top="0.178cm" fo:padding-bottom="0.178cm" fo:padding-left="0.303cm" fo:padding-right="0.303cm"/>
    </style:style>
    <style:style style:name="gr73" style:family="graphic" style:parent-style-name="standard">
      <style:graphic-properties draw:fill-color="#ccccff" draw:textarea-horizontal-align="justify" draw:textarea-vertical-align="middle" draw:auto-grow-height="false" fo:min-height="2.95cm" fo:min-width="7.1cm"/>
    </style:style>
    <style:style style:name="gr7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5cm" fo:min-width="13.9cm" fo:padding-top="0.178cm" fo:padding-bottom="0.178cm" fo:padding-left="0.303cm" fo:padding-right="0.303cm"/>
    </style:style>
    <style:style style:name="gr7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8.594cm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14.394cm" fo:padding-top="0.178cm" fo:padding-bottom="0.178cm" fo:padding-left="0.303cm" fo:padding-right="0.303cm"/>
    </style:style>
    <style:style style:name="gr77" style:family="graphic" style:parent-style-name="objectwithoutfill">
      <style:graphic-properties svg:stroke-width="0.106cm" svg:stroke-color="#000066" draw:marker-start="Squar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7.567cm" fo:padding-top="0.178cm" fo:padding-bottom="0.178cm" fo:padding-left="0.303cm" fo:padding-right="0.303cm"/>
    </style:style>
    <style:style style:name="gr7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11.967cm" fo:padding-top="0.178cm" fo:padding-bottom="0.178cm" fo:padding-left="0.303cm" fo:padding-right="0.303cm"/>
    </style:style>
    <style:style style:name="gr8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844cm" fo:min-width="8.794cm" fo:padding-top="0.178cm" fo:padding-bottom="0.178cm" fo:padding-left="0.303cm" fo:padding-right="0.303cm"/>
    </style:style>
    <style:style style:name="gr8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11.74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14.313cm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</style:style>
    <style:style style:name="gr8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624cm" fo:min-width="1.586cm" fo:padding-top="0.178cm" fo:padding-bottom="0.178cm" fo:padding-left="0.303cm" fo:padding-right="0.303cm"/>
    </style:style>
    <style:style style:name="gr8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44cm" fo:min-width="7.513cm" fo:padding-top="0.178cm" fo:padding-bottom="0.178cm" fo:padding-left="0.303cm" fo:padding-right="0.303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8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836cm" fo:min-width="10.356cm" fo:padding-top="0.178cm" fo:padding-bottom="0.178cm" fo:padding-left="0.303cm" fo:padding-right="0.303cm"/>
    </style:style>
    <style:style style:name="gr88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26cm" fo:min-width="2.369cm" fo:padding-top="0.178cm" fo:padding-bottom="0.178cm" fo:padding-left="0.303cm" fo:padding-right="0.303cm"/>
    </style:style>
    <style:style style:name="gr8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26cm" fo:min-width="7.553cm" fo:padding-top="0.178cm" fo:padding-bottom="0.178cm" fo:padding-left="0.303cm" fo:padding-right="0.303cm"/>
    </style:style>
    <style:style style:name="gr9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026cm" fo:min-width="11.326cm" fo:padding-top="0.178cm" fo:padding-bottom="0.178cm" fo:padding-left="0.303cm" fo:padding-right="0.303cm"/>
    </style:style>
    <style:style style:name="gr9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242cm" fo:min-width="11.326cm" fo:padding-top="0.178cm" fo:padding-bottom="0.178cm" fo:padding-left="0.303cm" fo:padding-right="0.303cm"/>
    </style:style>
    <style:style style:name="gr9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886cm" fo:min-width="15.046cm" fo:padding-top="0.178cm" fo:padding-bottom="0.178cm" fo:padding-left="0.303cm" fo:padding-right="0.303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outline1">
      <style:graphic-properties fo:min-height="11.929cm"/>
    </style:style>
    <style:style style:name="pr5" style:family="presentation" style:parent-style-name="Predefinito-subtitle">
      <style:graphic-properties draw:fill-color="#ffffff" fo:min-height="19.163cm"/>
    </style:style>
    <style:style style:name="pr6" style:family="presentation" style:parent-style-name="Predefinito-outline1">
      <style:graphic-properties draw:stroke="solid" draw:fill="solid" draw:fill-color="#cfe7f5" draw:opacity="50%" draw:opacity-name="" fo:min-height="11.929cm"/>
    </style:style>
    <style:style style:name="pr7" style:family="presentation" style:parent-style-name="Predefinito-subtitle">
      <style:graphic-properties draw:fill-color="#ffffff" fo:min-height="16.255cm"/>
    </style:style>
    <style:style style:name="pr8" style:family="presentation" style:parent-style-name="Predefinito-outline1">
      <style:graphic-properties draw:textarea-vertical-align="middle" fo:min-height="11.929cm"/>
    </style:style>
    <style:style style:name="co1" style:family="table-column">
      <style:table-column-properties style:column-width="4.445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229cm" style:use-optimal-column-width="false"/>
    </style:style>
    <style:style style:name="co4" style:family="table-column">
      <style:table-column-properties style:column-width="4.656cm" style:use-optimal-column-width="false"/>
    </style:style>
    <style:style style:name="co5" style:family="table-column">
      <style:table-column-properties style:column-width="11.696cm" style:use-optimal-column-width="false"/>
    </style:style>
    <style:style style:name="co6" style:family="table-column">
      <style:table-column-properties style:column-width="4.86cm" style:use-optimal-column-width="false"/>
    </style:style>
    <style:style style:name="co7" style:family="table-column">
      <style:table-column-properties style:column-width="11.852cm" style:use-optimal-column-width="false"/>
    </style:style>
    <style:style style:name="co8" style:family="table-column">
      <style:table-column-properties style:column-width="11.432cm" style:use-optimal-column-width="false"/>
    </style:style>
    <style:style style:name="co9" style:family="table-column">
      <style:table-column-properties style:column-width="5.657cm" style:use-optimal-column-width="false"/>
    </style:style>
    <style:style style:name="co10" style:family="table-column">
      <style:table-column-properties style:column-width="6.246cm" style:use-optimal-column-width="false"/>
    </style:style>
    <style:style style:name="co11" style:family="table-column">
      <style:table-column-properties style:column-width="10.41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36cm"/>
    </style:style>
    <style:style style:name="ro3" style:family="table-row">
      <style:table-row-properties style:row-height="1.331cm"/>
    </style:style>
    <style:style style:name="ro4" style:family="table-row">
      <style:table-row-properties style:row-height="1.968cm"/>
    </style:style>
    <style:style style:name="ro5" style:family="table-row">
      <style:table-row-properties style:row-height="1.273cm"/>
    </style:style>
    <style:style style:name="ro6" style:family="table-row">
      <style:table-row-properties style:row-height="1.189cm"/>
    </style:style>
    <style:style style:name="ro7" style:family="table-row">
      <style:table-row-properties style:row-height="1.28cm"/>
    </style:style>
    <style:style style:name="ro8" style:family="table-row">
      <style:table-row-properties style:row-height="2.078cm"/>
    </style:style>
    <style:style style:name="ro9" style:family="table-row">
      <style:table-row-properties style:row-height="2.088cm"/>
    </style:style>
    <style:style style:name="ce1" style:family="table-cell">
      <style:graphic-properties draw:fill="solid" draw:fill-color="#f2f2f2" draw:opacity="100%" style:repeat="repeat" draw:textarea-horizontal-align="left" draw:textarea-vertical-align="top" fo:padding-top="0.203cm" fo:padding-bottom="0.203cm" fo:padding-left="0.203cm" fo:padding-right="0.203cm"/>
      <style:paragraph-properties fo:margin-left="0cm" fo:margin-right="0cm" fo:margin-top="0.141cm" fo:margin-bottom="0cm" fo:line-height="100%" fo:text-indent="0cm" fo:border="0.54pt solid #000000" style:punctuation-wrap="hanging" style:line-break="strict"/>
    </style:style>
    <style:style style:name="ce2" style:family="table-cell">
      <style:graphic-properties draw:fill="solid" draw:fill-color="#bfbfbf" draw:opacity="100%" style:repeat="repeat" draw:textarea-horizontal-align="left" draw:textarea-vertical-align="top" fo:padding-top="0.203cm" fo:padding-bottom="0.203cm" fo:padding-left="0.203cm" fo:padding-right="0.203cm"/>
      <style:paragraph-properties fo:margin-left="0cm" fo:margin-right="0cm" fo:margin-top="0.141cm" fo:margin-bottom="0cm" fo:line-height="100%" fo:text-indent="0cm" fo:border="0.54pt solid #000000" style:punctuation-wrap="hanging" style:line-break="strict"/>
    </style:style>
    <style:style style:name="ce3" style:family="table-cell">
      <style:graphic-properties draw:opacity="100%" style:repeat="repeat" draw:textarea-vertical-align="middle"/>
      <style:paragraph-properties fo:margin-left="0cm" fo:margin-right="0cm" fo:margin-top="0cm" fo:margin-bottom="0cm" fo:text-align="center" fo:text-indent="0cm" style:punctuation-wrap="hanging" style:line-break="strict"/>
    </style:style>
    <style:style style:name="ce4" style:family="table-cell">
      <style:graphic-properties draw:opacity="100%" style:repeat="repeat" draw:textarea-vertical-align="middle"/>
      <style:paragraph-properties fo:margin-left="0cm" fo:margin-right="0cm" fo:margin-top="0cm" fo:margin-bottom="0cm" fo:line-height="100%" fo:text-align="center" fo:text-indent="0cm" style:punctuation-wrap="hanging" style:line-break="strict"/>
      <style:text-properties style:font-name="DejaVu Sans Mono1"/>
    </style:style>
    <style:style style:name="ce5" style:family="table-cell">
      <style:graphic-properties draw:opacity="100%" style:repeat="repeat" draw:textarea-vertical-align="middle"/>
      <style:paragraph-properties fo:margin-left="0cm" fo:margin-right="0cm" fo:margin-top="0.141cm" fo:margin-bottom="0cm" fo:line-height="100%" fo:text-align="center" fo:text-indent="0cm" style:punctuation-wrap="hanging" style:line-break="strict"/>
      <style:text-properties style:font-name="DejaVu Sans Mono1"/>
    </style:style>
    <style:style style:name="ce6" style:family="table-cell">
      <style:graphic-properties style:repeat="repeat"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style:repeat="repeat" draw:textarea-vertical-align="middle"/>
      <style:paragraph-properties fo:text-align="center"/>
      <style:text-properties fo:color="#660066" fo:font-weight="bold" style:font-weight-asian="bold" style:font-weight-complex="bold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margin-left="1cm" fo:margin-right="0.5cm" fo:margin-top="0.5cm" fo:margin-bottom="0.5cm" fo:text-indent="0cm"/>
    </style:style>
    <style:style style:name="P7" style:family="paragraph">
      <style:paragraph-properties fo:margin-left="1cm" fo:margin-right="0.5cm" fo:margin-top="0.5cm" fo:margin-bottom="0.5cm" fo:text-indent="0cm"/>
      <style:text-properties style:font-name="DejaVu Sans Mono1"/>
    </style:style>
    <style:style style:name="P8" style:family="paragraph">
      <style:paragraph-properties fo:margin-left="1cm" fo:margin-right="1cm" fo:margin-top="0.5cm" fo:margin-bottom="0.5cm" fo:text-indent="0cm"/>
    </style:style>
    <style:style style:name="P9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0" style:family="paragraph">
      <style:paragraph-properties fo:margin-left="1cm" fo:margin-right="0cm" fo:margin-top="0.5cm" fo:margin-bottom="0.5cm" fo:text-indent="0cm"/>
    </style:style>
    <style:style style:name="P11" style:family="paragraph">
      <style:paragraph-properties fo:margin-left="1cm" fo:margin-right="0cm" fo:margin-top="0.5cm" fo:margin-bottom="0.5cm" fo:text-indent="0cm"/>
      <style:text-properties fo:color="#ffffff" style:font-name="DejaVu Sans Mono1" fo:font-size="22pt" style:font-size-asian="22pt" style:font-size-complex="22pt"/>
    </style:style>
    <style:style style:name="P12" style:family="paragraph">
      <style:text-properties style:use-window-font-color="true"/>
    </style:style>
    <style:style style:name="P13" style:family="paragraph">
      <style:paragraph-properties fo:margin-left="1cm" fo:margin-right="0.5cm" fo:margin-top="0.5cm" fo:margin-bottom="0.5cm" fo:text-indent="0cm"/>
      <style:text-properties style:font-name="DejaVu Sans Mono1" fo:font-size="32pt" style:font-size-asian="32pt" style:font-weight-asian="normal" style:font-size-complex="32pt"/>
    </style:style>
    <style:style style:name="P14" style:family="paragraph">
      <style:paragraph-properties fo:margin-left="1cm" fo:margin-right="0.5cm" fo:margin-top="0.5cm" fo:margin-bottom="0.5cm" fo:text-indent="0cm"/>
      <style:text-properties style:font-name="DejaVu Sans Mono1" fo:font-size="24pt" style:font-size-asian="24pt" style:font-weight-asian="normal" style:font-size-complex="24pt"/>
    </style:style>
    <style:style style:name="P15" style:family="paragraph">
      <style:text-properties style:font-weight-asian="normal"/>
    </style:style>
    <style:style style:name="P16" style:family="paragraph">
      <style:text-properties style:font-name="DejaVu Sans Mono1"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left="1cm" fo:margin-right="0cm" fo:text-align="justify" fo:text-indent="0cm"/>
    </style:style>
    <style:style style:name="P20" style:family="paragraph">
      <style:paragraph-properties fo:margin-left="1cm" fo:margin-right="0cm" fo:text-align="justify" fo:text-indent="0cm"/>
      <style:text-properties fo:font-size="22pt" style:font-size-asian="22pt" style:font-size-complex="22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3" style:family="paragraph">
      <style:paragraph-properties fo:margin-left="0.9cm" fo:margin-right="0cm" fo:text-align="start" fo:text-indent="0cm"/>
    </style:style>
    <style:style style:name="P24" style:family="paragraph">
      <style:paragraph-properties fo:margin-left="0.9cm" fo:margin-right="0cm" fo:text-align="start" fo:text-indent="0cm"/>
      <style:text-properties fo:font-size="22pt" style:font-size-asian="22pt" style:font-size-complex="22pt"/>
    </style:style>
    <style:style style:name="P2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center"/>
      <style:text-properties fo:color="#ffffff" style:font-name="DejaVu Sans Mono1"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text-align="center"/>
      <style:text-properties style:font-name="DejaVu Sans Mono1" fo:font-size="32pt" style:font-size-asian="32pt" style:font-size-complex="32pt"/>
    </style:style>
    <style:style style:name="P28" style:family="paragraph">
      <style:paragraph-properties fo:margin-top="0.5cm" fo:margin-bottom="0cm" fo:text-align="start"/>
    </style:style>
    <style:style style:name="P29" style:family="paragraph">
      <style:paragraph-properties fo:margin-top="0.5cm" fo:margin-bottom="0cm" fo:text-align="start"/>
      <style:text-properties fo:color="#ffffff" style:font-name="DejaVu Sans Mono1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margin-top="0.5cm" fo:margin-bottom="0cm" fo:text-align="center"/>
    </style:style>
    <style:style style:name="P31" style:family="paragraph">
      <style:paragraph-properties fo:text-align="center"/>
      <style:text-properties fo:color="#ff3333" fo:font-size="60pt" fo:font-weight="bold" style:font-size-asian="60pt" style:font-weight-asian="bold" style:font-size-complex="60pt" style:font-weight-complex="bold"/>
    </style:style>
    <style:style style:name="P32" style:family="paragraph">
      <style:paragraph-properties fo:text-align="center"/>
      <style:text-properties fo:font-weight="normal" style:font-weight-asian="normal" style:font-weight-complex="normal"/>
    </style:style>
    <style:style style:name="P33" style:family="paragraph">
      <style:text-properties fo:color="#ff3333" fo:font-size="48pt" fo:font-weight="bold" style:font-size-asian="48pt" style:font-weight-asian="bold" style:font-size-complex="48pt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style:paragraph-properties fo:line-height="150%" fo:text-align="end"/>
    </style:style>
    <style:style style:name="P36" style:family="paragraph">
      <style:paragraph-properties fo:margin-top="0.5cm" fo:margin-bottom="0cm" fo:line-height="150%" fo:text-align="start"/>
      <style:text-properties fo:color="#ffffff" style:font-name="DejaVu Sans Mono1" fo:font-size="28pt" fo:font-weight="bold" style:font-size-asian="28pt" style:font-weight-asian="bold" style:font-size-complex="28pt" style:font-weight-complex="bold"/>
    </style:style>
    <style:style style:name="P37" style:family="paragraph">
      <style:paragraph-properties fo:text-align="center"/>
      <style:text-properties fo:color="#ffffff" style:font-name="DejaVu Sans Mono1" fo:font-size="24pt" fo:font-weight="normal" style:font-size-asian="24pt" style:font-weight-asian="normal" style:font-size-complex="24pt" style:font-weight-complex="normal"/>
    </style:style>
    <style:style style:name="P38" style:family="paragraph">
      <style:paragraph-properties fo:text-align="center"/>
      <style:text-properties style:font-name="DejaVu Sans Mono1" fo:font-size="28pt" style:font-size-asian="28pt" style:font-size-complex="28pt"/>
    </style:style>
    <style:style style:name="P39" style:family="paragraph">
      <style:text-properties fo:color="#ff3333" fo:font-size="40pt" fo:font-weight="bold" style:font-size-asian="40pt" style:font-weight-asian="bold" style:font-size-complex="40pt" style:font-weight-complex="bold"/>
    </style:style>
    <style:style style:name="P40" style:family="paragraph">
      <style:paragraph-properties fo:margin-top="0.5cm" fo:margin-bottom="0cm" fo:line-height="150%" fo:text-align="end"/>
      <style:text-properties fo:color="#ffffff" style:font-name="DejaVu Sans Mono1"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fo:color="#ff3333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/>
      <style:text-properties fo:font-size="24pt" style:font-size-asian="24pt" style:font-size-complex="24pt"/>
    </style:style>
    <style:style style:name="P43" style:family="paragraph">
      <style:paragraph-properties fo:margin-top="0.5cm" fo:margin-bottom="0cm" fo:line-height="150%" fo:text-align="end"/>
      <style:text-properties fo:color="#ffffff" style:font-name="DejaVu Sans Mono1" fo:font-size="20pt" fo:font-weight="normal" style:font-size-asian="20pt" style:font-weight-asian="normal" style:font-size-complex="20pt" style:font-weight-complex="normal"/>
    </style:style>
    <style:style style:name="P44" style:family="paragraph">
      <style:paragraph-properties fo:text-align="center"/>
      <style:text-properties fo:color="#ffffff" style:font-name="DejaVu Sans Mono1" fo:font-size="28pt" fo:font-weight="bold" style:font-size-asian="22pt" style:font-weight-asian="bold" style:font-size-complex="22pt" style:font-weight-complex="bold"/>
    </style:style>
    <style:style style:name="P45" style:family="paragraph">
      <style:text-properties fo:color="#ffffff" style:font-name="DejaVu Sans Mono1" fo:font-size="24pt" style:font-size-asian="24pt" style:font-size-complex="24pt"/>
    </style:style>
    <style:style style:name="P46" style:family="paragraph">
      <style:text-properties style:font-name="DejaVu Sans Mono1"/>
    </style:style>
    <style:style style:name="P47" style:family="paragraph">
      <style:text-properties fo:font-size="26pt" style:font-size-asian="26pt" style:font-size-complex="26pt"/>
    </style:style>
    <style:style style:name="P48" style:family="paragraph">
      <style:paragraph-properties fo:line-height="150%"/>
    </style:style>
    <style:style style:name="P49" style:family="paragraph">
      <style:text-properties fo:font-size="16pt" style:font-size-asian="16pt" style:font-size-complex="16pt"/>
    </style:style>
    <style:style style:name="P50" style:family="paragraph">
      <style:text-properties fo:font-size="48pt" style:font-size-asian="48pt" style:font-size-complex="48pt"/>
    </style:style>
    <style:style style:name="P51" style:family="paragraph">
      <style:paragraph-properties fo:line-height="115%"/>
    </style:style>
    <style:style style:name="P52" style:family="paragraph">
      <style:paragraph-properties fo:line-height="115%"/>
      <style:text-properties fo:font-size="16pt" style:font-size-asian="16pt" style:font-size-complex="16pt"/>
    </style:style>
    <style:style style:name="P53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55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6" style:family="paragraph">
      <style:paragraph-properties fo:line-height="150%"/>
      <style:text-properties fo:font-size="18pt" style:font-size-asian="18pt" style:font-size-complex="18pt"/>
    </style:style>
    <style:style style:name="P57" style:family="paragraph">
      <style:paragraph-properties fo:line-height="115%"/>
      <style:text-properties fo:font-size="18pt" style:font-size-asian="18pt" style:font-size-complex="18pt"/>
    </style:style>
    <style:style style:name="P58" style:family="paragraph">
      <style:text-properties fo:font-size="60pt" style:font-size-asian="60pt" style:font-size-complex="60pt"/>
    </style:style>
    <style:style style:name="P59" style:family="paragraph">
      <style:paragraph-properties fo:text-align="center"/>
      <style:text-properties fo:color="#ff3333" fo:font-size="136.399993896484pt" fo:font-weight="bold" style:font-size-asian="136.399993896484pt" style:font-weight-asian="bold" style:font-size-complex="136.399993896484pt" style:font-weight-complex="bold"/>
    </style:style>
    <style:style style:name="P60" style:family="paragraph">
      <style:paragraph-properties fo:line-height="150%"/>
      <style:text-properties fo:font-size="28pt" style:font-size-asian="28pt" style:font-size-complex="28pt"/>
    </style:style>
    <style:style style:name="P61" style:family="paragraph">
      <style:paragraph-properties fo:text-align="start"/>
    </style:style>
    <style:style style:name="P62" style:family="paragraph">
      <style:paragraph-properties fo:margin-top="0cm" fo:margin-bottom="0.4cm"/>
    </style:style>
    <style:style style:name="P63" style:family="paragraph">
      <style:paragraph-properties fo:margin-top="0.8cm" fo:margin-bottom="0.5cm"/>
    </style:style>
    <style:style style:name="P64" style:family="paragraph">
      <style:paragraph-properties fo:line-height="100%"/>
    </style:style>
    <style:style style:name="P65" style:family="paragraph">
      <style:paragraph-properties fo:line-height="100%"/>
      <style:text-properties fo:font-size="26pt" style:font-size-asian="26pt" style:font-size-complex="26pt"/>
    </style:style>
    <style:style style:name="P66" style:family="paragraph">
      <style:text-properties fo:font-size="32pt" fo:font-weight="bold" style:font-size-asian="32pt" style:font-weight-asian="bold" style:font-size-complex="32pt" style:font-weight-complex="bold"/>
    </style:style>
    <style:style style:name="P67" style:family="paragraph">
      <style:paragraph-properties fo:line-height="115%"/>
      <style:text-properties fo:font-size="24pt" style:font-size-asian="24pt" style:font-size-complex="24pt"/>
    </style:style>
    <style:style style:name="P68" style:family="paragraph">
      <style:paragraph-properties fo:margin-left="0.2cm" fo:margin-right="0cm" fo:line-height="150%" fo:text-align="start" fo:text-indent="0cm"/>
    </style:style>
    <style:style style:name="P69" style:family="paragraph">
      <style:paragraph-properties fo:margin-left="0.2cm" fo:margin-right="0cm" fo:line-height="150%" fo:text-align="start" fo:text-indent="0cm"/>
      <style:text-properties style:font-name="DejaVu Sans Mono1" fo:font-size="22pt" style:font-size-asian="22pt" style:font-size-complex="22pt"/>
    </style:style>
    <style:style style:name="P70" style:family="paragraph">
      <style:paragraph-properties fo:text-align="center"/>
      <style:text-properties style:font-name="DejaVu Sans Mono1" fo:font-size="24pt" style:font-size-asian="24pt" style:font-size-complex="24pt"/>
    </style:style>
    <style:style style:name="P71" style:family="paragraph">
      <style:paragraph-properties fo:margin-left="0.2cm" fo:margin-right="0cm" fo:line-height="150%" fo:text-align="center" fo:text-indent="0cm"/>
    </style:style>
    <style:style style:name="P72" style:family="paragraph">
      <style:paragraph-properties fo:margin-left="0.2cm" fo:margin-right="0cm" fo:line-height="150%" fo:text-align="start" fo:text-indent="0cm"/>
      <style:text-properties fo:font-size="18pt"/>
    </style:style>
    <style:style style:name="P73" style:family="paragraph">
      <style:paragraph-properties fo:margin-left="0.2cm" fo:margin-right="0cm" fo:line-height="150%" fo:text-align="center" fo:text-indent="0cm"/>
      <style:text-properties fo:font-size="18pt"/>
    </style:style>
    <style:style style:name="P74" style:family="paragraph">
      <style:paragraph-properties fo:margin-left="0.2cm" fo:margin-right="0cm" fo:line-height="150%" fo:text-align="center" fo:text-indent="0cm"/>
      <style:text-properties fo:color="#ff0000" fo:font-size="18pt" fo:font-weight="bold" style:font-weight-asian="bold" style:font-weight-complex="bold"/>
    </style:style>
    <style:style style:name="P75" style:family="paragraph">
      <style:paragraph-properties fo:margin-left="0.2cm" fo:margin-right="0cm" fo:line-height="150%" fo:text-align="center" fo:text-indent="0cm"/>
      <style:text-properties style:use-window-font-color="true" fo:font-size="18pt" fo:font-weight="normal" style:font-weight-asian="normal" style:font-weight-complex="normal"/>
    </style:style>
    <style:style style:name="P76" style:family="paragraph">
      <style:text-properties style:font-name="Liberation Sans2"/>
    </style:style>
    <style:style style:name="P77" style:family="paragraph">
      <style:text-properties fo:font-size="88pt" style:font-size-asian="88pt" style:font-size-complex="88pt"/>
    </style:style>
    <style:style style:name="P78" style:family="paragraph">
      <style:paragraph-properties fo:margin-left="0.5cm" fo:margin-right="0cm" fo:margin-top="0.5cm" fo:margin-bottom="0.5cm" fo:text-indent="0cm"/>
    </style:style>
    <style:style style:name="P79" style:family="paragraph">
      <style:paragraph-properties fo:margin-left="0.8cm" fo:margin-right="0cm" fo:margin-top="0.5cm" fo:margin-bottom="0.5cm" fo:text-indent="0cm"/>
    </style:style>
    <style:style style:name="P80" style:family="paragraph">
      <style:paragraph-properties fo:margin-left="1cm" fo:margin-right="0.5cm" fo:margin-top="0.5cm" fo:margin-bottom="0.5cm" fo:text-indent="0cm"/>
      <style:text-properties style:font-name="DejaVu Sans Mono1" fo:font-size="20pt" style:font-size-asian="20pt" style:font-weight-asian="normal" style:font-size-complex="20pt"/>
    </style:style>
    <style:style style:name="P81" style:family="paragraph">
      <style:paragraph-properties fo:text-align="center"/>
      <style:text-properties fo:color="#000066" style:font-name="DejaVu Sans Mono1" fo:font-size="26pt" style:font-size-asian="26pt" style:font-size-complex="26pt"/>
    </style:style>
    <style:style style:name="P82" style:family="paragraph">
      <style:text-properties fo:color="#ff3333" style:font-name="DejaVu Sans Mono1" fo:font-size="48pt" fo:font-weight="normal" style:font-size-asian="48pt" style:font-weight-asian="normal" style:font-size-complex="48pt" style:font-weight-complex="normal"/>
    </style:style>
    <style:style style:name="P83" style:family="paragraph">
      <style:text-properties fo:color="#ff3333" style:font-name="DejaVu Sans Mono1" fo:font-size="32pt" fo:font-weight="normal" style:font-size-asian="32pt" style:font-weight-asian="normal" style:font-size-complex="32pt" style:font-weight-complex="normal"/>
    </style:style>
    <style:style style:name="P84" style:family="paragraph">
      <style:paragraph-properties fo:text-align="center"/>
      <style:text-properties fo:font-size="48pt" style:font-size-asian="48pt" style:font-size-complex="48pt"/>
    </style:style>
    <style:style style:name="P85" style:family="paragraph">
      <style:text-properties fo:font-size="28pt" style:font-size-asian="28pt" style:font-size-complex="28pt"/>
    </style:style>
    <style:style style:name="P86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87" style:family="paragraph">
      <style:paragraph-properties fo:text-align="center"/>
      <style:text-properties fo:font-size="18pt"/>
    </style:style>
    <style:style style:name="P88" style:family="paragraph">
      <style:paragraph-properties fo:text-align="center"/>
      <style:text-properties fo:color="#660066" fo:font-size="18pt" fo:font-weight="bold" style:font-weight-asian="bold" style:font-weight-complex="bold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660066" style:font-name="DejaVu Sans Mono1" fo:font-weight="bold" style:font-weight-asian="bold" style:font-weight-complex="bold"/>
    </style:style>
    <style:style style:name="T8" style:family="text">
      <style:text-properties style:font-name="DejaVu Sans Mono1"/>
    </style:style>
    <style:style style:name="T9" style:family="text">
      <style:text-properties fo:color="#000099" style:font-name="DejaVu Sans Mono1"/>
    </style:style>
    <style:style style:name="T10" style:family="text">
      <style:text-properties fo:color="#007826" style:font-name="DejaVu Sans Mono1"/>
    </style:style>
    <style:style style:name="T11" style:family="text">
      <style:text-properties fo:color="#ff3333" style:font-name="DejaVu Sans Mono1" fo:font-weight="bold" style:font-weight-asian="bold" style:font-weight-complex="bold"/>
    </style:style>
    <style:style style:name="T12" style:family="text">
      <style:text-properties fo:color="#660066" style:font-name="DejaVu Sans Mono1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DejaVu Sans Mono1" fo:font-size="26pt" style:font-size-asian="26pt" style:font-size-complex="26pt"/>
    </style:style>
    <style:style style:name="T14" style:family="text">
      <style:text-properties fo:color="#007826" style:font-name="DejaVu Sans Mono1" fo:font-size="26pt" style:font-size-asian="26pt" style:font-size-complex="26pt"/>
    </style:style>
    <style:style style:name="T15" style:family="text">
      <style:text-properties fo:color="#000099" style:font-name="DejaVu Sans Mono1" fo:font-size="26pt" fo:font-style="italic" style:font-size-asian="26pt" style:font-style-asian="italic" style:font-size-complex="26pt" style:font-style-complex="italic"/>
    </style:style>
    <style:style style:name="T16" style:family="text">
      <style:text-properties style:font-name="DejaVu Sans Mono1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000099" style:font-name="DejaVu Sans Mono1" fo:font-size="26pt" fo:font-style="normal" style:font-size-asian="26pt" style:font-style-asian="normal" style:font-size-complex="26pt" style:font-style-complex="normal"/>
    </style:style>
    <style:style style:name="T18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9" style:family="text">
      <style:text-properties fo:color="#ffffff" style:font-name="DejaVu Sans Mono1" fo:font-size="22pt" style:font-size-asian="22pt" style:font-size-complex="22pt"/>
    </style:style>
    <style:style style:name="T20" style:family="text">
      <style:text-properties fo:color="#ffffff" style:font-name="DejaVu Sans Mono1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use-window-font-color="true"/>
    </style:style>
    <style:style style:name="T22" style:family="text">
      <style:text-properties fo:color="#ffffff" style:font-name="DejaVu Sans Mono1" fo:font-size="22pt" fo:font-style="normal" style:font-size-asian="22pt" style:font-style-asian="normal" style:font-size-complex="22pt" style:font-style-complex="normal"/>
    </style:style>
    <style:style style:name="T23" style:family="text">
      <style:text-properties style:font-name="Liberation Sans2"/>
    </style:style>
    <style:style style:name="T24" style:family="text">
      <style:text-properties fo:color="#660066" style:font-name="DejaVu Sans Mono1" fo:font-size="32pt" fo:font-weight="bold" style:font-size-asian="32pt" style:font-weight-asian="normal" style:font-size-complex="32pt" style:font-weight-complex="bold"/>
    </style:style>
    <style:style style:name="T25" style:family="text">
      <style:text-properties style:font-name="DejaVu Sans Mono1" fo:font-size="32pt" style:font-size-asian="32pt" style:font-weight-asian="normal" style:font-size-complex="32pt"/>
    </style:style>
    <style:style style:name="T26" style:family="text">
      <style:text-properties fo:color="#007826" style:font-name="DejaVu Sans Mono1" fo:font-size="32pt" style:font-size-asian="32pt" style:font-weight-asian="normal" style:font-size-complex="32pt"/>
    </style:style>
    <style:style style:name="T27" style:family="text">
      <style:text-properties fo:color="#000099" style:font-name="DejaVu Sans Mono1" fo:font-size="32pt" style:font-size-asian="32pt" style:font-weight-asian="normal" style:font-size-complex="32pt"/>
    </style:style>
    <style:style style:name="T28" style:family="text">
      <style:text-properties style:font-name="DejaVu Sans Mono1" fo:font-size="32pt" style:text-underline-style="none" style:font-size-asian="32pt" style:font-weight-asian="normal" style:font-size-complex="32pt"/>
    </style:style>
    <style:style style:name="T29" style:family="text">
      <style:text-properties fo:color="#000099" style:font-name="DejaVu Sans Mono1" fo:font-size="32pt" style:text-underline-style="none" style:font-size-asian="32pt" style:font-weight-asian="normal" style:font-size-complex="32pt"/>
    </style:style>
    <style:style style:name="T30" style:family="text">
      <style:text-properties fo:color="#007826" style:font-name="DejaVu Sans Mono1" fo:font-size="32pt" style:text-underline-style="none" style:font-size-asian="32pt" style:font-weight-asian="normal" style:font-size-complex="32pt"/>
    </style:style>
    <style:style style:name="T31" style:family="text">
      <style:text-properties fo:color="#660066" style:font-name="DejaVu Sans Mono1" fo:font-size="24pt" fo:font-weight="bold" style:font-size-asian="24pt" style:font-weight-asian="normal" style:font-size-complex="24pt" style:font-weight-complex="bold"/>
    </style:style>
    <style:style style:name="T32" style:family="text">
      <style:text-properties style:font-name="DejaVu Sans Mono1" fo:font-size="24pt" style:font-size-asian="24pt" style:font-weight-asian="normal" style:font-size-complex="24pt"/>
    </style:style>
    <style:style style:name="T33" style:family="text">
      <style:text-properties fo:color="#000099" style:font-name="DejaVu Sans Mono1" fo:font-size="24pt" style:font-size-asian="24pt" style:font-weight-asian="normal" style:font-size-complex="24pt"/>
    </style:style>
    <style:style style:name="T34" style:family="text">
      <style:text-properties fo:color="#007826" style:font-name="DejaVu Sans Mono1" fo:font-size="24pt" style:font-size-asian="24pt" style:font-weight-asian="normal" style:font-size-complex="24pt"/>
    </style:style>
    <style:style style:name="T35" style:family="text">
      <style:text-properties style:font-name="DejaVu Sans Mono1" fo:font-size="24pt" style:text-underline-style="none" style:font-size-asian="24pt" style:font-weight-asian="normal" style:font-size-complex="24pt"/>
    </style:style>
    <style:style style:name="T36" style:family="text">
      <style:text-properties fo:color="#000099" style:font-name="DejaVu Sans Mono1" fo:font-size="24pt" style:text-underline-style="none" style:font-size-asian="24pt" style:font-weight-asian="normal" style:font-size-complex="24pt"/>
    </style:style>
    <style:style style:name="T37" style:family="text">
      <style:text-properties fo:font-size="32pt" style:font-size-asian="32pt" style:font-weight-asian="normal" style:font-size-complex="32pt"/>
    </style:style>
    <style:style style:name="T38" style:family="text">
      <style:text-properties fo:font-size="32pt" fo:font-weight="bold" style:font-size-asian="32pt" style:font-weight-asian="normal" style:font-size-complex="32pt" style:font-weight-complex="bold"/>
    </style:style>
    <style:style style:name="T39" style:family="text">
      <style:text-properties style:font-name="Liberation Sans3" fo:font-size="32pt" style:font-size-asian="32pt" style:font-weight-asian="normal" style:font-size-complex="32pt"/>
    </style:style>
    <style:style style:name="T40" style:family="text">
      <style:text-properties style:font-name="Liberation Sans3" fo:font-size="32pt" fo:font-weight="bold" style:font-size-asian="32pt" style:font-weight-asian="normal" style:font-size-complex="32pt" style:font-weight-complex="bold"/>
    </style:style>
    <style:style style:name="T41" style:family="text">
      <style:text-properties style:font-name="Liberation Sans3" fo:font-size="32pt" fo:font-weight="normal" style:font-size-asian="32pt" style:font-weight-asian="normal" style:font-size-complex="32pt" style:font-weight-complex="normal"/>
    </style:style>
    <style:style style:name="T42" style:family="text">
      <style:text-properties style:font-name="DejaVu Sans Mono1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color="#ff3333" style:font-name="DejaVu Sans Mono1" fo:font-size="32pt" fo:font-weight="bold" style:font-size-asian="32pt" style:font-weight-asian="normal" style:font-size-complex="32pt" style:font-weight-complex="bold"/>
    </style:style>
    <style:style style:name="T44" style:family="text">
      <style:text-properties style:use-window-font-color="true" style:font-name="Liberation Sans3" fo:font-size="32pt" fo:font-weight="bold" style:font-size-asian="32pt" style:font-weight-asian="normal" style:font-size-complex="32pt" style:font-weight-complex="bold"/>
    </style:style>
    <style:style style:name="T45" style:family="text">
      <style:text-properties style:use-window-font-color="true" style:font-name="Liberation Sans3" fo:font-size="32pt" fo:font-weight="normal" style:font-size-asian="32pt" style:font-weight-asian="normal" style:font-size-complex="32pt" style:font-weight-complex="normal"/>
    </style:style>
    <style:style style:name="T46" style:family="text">
      <style:text-properties style:use-window-font-color="true" style:font-name="DejaVu Sans Mono1" fo:font-size="32pt" fo:font-weight="normal" style:font-size-asian="32pt" style:font-weight-asian="normal" style:font-size-complex="32pt" style:font-weight-complex="normal"/>
    </style:style>
    <style:style style:name="T47" style:family="text">
      <style:text-properties style:use-window-font-color="true" style:font-name="Liberation Sans3" fo:font-weight="bold" style:font-weight-asian="bold" style:font-weight-complex="bold"/>
    </style:style>
    <style:style style:name="T48" style:family="text">
      <style:text-properties style:use-window-font-color="true" style:font-name="Liberation Sans3" fo:font-weight="normal" style:font-weight-asian="normal" style:font-weight-complex="normal"/>
    </style:style>
    <style:style style:name="T49" style:family="text">
      <style:text-properties style:use-window-font-color="true" style:font-name="DejaVu Sans Mono1" fo:font-weight="bold" style:font-weight-asian="bold" style:font-weight-complex="bold"/>
    </style:style>
    <style:style style:name="T50" style:family="text">
      <style:text-properties style:font-name="DejaVu Sans Mono1" fo:font-weight="bold" style:font-weight-asian="bold" style:font-weight-complex="bold"/>
    </style:style>
    <style:style style:name="T51" style:family="text">
      <style:text-properties style:font-name="DejaVu Sans Mono1" fo:font-weight="normal" style:font-weight-asian="normal" style:font-weight-complex="normal"/>
    </style:style>
    <style:style style:name="T52" style:family="text">
      <style:text-properties fo:color="#000000" style:font-name="DejaVu Sans Mono1" fo:font-weight="bold" style:font-weight-asian="bold" style:font-weight-complex="bold"/>
    </style:style>
    <style:style style:name="T53" style:family="text">
      <style:text-properties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font-size="32pt" fo:font-weight="normal" style:font-size-asian="32pt" style:font-weight-asian="normal" style:font-size-complex="32pt" style:font-weight-complex="normal"/>
    </style:style>
    <style:style style:name="T56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57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58" style:family="text">
      <style:text-properties style:use-window-font-color="true" style:font-name="DejaVu Sans Mono1" fo:font-size="24pt" fo:font-weight="normal" style:font-size-asian="24pt" style:font-weight-asian="normal" style:font-size-complex="24pt" style:font-weight-complex="normal"/>
    </style:style>
    <style:style style:name="T59" style:family="text">
      <style:text-properties fo:color="#660066" style:font-name="DejaVu Sans Mono1" fo:font-size="24pt" fo:font-weight="bold" style:font-size-asian="24pt" style:font-weight-asian="bold" style:font-size-complex="24pt" style:font-weight-complex="bold"/>
    </style:style>
    <style:style style:name="T60" style:family="text">
      <style:text-properties style:use-window-font-color="true" style:font-name="DejaVu Sans Mono1" fo:font-size="24pt" style:font-size-asian="24pt" style:font-weight-asian="normal" style:font-size-complex="24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style:font-name="DejaVu Sans Mono1" fo:font-size="22pt" style:font-size-asian="22pt" style:font-size-complex="22pt"/>
    </style:style>
    <style:style style:name="T64" style:family="text">
      <style:text-properties style:font-name="Liberation Sans3" fo:font-size="22pt" style:font-size-asian="22pt" style:font-size-complex="22pt"/>
    </style:style>
    <style:style style:name="T65" style:family="text">
      <style:text-properties style:font-name="Liberation Sans3" fo:font-size="22pt" fo:font-weight="bold" style:font-size-asian="22pt" style:font-weight-asian="bold" style:font-size-complex="22pt" style:font-weight-complex="bold"/>
    </style:style>
    <style:style style:name="T66" style:family="text">
      <style:text-properties style:font-name="Liberation Sans3" fo:font-size="22pt" fo:font-weight="normal" style:font-size-asian="22pt" style:font-weight-asian="normal" style:font-size-complex="22pt" style:font-weight-complex="normal"/>
    </style:style>
    <style:style style:name="T67" style:family="text">
      <style:text-properties style:use-window-font-color="true" style:font-name="DejaVu Sans Mono1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000099" style:font-name="DejaVu Sans Mono1" fo:font-size="24pt" fo:font-weight="bold" style:font-size-asian="24pt" style:font-weight-asian="bold" style:font-size-complex="24pt" style:font-weight-complex="bold"/>
    </style:style>
    <style:style style:name="T69" style:family="text">
      <style:text-properties fo:font-size="32pt" fo:font-weight="bold" style:font-size-asian="32pt" style:font-weight-asian="bold" style:font-size-complex="32pt" style:font-weight-complex="bold"/>
    </style:style>
    <style:style style:name="T70" style:family="text">
      <style:text-properties fo:color="#ffffff" style:font-name="DejaVu Sans Mono1" fo:font-size="28pt" fo:font-weight="bold" style:font-size-asian="28pt" style:font-weight-asian="bold" style:font-size-complex="28pt" style:font-weight-complex="bold"/>
    </style:style>
    <style:style style:name="T71" style:family="text">
      <style:text-properties fo:color="#660066" style:font-name="DejaVu Sans Mono1" fo:font-size="32pt" fo:font-weight="bold" style:font-size-asian="32pt" style:font-weight-asian="bold" style:font-size-complex="32pt" style:font-weight-complex="bold"/>
    </style:style>
    <style:style style:name="T72" style:family="text">
      <style:text-properties style:font-name="DejaVu Sans Mono1" fo:font-size="32pt" style:font-size-asian="32pt" style:font-size-complex="32pt"/>
    </style:style>
    <style:style style:name="T73" style:family="text">
      <style:text-properties fo:color="#000099" style:font-name="DejaVu Sans Mono1" fo:font-size="32pt" style:font-size-asian="32pt" style:font-size-complex="32pt"/>
    </style:style>
    <style:style style:name="T74" style:family="text">
      <style:text-properties style:use-window-font-color="true" style:font-name="DejaVu Sans Mono1" fo:font-size="32pt" style:font-size-asian="32pt" style:font-size-complex="32pt"/>
    </style:style>
    <style:style style:name="T75" style:family="text">
      <style:text-properties fo:color="#999999" style:font-name="DejaVu Sans Mono1" fo:font-size="32pt" style:font-size-asian="32pt" style:font-size-complex="32pt"/>
    </style:style>
    <style:style style:name="T76" style:family="text">
      <style:text-properties fo:color="#b2b2b2" style:font-name="DejaVu Sans Mono1" fo:font-size="32pt" style:font-size-asian="32pt" style:font-size-complex="32pt"/>
    </style:style>
    <style:style style:name="T77" style:family="text">
      <style:text-properties fo:color="#ff3333" fo:font-size="60pt" fo:font-weight="bold" style:font-size-asian="60pt" style:font-weight-asian="bold" style:font-size-complex="60pt" style:font-weight-complex="bold"/>
    </style:style>
    <style:style style:name="T78" style:family="text">
      <style:text-properties fo:color="#000099" style:font-name="DejaVu Sans Mono1" fo:font-size="24pt" fo:font-style="italic" style:font-size-asian="24pt" style:font-style-asian="italic" style:font-weight-asian="normal" style:font-size-complex="24pt" style:font-style-complex="italic"/>
    </style:style>
    <style:style style:name="T79" style:family="text">
      <style:text-properties fo:color="#007826" style:font-name="DejaVu Sans Mono1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color="#ff3333" style:font-name="DejaVu Sans Mono1" fo:font-size="24pt" fo:font-weight="bold" style:font-size-asian="24pt" style:font-weight-asian="bold" style:font-size-complex="24pt" style:font-weight-complex="bold"/>
    </style:style>
    <style:style style:name="T81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28pt" style:font-size-asian="28pt" style:font-size-complex="28pt"/>
    </style:style>
    <style:style style:name="T85" style:family="text">
      <style:text-properties fo:font-size="28pt" fo:font-weight="bold" style:font-size-asian="28pt" style:font-weight-asian="bold" style:font-size-complex="28pt" style:font-weight-complex="bold"/>
    </style:style>
    <style:style style:name="T86" style:family="text">
      <style:text-properties fo:font-size="28pt" fo:font-weight="normal" style:font-size-asian="28pt" style:font-weight-asian="normal" style:font-size-complex="28pt" style:font-weight-complex="normal"/>
    </style:style>
    <style:style style:name="T87" style:family="text">
      <style:text-properties fo:color="#000099" style:font-name="DejaVu Sans Mono1" fo:font-size="28pt" fo:font-weight="normal" style:font-size-asian="28pt" style:font-weight-asian="normal" style:font-size-complex="28pt" style:font-weight-complex="normal"/>
    </style:style>
    <style:style style:name="T88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89" style:family="text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T90" style:family="text">
      <style:text-properties fo:color="#ffffff" style:font-name="DejaVu Sans Mono1" fo:font-size="20pt" fo:font-weight="normal" style:font-size-asian="20pt" style:font-weight-asian="normal" style:font-size-complex="20pt" style:font-weight-complex="normal"/>
    </style:style>
    <style:style style:name="T91" style:family="text">
      <style:text-properties fo:color="#ffffff" style:font-name="DejaVu Sans Mono1" fo:font-size="24pt" fo:language="en" fo:country="US" style:text-underline-style="none" fo:font-weight="bold" style:font-size-asian="24pt" style:font-weight-asian="bold" style:font-size-complex="24pt" style:font-weight-complex="bold"/>
    </style:style>
    <style:style style:name="T92" style:family="text">
      <style:text-properties fo:color="#ffffff" style:font-name="DejaVu Sans Mono1" fo:font-size="20pt" fo:font-weight="bold" style:font-size-asian="20pt" style:font-weight-asian="bold" style:font-size-complex="20pt" style:font-weight-complex="bold"/>
    </style:style>
    <style:style style:name="T93" style:family="text">
      <style:text-properties fo:color="#ffffff" style:font-name="DejaVu Sans Mono1" fo:font-size="16pt" fo:font-weight="normal" style:font-size-asian="16pt" style:font-weight-asian="normal" style:font-size-complex="16pt" style:font-weight-complex="normal"/>
    </style:style>
    <style:style style:name="T94" style:family="text">
      <style:text-properties style:font-name="DejaVu Sans Mono1" fo:font-size="28pt" style:font-size-asian="28pt" style:font-size-complex="28pt"/>
    </style:style>
    <style:style style:name="T95" style:family="text">
      <style:text-properties fo:color="#000099" style:font-name="DejaVu Sans Mono1" fo:font-size="28pt" style:font-size-asian="28pt" style:font-size-complex="28pt"/>
    </style:style>
    <style:style style:name="T96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97" style:family="text">
      <style:text-properties style:font-name="DejaVu Sans Mono1" fo:font-size="24pt" style:font-size-asian="24pt" style:font-size-complex="24pt"/>
    </style:style>
    <style:style style:name="T98" style:family="text">
      <style:text-properties fo:color="#007826" style:font-name="DejaVu Sans Mono1" fo:font-size="24pt" style:font-size-asian="24pt" style:font-size-complex="24pt"/>
    </style:style>
    <style:style style:name="T99" style:family="text">
      <style:text-properties fo:color="#ffffff" style:font-name="DejaVu Sans Mono1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T100" style:family="text">
      <style:text-properties fo:color="#000000" style:font-name="DejaVu Sans Mono1" fo:font-size="28pt" style:font-size-asian="28pt" style:font-size-complex="28pt"/>
    </style:style>
    <style:style style:name="T101" style:family="text">
      <style:text-properties fo:color="#b2b2b2" style:font-name="DejaVu Sans Mono1" fo:font-size="28pt" style:font-size-asian="28pt" style:font-size-complex="28pt"/>
    </style:style>
    <style:style style:name="T102" style:family="text">
      <style:text-properties fo:color="#ffffff" style:font-name="DejaVu Sans Mono1" fo:font-size="28pt" fo:font-weight="bold" style:font-size-asian="22pt" style:font-weight-asian="bold" style:font-size-complex="22pt" style:font-weight-complex="bold"/>
    </style:style>
    <style:style style:name="T103" style:family="text">
      <style:text-properties fo:color="#660066" style:font-name="DejaVu Sans Mono1" fo:font-size="28pt" fo:font-weight="bold" style:font-size-asian="28pt" style:font-weight-asian="bold" style:font-size-complex="28pt" style:font-weight-complex="bold"/>
    </style:style>
    <style:style style:name="T104" style:family="text">
      <style:text-properties style:font-name="DejaVu Sans Mono1" fo:font-style="italic" style:font-style-asian="italic" style:font-style-complex="italic"/>
    </style:style>
    <style:style style:name="T105" style:family="text">
      <style:text-properties style:font-name="DejaVu Sans Mono1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style:font-name="DejaVu Sans Mono1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style:font-name="DejaVu Sans Mono1"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fo:color="#000099" style:font-name="DejaVu Sans Mono1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color="#ffffff" style:font-name="DejaVu Sans Mono1" fo:font-size="24pt" style:font-size-asian="24pt" style:font-size-complex="24pt"/>
    </style:style>
    <style:style style:name="T111" style:family="text">
      <style:text-properties fo:color="#ffffff" style:font-name="DejaVu Sans Mono2" fo:font-size="24pt" style:font-name-asian="DejaVu Sans Mono2" style:font-size-asian="24pt" style:font-name-complex="DejaVu Sans Mono2" style:font-size-complex="24pt"/>
    </style:style>
    <style:style style:name="T112" style:family="text">
      <style:text-properties fo:font-size="36pt" style:font-size-asian="36pt" style:font-size-complex="36pt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fo:font-weight="normal" style:font-size-asian="36pt" style:font-weight-asian="normal" style:font-size-complex="36pt" style:font-weight-complex="normal"/>
    </style:style>
    <style:style style:name="T115" style:family="text">
      <style:text-properties style:font-name="DejaVu Sans Mono1" fo:font-size="36pt" fo:font-weight="normal" style:font-size-asian="36pt" style:font-weight-asian="normal" style:font-size-complex="36pt" style:font-weight-complex="normal"/>
    </style:style>
    <style:style style:name="T116" style:family="text">
      <style:text-properties style:font-name="Liberation Sans3" fo:font-size="36pt" fo:font-weight="normal" style:font-size-asian="36pt" style:font-weight-asian="normal" style:font-size-complex="36pt" style:font-weight-complex="normal"/>
    </style:style>
    <style:style style:name="T117" style:family="text">
      <style:text-properties style:font-name="Liberation Sans3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8" style:family="text">
      <style:text-properties style:font-name="Liberation Sans3" fo:font-size="32pt" style:font-size-asian="32pt" style:font-size-complex="32pt"/>
    </style:style>
    <style:style style:name="T119" style:family="text">
      <style:text-properties fo:color="#000099" style:font-name="DejaVu Sans Mono1" fo:font-size="26pt" style:font-size-asian="26pt" style:font-size-complex="26pt"/>
    </style:style>
    <style:style style:name="T120" style:family="text">
      <style:text-properties fo:color="#336699" style:font-name="DejaVu Sans Mono1" fo:font-weight="bold" style:font-weight-asian="bold" style:font-weight-complex="bold"/>
    </style:style>
    <style:style style:name="T121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122" style:family="text">
      <style:text-properties fo:color="#0000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3" style:family="text">
      <style:text-properties fo:font-size="48pt" style:font-size-asian="48pt" style:font-size-complex="48pt"/>
    </style:style>
    <style:style style:name="T124" style:family="text">
      <style:text-properties fo:color="#660066" style:font-name="DejaVu Sans Mono1" fo:font-size="16pt" fo:font-weight="bold" style:font-size-asian="16pt" style:font-weight-asian="bold" style:font-size-complex="16pt" style:font-weight-complex="bold"/>
    </style:style>
    <style:style style:name="T125" style:family="text">
      <style:text-properties style:font-name="DejaVu Sans Mono1" fo:font-size="16pt" style:font-size-asian="16pt" style:font-size-complex="16pt"/>
    </style:style>
    <style:style style:name="T126" style:family="text">
      <style:text-properties fo:color="#007826" style:font-name="DejaVu Sans Mono1" fo:font-size="16pt" style:font-size-asian="16pt" style:font-size-complex="16pt"/>
    </style:style>
    <style:style style:name="T127" style:family="text">
      <style:text-properties style:use-window-font-color="true" style:font-name="DejaVu Sans Mono1" fo:font-size="16pt" fo:font-weight="normal" style:font-size-asian="16pt" style:font-weight-asian="normal" style:font-size-complex="16pt" style:font-weight-complex="normal"/>
    </style:style>
    <style:style style:name="T128" style:family="text">
      <style:text-properties fo:color="#000066" style:font-name="DejaVu Sans Mono1" fo:font-size="16pt" fo:font-weight="normal" style:font-size-asian="16pt" style:font-weight-asian="normal" style:font-size-complex="16pt" style:font-weight-complex="normal"/>
    </style:style>
    <style:style style:name="T129" style:family="text">
      <style:text-properties fo:color="#000000" style:font-name="DejaVu Sans Mono1" fo:font-size="16pt" fo:font-weight="normal" style:font-size-asian="16pt" style:font-weight-asian="normal" style:font-size-complex="16pt" style:font-weight-complex="normal"/>
    </style:style>
    <style:style style:name="T130" style:family="text">
      <style:text-properties fo:color="#ffffff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2" style:family="text">
      <style:text-properties style:font-name="DejaVu Sans Mono1" fo:font-size="20pt" fo:language="en" fo:country="US" style:font-name-asian="Courier New1" style:font-size-asian="20pt" style:language-asian="en" style:country-asian="US" style:font-name-complex="Courier New1" style:font-size-complex="20pt" style:language-complex="en" style:country-complex="US"/>
    </style:style>
    <style:style style:name="T133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4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35" style:family="text">
      <style:text-properties fo:font-size="20pt" fo:language="en" fo:country="US" fo:font-style="normal" style:font-size-asian="20pt" style:language-asian="en" style:country-asian="US" style:font-style-asian="normal" style:font-size-complex="20pt" style:language-complex="en" style:country-complex="US" style:font-style-complex="normal"/>
    </style:style>
    <style:style style:name="T136" style:family="text">
      <style:text-properties fo:font-size="20pt" fo:language="en" fo:country="US" fo:font-style="normal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/>
    </style:style>
    <style:style style:name="T137" style:family="text">
      <style:text-properties style:font-name="DejaVu Sans Mono1" fo:font-size="20pt" fo:language="en" fo:country="US" fo:font-style="italic" style:font-name-asian="Courier New1" style:font-size-asian="20pt" style:language-asian="en" style:country-asian="US" style:font-style-asian="italic" style:font-name-complex="Courier New1" style:font-size-complex="20pt" style:language-complex="en" style:country-complex="US" style:font-style-complex="italic"/>
    </style:style>
    <style:style style:name="T138" style:family="text">
      <style:text-properties style:font-name="DejaVu Sans Mono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139" style:family="text">
      <style:text-properties style:font-name="DejaVu Sans Mono1" fo:font-size="18pt" style:font-size-asian="18pt" style:font-size-complex="18pt"/>
    </style:style>
    <style:style style:name="T140" style:family="text">
      <style:text-properties fo:color="#000099" style:font-name="DejaVu Sans Mono1" fo:font-size="18pt" style:font-size-asian="18pt" style:font-size-complex="18pt"/>
    </style:style>
    <style:style style:name="T141" style:family="text">
      <style:text-properties style:use-window-font-color="true" style:font-name="DejaVu Sans Mono1" fo:font-size="18pt" style:font-size-asian="18pt" style:font-size-complex="18pt"/>
    </style:style>
    <style:style style:name="T142" style:family="text">
      <style:text-properties fo:color="#007826" style:font-name="DejaVu Sans Mono1" fo:font-size="18pt" style:font-size-asian="18pt" style:font-size-complex="18pt"/>
    </style:style>
    <style:style style:name="T143" style:family="text">
      <style:text-properties fo:color="#000000" style:font-name="DejaVu Sans Mono1" fo:font-size="18pt" style:font-size-asian="18pt" style:font-size-complex="18pt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fo:color="#660066" style:font-name="DejaVu Sans Mono1" fo:font-size="18pt" fo:font-weight="bold" style:font-size-asian="18pt" style:font-weight-asian="bold" style:font-size-complex="18pt" style:font-weight-complex="bold"/>
    </style:style>
    <style:style style:name="T149" style:family="text">
      <style:text-properties style:font-name="Liberation Sans2" fo:font-weight="normal" style:font-weight-asian="normal" style:font-weight-complex="normal"/>
    </style:style>
    <style:style style:name="T150" style:family="text">
      <style:text-properties style:font-name="Liberation Sans2" fo:font-style="italic" fo:font-weight="normal" style:font-style-asian="italic" style:font-weight-asian="normal" style:font-style-complex="italic" style:font-weight-complex="normal"/>
    </style:style>
    <style:style style:name="T151" style:family="text">
      <style:text-properties style:font-name="Liberation Sans2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fo:font-size="60pt" style:font-size-asian="60pt" style:font-size-complex="60pt"/>
    </style:style>
    <style:style style:name="T153" style:family="text">
      <style:text-properties fo:font-size="60pt" fo:font-weight="normal" style:font-size-asian="60pt" style:font-weight-asian="normal" style:font-size-complex="60pt" style:font-weight-complex="normal"/>
    </style:style>
    <style:style style:name="T154" style:family="text">
      <style:text-properties fo:font-size="60pt" fo:font-weight="bold" style:font-size-asian="60pt" style:font-weight-asian="bold" style:font-size-complex="60pt" style:font-weight-complex="bold"/>
    </style:style>
    <style:style style:name="T155" style:family="text">
      <style:text-properties fo:font-size="60pt" fo:font-style="italic" style:font-size-asian="60pt" style:font-style-asian="italic" style:font-size-complex="60pt" style:font-style-complex="italic"/>
    </style:style>
    <style:style style:name="T156" style:family="text">
      <style:text-properties fo:font-size="60pt" fo:font-style="normal" style:font-size-asian="60pt" style:font-style-asian="normal" style:font-size-complex="60pt" style:font-style-complex="normal"/>
    </style:style>
    <style:style style:name="T1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8" style:family="text">
      <style:text-properties fo:color="#ff3333" fo:font-size="136.399993896484pt" fo:font-weight="bold" style:font-size-asian="136.399993896484pt" style:font-weight-asian="bold" style:font-size-complex="136.399993896484pt" style:font-weight-complex="bold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style:font-name="DejaVu Sans Mono1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2" style:family="text">
      <style:text-properties style:use-window-font-color="true" style:font-name="DejaVu Sans Mono1" fo:font-size="28pt" style:font-size-asian="28pt" style:font-size-complex="28pt"/>
    </style:style>
    <style:style style:name="T163" style:family="text">
      <style:text-properties fo:color="#660066" style:font-name="DejaVu Sans Mono1" fo:font-style="normal" fo:font-weight="bold" style:font-style-asian="normal" style:font-weight-asian="bold" style:font-style-complex="normal" style:font-weight-complex="bold"/>
    </style:style>
    <style:style style:name="T164" style:family="text">
      <style:text-properties fo:color="#007826" style:font-name="DejaVu Sans Mono1" fo:font-size="28pt" style:font-size-asian="28pt" style:font-size-complex="28pt"/>
    </style:style>
    <style:style style:name="T165" style:family="text">
      <style:text-properties style:font-name="DejaVu Sans Mono1" fo:font-size="26pt" fo:font-style="italic" style:font-size-asian="26pt" style:font-style-asian="italic" style:font-size-complex="26pt" style:font-style-complex="italic"/>
    </style:style>
    <style:style style:name="T166" style:family="text">
      <style:text-properties style:font-name="DejaVu Sans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7" style:family="text">
      <style:text-properties style:font-name="DejaVu Sans Mon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8" style:family="text">
      <style:text-properties style:font-name="DejaVu Sans Mono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9" style:family="text">
      <style:text-properties fo:color="#660066" style:font-name="DejaVu Sans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0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171" style:family="text">
      <style:text-properties fo:color="#ff3333" style:font-name="DejaVu Sans Mono1" fo:font-size="28pt" fo:font-weight="bold" style:font-size-asian="28pt" style:font-weight-asian="bold" style:font-size-complex="28pt" style:font-weight-complex="bold"/>
    </style:style>
    <style:style style:name="T172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173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174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175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176" style:family="text">
      <style:text-properties style:font-name="Liberation Sans2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7" style:family="text">
      <style:text-properties style:font-name="Liberation Sans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8" style:family="text">
      <style:text-properties style:font-name="DejaVu Sans Mon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9" style:family="text">
      <style:text-properties fo:color="#660066" style:font-name="DejaVu Sans Mon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0" style:family="text">
      <style:text-properties fo:color="#ff3300" style:font-name="DejaVu Sans Mono1" fo:font-size="26pt" style:font-size-asian="26pt" style:font-size-complex="26pt"/>
    </style:style>
    <style:style style:name="T18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8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3" style:family="text">
      <style:text-properties style:font-name="DejaVu Sans Mono1" fo:font-size="32pt" fo:font-style="italic" style:font-size-asian="32pt" style:font-style-asian="italic" style:font-size-complex="32pt" style:font-style-complex="italic"/>
    </style:style>
    <style:style style:name="T184" style:family="text">
      <style:text-properties fo:color="#660066" style:font-name="DejaVu Sans Mono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5" style:family="text">
      <style:text-properties style:font-name="DejaVu Sans Mono1" fo:font-size="24pt" fo:font-style="normal" style:font-size-asian="24pt" style:font-style-asian="normal" style:font-size-complex="24pt" style:font-style-complex="normal"/>
    </style:style>
    <style:style style:name="T186" style:family="text">
      <style:text-properties style:use-window-font-color="true" style:font-name="DejaVu Sans Mono1" fo:font-size="24pt" style:font-size-asian="24pt" style:font-size-complex="24pt"/>
    </style:style>
    <style:style style:name="T187" style:family="text">
      <style:text-properties fo:color="#000099" style:font-name="DejaVu Sans Mono1" fo:font-size="24pt" style:font-size-asian="24pt" style:font-size-complex="24pt"/>
    </style:style>
    <style:style style:name="T188" style:family="text">
      <style:text-properties fo:color="#000099" style:font-name="DejaVu Sans Mono1" fo:font-size="24pt" fo:font-style="italic" style:font-size-asian="24pt" style:font-style-asian="italic" style:font-size-complex="24pt" style:font-style-complex="italic"/>
    </style:style>
    <style:style style:name="T189" style:family="text">
      <style:text-properties fo:color="#000099" style:font-name="DejaVu Sans Mono1" fo:font-size="24pt" fo:font-style="normal" style:font-size-asian="24pt" style:font-style-asian="normal" style:font-size-complex="24pt" style:font-style-complex="normal"/>
    </style:style>
    <style:style style:name="T19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91" style:family="text">
      <style:text-properties style:use-window-font-color="true" style:font-name="DejaVu Sans Mono1" fo:font-size="24pt" fo:font-style="normal" style:font-size-asian="24pt" style:font-style-asian="normal" style:font-size-complex="24pt" style:font-style-complex="normal"/>
    </style:style>
    <style:style style:name="T192" style:family="text">
      <style:text-properties fo:color="#660066" style:font-name="DejaVu Sans Mono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000099" style:font-name="DejaVu Sans Mono1" fo:font-size="22pt" style:font-size-asian="22pt" style:font-size-complex="22pt"/>
    </style:style>
    <style:style style:name="T194" style:family="text">
      <style:text-properties style:font-name="DejaVu Sans Mono1" fo:font-size="22pt" fo:font-style="italic" style:font-size-asian="22pt" style:font-style-asian="italic" style:font-size-complex="22pt" style:font-style-complex="italic"/>
    </style:style>
    <style:style style:name="T195" style:family="text">
      <style:text-properties fo:color="#ff3333" fo:font-weight="bold" style:font-weight-asian="bold" style:font-weight-complex="bold"/>
    </style:style>
    <style:style style:name="T196" style:family="text">
      <style:text-properties style:use-window-font-color="true" style:font-name="DejaVu Sans Mono1" fo:font-size="22pt" fo:font-weight="normal" style:font-size-asian="22pt" style:font-weight-asian="normal" style:font-size-complex="22pt" style:font-weight-complex="normal"/>
    </style:style>
    <style:style style:name="T197" style:family="text">
      <style:text-properties style:use-window-font-color="true" style:font-name="DejaVu Sans Mono1" fo:font-size="22pt" style:font-size-asian="22pt" style:font-size-complex="22pt"/>
    </style:style>
    <style:style style:name="T198" style:family="text">
      <style:text-properties fo:color="#000000" style:font-name="DejaVu Sans Mono1" fo:font-size="22pt" fo:font-weight="normal" style:font-size-asian="22pt" style:font-weight-asian="normal" style:font-size-complex="22pt" style:font-weight-complex="normal"/>
    </style:style>
    <style:style style:name="T199" style:family="text">
      <style:text-properties fo:color="#000000" fo:font-weight="normal" style:font-weight-asian="normal" style:font-weight-complex="normal"/>
    </style:style>
    <style:style style:name="T200" style:family="text">
      <style:text-properties fo:color="#ff0000" style:font-name="DejaVu Sans Mono1" fo:font-size="22pt" fo:font-weight="bold" style:font-size-asian="22pt" style:font-weight-asian="bold" style:font-size-complex="22pt" style:font-weight-complex="bold"/>
    </style:style>
    <style:style style:name="T201" style:family="text">
      <style:text-properties style:use-window-font-color="true" fo:font-weight="normal" style:font-weight-asian="normal" style:font-weight-complex="normal"/>
    </style:style>
    <style:style style:name="T202" style:family="text">
      <style:text-properties style:font-name="DejaVu Sans Mono1" fo:font-style="normal" style:font-style-asian="normal" style:font-style-complex="normal"/>
    </style:style>
    <style:style style:name="T203" style:family="text">
      <style:text-properties fo:color="#000099" style:font-name="DejaVu Sans Mono1" fo:font-style="italic" style:font-style-asian="italic" style:font-style-complex="italic"/>
    </style:style>
    <style:style style:name="T204" style:family="text">
      <style:text-properties style:font-name="Liberation Sans2" fo:font-style="normal" style:font-style-asian="normal" style:font-style-complex="normal"/>
    </style:style>
    <style:style style:name="T205" style:family="text">
      <style:text-properties style:font-name="Liberation Sans2" fo:font-style="italic" style:font-style-asian="italic" style:font-style-complex="italic"/>
    </style:style>
    <style:style style:name="T206" style:family="text">
      <style:text-properties fo:font-size="88pt" style:font-size-asian="88pt" style:font-size-complex="88pt"/>
    </style:style>
    <style:style style:name="T207" style:family="text">
      <style:text-properties fo:color="#007826" style:font-name="DejaVu Sans Mono1" fo:font-size="24pt" fo:font-weight="bold" style:font-size-asian="24pt" style:font-weight-asian="bold" style:font-size-complex="24pt" style:font-weight-complex="bold"/>
    </style:style>
    <style:style style:name="T208" style:family="text">
      <style:text-properties style:font-name="DejaVu Sans Mono1" fo:font-size="20pt" style:font-size-asian="20pt" style:font-weight-asian="normal" style:font-size-complex="20pt"/>
    </style:style>
    <style:style style:name="T209" style:family="text">
      <style:text-properties fo:color="#660066" style:font-name="DejaVu Sans Mono1" fo:font-size="20pt" fo:font-weight="bold" style:font-size-asian="20pt" style:font-weight-asian="bold" style:font-size-complex="20pt" style:font-weight-complex="bold"/>
    </style:style>
    <style:style style:name="T210" style:family="text">
      <style:text-properties fo:color="#9999cc" style:font-name="DejaVu Sans Mono1" fo:font-size="20pt" fo:font-weight="normal" style:font-size-asian="20pt" style:font-weight-asian="normal" style:font-size-complex="20pt" style:font-weight-complex="normal"/>
    </style:style>
    <style:style style:name="T211" style:family="text">
      <style:text-properties fo:color="#9999cc" style:font-name="DejaVu Sans Mono1" fo:font-size="20pt" fo:font-weight="bold" style:font-size-asian="20pt" style:font-weight-asian="bold" style:font-size-complex="20pt" style:font-weight-complex="bold"/>
    </style:style>
    <style:style style:name="T212" style:family="text">
      <style:text-properties fo:color="#9999cc" style:font-name="DejaVu Sans Mono1" fo:font-size="20pt" style:font-size-asian="20pt" style:font-weight-asian="normal" style:font-size-complex="20pt"/>
    </style:style>
    <style:style style:name="T213" style:family="text">
      <style:text-properties fo:color="#000066" style:font-name="DejaVu Sans Mono1" fo:font-size="26pt" style:font-size-asian="26pt" style:font-size-complex="26pt"/>
    </style:style>
    <style:style style:name="T214" style:family="text">
      <style:text-properties style:use-window-font-color="true" style:font-name="DejaVu Sans Mono1" fo:font-size="20pt" fo:font-weight="normal" style:font-size-asian="20pt" style:font-weight-asian="normal" style:font-size-complex="20pt" style:font-weight-complex="normal"/>
    </style:style>
    <style:style style:name="T215" style:family="text">
      <style:text-properties style:use-window-font-color="true" style:font-name="DejaVu Sans Mono1" fo:font-size="20pt" style:font-size-asian="20pt" style:font-weight-asian="normal" style:font-size-complex="20pt"/>
    </style:style>
    <style:style style:name="T216" style:family="text">
      <style:text-properties fo:color="#000099" style:font-name="DejaVu Sans Mono1" fo:font-size="24pt" fo:font-weight="normal" style:font-size-asian="24pt" style:font-weight-asian="normal" style:font-size-complex="24pt" style:font-weight-complex="normal"/>
    </style:style>
    <style:style style:name="T217" style:family="text">
      <style:text-properties fo:color="#000000" style:font-name="DejaVu Sans Mono1" fo:font-size="24pt" fo:font-weight="normal" style:font-size-asian="24pt" style:font-weight-asian="normal" style:font-size-complex="24pt" style:font-weight-complex="normal"/>
    </style:style>
    <style:style style:name="T218" style:family="text">
      <style:text-properties fo:color="#000000" style:font-name="DejaVu Sans Mono1" fo:font-size="20pt" style:font-size-asian="20pt" style:font-weight-asian="normal" style:font-size-complex="20pt"/>
    </style:style>
    <style:style style:name="T219" style:family="text">
      <style:text-properties fo:color="#ff3333" style:font-name="DejaVu Sans Mono1" fo:font-size="26pt" fo:font-weight="bold" style:font-size-asian="26pt" style:font-weight-asian="bold" style:font-size-complex="26pt" style:font-weight-complex="bold"/>
    </style:style>
    <style:style style:name="T220" style:family="text">
      <style:text-properties fo:color="#000099" style:font-name="DejaVu Sans Mono1" fo:font-size="20pt" fo:font-style="italic" style:font-size-asian="20pt" style:font-style-asian="italic" style:font-weight-asian="normal" style:font-size-complex="20pt" style:font-style-complex="italic"/>
    </style:style>
    <style:style style:name="T221" style:family="text">
      <style:text-properties style:use-window-font-color="true" style:font-name="DejaVu Sans Mono1" fo:font-size="20pt" fo:font-style="normal" style:font-size-asian="20pt" style:font-style-asian="normal" style:font-weight-asian="normal" style:font-size-complex="20pt" style:font-style-complex="normal"/>
    </style:style>
    <style:style style:name="T222" style:family="text">
      <style:text-properties fo:color="#ff3333" style:font-name="DejaVu Sans Mono1" fo:font-size="48pt" fo:font-weight="normal" style:font-size-asian="48pt" style:font-weight-asian="normal" style:font-size-complex="48pt" style:font-weight-complex="normal"/>
    </style:style>
    <style:style style:name="T223" style:family="text">
      <style:text-properties fo:color="#ff3333" style:font-name="DejaVu Sans Mono1" fo:font-size="32pt" fo:font-weight="normal" style:font-size-asian="32pt" style:font-weight-asian="normal" style:font-size-complex="32pt" style:font-weight-complex="normal"/>
    </style:style>
    <style:style style:name="T2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7" style:family="text">
      <style:text-properties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28" style:family="text">
      <style:text-properties fo:font-size="48pt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style:style style:name="T2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0" style:family="text">
      <style:text-properties fo:color="#000099" style:font-name="DejaVu Sans Mono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31" style:family="text">
      <style:text-properties style:font-name="DejaVu Sans Mono1" fo:font-size="24pt" fo:font-weight="normal" style:font-size-asian="24pt" style:font-weight-asian="normal" style:font-size-complex="24pt" style:font-weight-complex="normal"/>
    </style:style>
    <style:style style:name="T232" style:family="text">
      <style:text-properties style:font-name="DejaVu Sans Mono1" fo:font-size="24pt" fo:font-style="italic" style:font-size-asian="24pt" style:font-style-asian="italic" style:font-size-complex="24pt" style:font-style-complex="italic"/>
    </style:style>
    <style:style style:name="T233" style:family="text">
      <style:text-properties style:font-name="Liberation Sans2" fo:font-size="32pt" fo:font-style="normal" style:font-size-asian="32pt" style:font-style-asian="normal" style:font-size-complex="32pt" style:font-style-complex="normal"/>
    </style:style>
    <style:style style:name="T234" style:family="text">
      <style:text-properties style:font-name="Liberation Sans2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zione alla programmazione in 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iettivi del cor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oscere le caratteristiche chiave della tecnologia Java</text:p>
              </text:list-item>
              <text:list-item>
                <text:p>Familiarizzare con i concetti di “classe” e “oggetto”</text:p>
              </text:list-item>
              <text:list-item>
                <text:p>Conoscere la sintassi del linguaggio Java</text:p>
              </text:list-item>
              <text:list-item>
                <text:p>Familiarizzare con i tipi di dato disponibili in Java (primitivi e riferimenti)</text:p>
              </text:list-item>
              <text:list-item>
                <text:p>Familiarizzare con la definizione di metodi e alcuni concetti di programmazione a oggetti (ereditarietà, polimorfismo)</text:p>
              </text:list-item>
              <text:list-item>
                <text:p>Conoscere le API fondamentali di Java (in particolare Collections e JDBC)</text:p>
              </text:list-item>
              <text:list-item>
                <text:p>Conoscere le tecniche di gestione degli errori di Java</text:p>
              </text:list-item>
              <text:list-item>
                <text:p>Conoscere il modo in cui la JVM gestisce la memoria</text:p>
              </text:list-item>
              <text:list-item>
                <text:p>Eseguire e monitorare applicazioni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man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e ti chiami?</text:p>
              </text:list-item>
              <text:list-item>
                <text:p>Di cosa ti occupi?</text:p>
              </text:list-item>
              <text:list-item>
                <text:p>Hai esperienza di programmazione? Con che linguaggi?</text:p>
              </text:list-item>
              <text:list-item>
                <text:p>Cosa ti aspetti da questo corso? Come pensi di impiegare le conoscenze che acquisirai?</text:p>
              </text:list-item>
              <text:list-item>
                <text:p>Conosci qualche prodotto / framework / ecc. Java con cui ti aspetti di avere a che fare nel futur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32">
        <office:forms form:automatic-focus="false" form:apply-design-mode="false"/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><text:span text:style-name="T1">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aratteristiche tecnologiche di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Distribuito</text:p>
              </text:list-item>
              <text:list-item>
                <text:p>Multi-thread</text:p>
              </text:list-item>
              <text:list-item>
                <text:p>Gestito</text:p>
              </text:list-item>
              <text:list-item>
                <text:p>Platform-independ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aratteristiche tecnologiche di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<text:span text:style-name="T2">Distribuito</text:span></text:p>
              </text:list-item>
              <text:list-item>
                <text:p>Multi-thread</text:p>
              </text:list-item>
              <text:list-item>
                <text:p>Gestito</text:p>
              </text:list-item>
              <text:list-item>
                <text:p>Platform-independ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4T3">
        <draw:frame presentation:style-name="pr1" draw:layer="layout" svg:width="25.199cm" svg:height="3.506cm" svg:x="1.4cm" svg:y="0.837cm" presentation:class="title">
          <draw:text-box>
            <text:p>Object Oriented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cedurale</text:span></text:p>
              </text:list-header>
              <text:list-item>
                <text:p><text:span text:style-name="T4">Centralità delle istruzioni</text:span></text:p>
              </text:list-item>
              <text:list-item>
                <text:p><text:span text:style-name="T4">Routines</text:span><text:span text:style-name="T4"><text:line-break/></text:span><text:span text:style-name="T4"/></text:p>
              </text:list-item>
              <text:list-item>
                <text:p><text:span text:style-name="T4">Dati condivisi / globali</text:span></text:p>
              </text:list-item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3">A Oggetti</text:span></text:p>
              </text:list-header>
              <text:list-item>
                <text:p><text:span text:style-name="T4">Centralità delle interfacce</text:span></text:p>
              </text:list-item>
              <text:list-item>
                <text:p><text:span text:style-name="T4">Comportamento e modello dati</text:span></text:p>
              </text:list-item>
              <text:list-item>
                <text:p><text:span text:style-name="T4">Incapsulame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Multi-thre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ecuzione concorrente di diversi flussi di controllo</text:p>
              </text:list-item>
              <text:list-item>
                <text:p>Primitive di sincronizzazione</text:p>
              </text:list-item>
              <text:list-item>
                <text:p>Uso delle risorse</text:p>
              </text:list-item>
              <text:list-item>
                <text:p>Complessità in fase di debu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Gesti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Virtual Machine</text:p>
              </text:list-item>
              <text:list-item>
                <text:p>Gestione automatica della memoria (GC)</text:p>
              </text:list-item>
              <text:list-item>
                <text:p>Verifica del bytecode</text:p>
              </text:list-item>
              <text:list-item>
                <text:p>Security mana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Platform-independ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Virtual Machine</text:p>
              </text:list-item>
              <text:list-item>
                <text:p>Astrazione della piattaforma sottostante</text:p>
              </text:list-item>
              <text:list-item>
                <text:p>La compilazione del codice produce bytecode</text:p>
              </text:list-item>
              <text:list-item>
                <text:p>Un “eseguibile” valido per tutte le piattaforme</text:p>
                <text:p/>
                <text:p text:style-name="P3">“Write once, run everywher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Platform-independ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Virtual Machine</text:p>
              </text:list-item>
              <text:list-item>
                <text:p>Astrazione della piattaforma sottostante</text:p>
              </text:list-item>
              <text:list-item>
                <text:p>La compilazione del codice produce bytecode</text:p>
              </text:list-item>
              <text:list-item>
                <text:p>Un “eseguibile” valido per tutte le piattaforme</text:p>
                <text:p/>
                <text:p text:style-name="P3">“Write once, run everywhere”</text:p>
                <text:p text:style-name="P3"><text:span text:style-name="T3">and hope the bugs don't get you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Esercizio 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stare l'ambiente di sviluppo:</text:p>
              </text:list-header>
              <text:list-item>
                <text:p>Installare Java Development Kit</text:p>
              </text:list-item>
              <text:list-item>
                <text:p>Estrarre l'ambiente per le esercitazioni</text:p>
              </text:list-item>
              <text:list-item>
                <text:p>Importare il progetto di esemp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32"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><text:span text:style-name="T1">Classi e ogge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lassi e oggett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programma Java consiste di:</text:p>
              </text:list-header>
              <text:list-item>
                <text:p>Un certo numero di <text:span text:style-name="T3">definizioni di classi</text:span></text:p>
              </text:list-item>
              <text:list-item>
                <text:p><text:span text:style-name="T4">Codice che </text:span><text:span text:style-name="T3">istanzia</text:span><text:span text:style-name="T4"> </text:span><text:span text:style-name="T3">oggetti</text:span><text:span text:style-name="T4"> e ne richiama i </text:span><text:span text:style-name="T3">metod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lassi e oggetti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Una </text:span><text:span text:style-name="T3">classe</text:span><text:span text:style-name="T4">:</text:span></text:p>
              </text:list-header>
              <text:list-item>
                <text:p><text:span text:style-name="T4">È la specifica di una categoria di oggetti</text:span></text:p>
              </text:list-item>
              <text:list-item>
                <text:p><text:span text:style-name="T4">Contiene le dichiarazioni dei membri:</text:span></text:p>
                <text:list>
                  <text:list-item>
                    <text:p><text:span text:style-name="T4">Campi o attributi (</text:span><text:span text:style-name="T5">modello dati</text:span><text:span text:style-name="T4">)</text:span></text:p>
                  </text:list-item>
                  <text:list-item>
                    <text:p><text:span text:style-name="T4">Metodi (</text:span><text:span text:style-name="T5">comportamento</text:span><text:span text:style-name="T6">)</text:span></text:p>
                  </text:list-item>
                </text:list>
                <text:p><text:span text:style-name="T4"/></text:p>
                <text:p><text:span text:style-name="T4">Una classe definisce il comportamento di molti oggetti simili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lassi e ogget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 <text:span text:style-name="T3">oggetto</text:span><text:span text:style-name="T4">:</text:span></text:p>
              </text:list-header>
              <text:list-item>
                <text:p><text:span text:style-name="T4">È un'istanza specifica di una classe</text:span></text:p>
              </text:list-item>
              <text:list-item>
                <text:p><text:span text:style-name="T4">Racchiude lo spazio di memoria occupato dai suoi attributi</text:span></text:p>
                <text:p><text:span text:style-name="T4"/></text:p>
                <text:p><text:span text:style-name="T4">Due oggetti della stessa classe occupano due posizioni di memoria distinte, ma condividono lo stesso comportamento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Dichiarare una classe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7"/></text:p>
            <text:p text:style-name="P6"><text:span text:style-name="T7">public class</text:span><text:span text:style-name="T8"> Example {</text:span></text:p>
            <text:p text:style-name="P6"><text:span text:style-name="T8"><text:s text:c="4"/></text:span><text:span text:style-name="T7">private int</text:span><text:span text:style-name="T8"> </text:span><text:span text:style-name="T9">count</text:span><text:span text:style-name="T8">; </text:span><text:span text:style-name="T10">// campo privato</text:span></text:p>
            <text:p text:style-name="P6"><text:span text:style-name="T8"><text:s text:c="4"/></text:span><text:span text:style-name="T7">public void</text:span><text:span text:style-name="T8"> setCount(int p) { </text:span><text:span text:style-name="T10">// metodo pubblico</text:span></text:p>
            <text:p text:style-name="P6"><text:span text:style-name="T8"><text:s text:c="8"/></text:span><text:span text:style-name="T7">this</text:span><text:span text:style-name="T8">.</text:span><text:span text:style-name="T9">count</text:span><text:span text:style-name="T8"> = count;</text:span></text:p>
            <text:p text:style-name="P6"><text:span text:style-name="T8"><text:s text:c="4"/></text:span><text:span text:style-name="T8">}</text:span></text:p>
            <text:p text:style-name="P6"><text:span text:style-name="T8"><text:s text:c="4"/></text:span><text:span text:style-name="T7">public int</text:span><text:span text:style-name="T8"> getCount() { </text:span><text:span text:style-name="T10">/* metodo pubblico */</text:span></text:p>
            <text:p text:style-name="P6"><text:span text:style-name="T8"><text:s text:c="8"/></text:span><text:span text:style-name="T7">return</text:span><text:span text:style-name="T8"> </text:span><text:span text:style-name="T9">count</text:span><text:span text:style-name="T8">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Parentesi graffe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7"/></text:p>
            <text:p text:style-name="P6"><text:span text:style-name="T7">public class</text:span><text:span text:style-name="T8"> Example </text:span><text:span text:style-name="T11">{</text:span></text:p>
            <text:p text:style-name="P6"><text:span text:style-name="T8"><text:s text:c="4"/></text:span><text:span text:style-name="T7">private int</text:span><text:span text:style-name="T8"> </text:span><text:span text:style-name="T9">count</text:span><text:span text:style-name="T8">; </text:span><text:span text:style-name="T10">// campo privato</text:span></text:p>
            <text:p text:style-name="P6"><text:span text:style-name="T8"><text:s text:c="4"/></text:span><text:span text:style-name="T7">public void</text:span><text:span text:style-name="T8"> setCount(int p) { </text:span><text:span text:style-name="T10">// metodo pubblico</text:span></text:p>
            <text:p text:style-name="P6"><text:span text:style-name="T8"><text:s text:c="8"/></text:span><text:span text:style-name="T7">this</text:span><text:span text:style-name="T8">.</text:span><text:span text:style-name="T9">count</text:span><text:span text:style-name="T8"> = count;</text:span></text:p>
            <text:p text:style-name="P6"><text:span text:style-name="T8"><text:s text:c="4"/></text:span><text:span text:style-name="T8">}</text:span></text:p>
            <text:p text:style-name="P6"><text:span text:style-name="T8"><text:s text:c="4"/></text:span><text:span text:style-name="T7">public int</text:span><text:span text:style-name="T8"> getCount() { </text:span><text:span text:style-name="T10">/* metodo pubblico */</text:span></text:p>
            <text:p text:style-name="P6"><text:span text:style-name="T8"><text:s text:c="8"/></text:span><text:span text:style-name="T7">return</text:span><text:span text:style-name="T8"> </text:span><text:span text:style-name="T9">count</text:span><text:span text:style-name="T8">;</text:span></text:p>
            <text:p text:style-name="P6"><text:span text:style-name="T8"><text:s text:c="4"/></text:span><text:span text:style-name="T8">}</text:span></text:p>
            <text:p text:style-name="P6"><text:span text:style-name="T11">}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Punto e virgola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7"/></text:p>
            <text:p text:style-name="P6"><text:span text:style-name="T7">public class</text:span><text:span text:style-name="T8"> Example {</text:span></text:p>
            <text:p text:style-name="P6"><text:span text:style-name="T8"><text:s text:c="4"/></text:span><text:span text:style-name="T7">private int</text:span><text:span text:style-name="T8"> </text:span><text:span text:style-name="T9">count</text:span><text:span text:style-name="T11">;</text:span><text:span text:style-name="T8"> </text:span><text:span text:style-name="T10">// campo privato</text:span></text:p>
            <text:p text:style-name="P6"><text:span text:style-name="T8"><text:s text:c="4"/></text:span><text:span text:style-name="T7">public void</text:span><text:span text:style-name="T8"> setCount(int p) { </text:span><text:span text:style-name="T10">// metodo pubblico</text:span></text:p>
            <text:p text:style-name="P6"><text:span text:style-name="T8"><text:s text:c="8"/></text:span><text:span text:style-name="T7">this</text:span><text:span text:style-name="T8">.</text:span><text:span text:style-name="T9">count</text:span><text:span text:style-name="T8"> = count</text:span><text:span text:style-name="T11">;</text:span></text:p>
            <text:p text:style-name="P6"><text:span text:style-name="T8"><text:s text:c="4"/></text:span><text:span text:style-name="T8">}</text:span></text:p>
            <text:p text:style-name="P6"><text:span text:style-name="T8"><text:s text:c="4"/></text:span><text:span text:style-name="T7">public int</text:span><text:span text:style-name="T8"> getCount() { </text:span><text:span text:style-name="T10">/* metodo pubblico */</text:span></text:p>
            <text:p text:style-name="P6"><text:span text:style-name="T8"><text:s text:c="8"/></text:span><text:span text:style-name="T7">return</text:span><text:span text:style-name="T8"> </text:span><text:span text:style-name="T9">count</text:span><text:span text:style-name="T11">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ommenti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7"/></text:p>
            <text:p text:style-name="P6"><text:span text:style-name="T7">public class</text:span><text:span text:style-name="T8"> Example {</text:span></text:p>
            <text:p text:style-name="P6"><text:span text:style-name="T8"><text:s text:c="4"/></text:span><text:span text:style-name="T7">private int</text:span><text:span text:style-name="T8"> </text:span><text:span text:style-name="T9">count</text:span><text:span text:style-name="T8">; </text:span><text:span text:style-name="T11">// campo privato</text:span></text:p>
            <text:p text:style-name="P6"><text:span text:style-name="T8"><text:s text:c="4"/></text:span><text:span text:style-name="T7">public void</text:span><text:span text:style-name="T8"> setCount(int p) { </text:span><text:span text:style-name="T11">// metodo pubblico</text:span></text:p>
            <text:p text:style-name="P6"><text:span text:style-name="T8"><text:s text:c="8"/></text:span><text:span text:style-name="T7">this</text:span><text:span text:style-name="T8">.</text:span><text:span text:style-name="T9">count</text:span><text:span text:style-name="T8"> = count;</text:span></text:p>
            <text:p text:style-name="P6"><text:span text:style-name="T8"><text:s text:c="4"/></text:span><text:span text:style-name="T8">}</text:span></text:p>
            <text:p text:style-name="P6"><text:span text:style-name="T8"><text:s text:c="4"/></text:span><text:span text:style-name="T7">public int</text:span><text:span text:style-name="T8"> getCount() { </text:span><text:span text:style-name="T11">/* metodo pubblico */</text:span></text:p>
            <text:p text:style-name="P6"><text:span text:style-name="T8"><text:s text:c="8"/></text:span><text:span text:style-name="T7">return</text:span><text:span text:style-name="T8"> </text:span><text:span text:style-name="T9">count</text:span><text:span text:style-name="T8">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etodo <text:span text:style-name="T8">main</text:span>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7"/></text:p>
            <text:p text:style-name="P8"><text:span text:style-name="T12">public class</text:span><text:span text:style-name="T13"> Example {</text:span></text:p>
            <text:p text:style-name="P8"><text:span text:style-name="T13"><text:s text:c="4"/></text:span><text:span text:style-name="T14">/* </text:span></text:p>
            <text:p text:style-name="P8"><text:span text:style-name="T14"><text:s text:c="5"/></text:span><text:span text:style-name="T14">* <text:s text:c="3"/>main - il punto d'accesso principale</text:span></text:p>
            <text:p text:style-name="P8"><text:span text:style-name="T14"><text:s text:c="5"/></text:span><text:span text:style-name="T14">* <text:s text:c="10"/>di ogni programma Java</text:span></text:p>
            <text:p text:style-name="P8"><text:span text:style-name="T14"><text:s text:c="5"/></text:span><text:span text:style-name="T14">*/</text:span></text:p>
            <text:p text:style-name="P8"><text:span text:style-name="T13"><text:s text:c="4"/></text:span><text:span text:style-name="T12">public static void</text:span><text:span text:style-name="T13"> main(String[] args) {</text:span></text:p>
            <text:p text:style-name="P8"><text:span text:style-name="T13"><text:s text:c="8"/></text:span><text:span text:style-name="T13">System.</text:span><text:span text:style-name="T15">out</text:span><text:span text:style-name="T16">.println(</text:span><text:span text:style-name="T17">“Hello, world!”</text:span><text:span text:style-name="T16">);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arole chiave</text:p>
          </draw:text-box>
        </draw:frame>
        <draw:frame draw:style-name="standard" draw:layer="layout" svg:width="22.224cm" svg:height="13.321cm" svg:x="3.005cm" svg:y="4.559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3">
                  <text:list-header>
                    <text:p text:style-name="P9"><text:span text:style-name="T18">abstrac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defaul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fo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packag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synchronized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9"><text:span text:style-name="T18">asser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do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if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privat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thi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9"><text:span text:style-name="T18">boolea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doub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implement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protected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throw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9"><text:span text:style-name="T18">break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els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impor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public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throws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9"><text:span text:style-name="T18">byt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enum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instanceof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retur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transient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9"><text:span text:style-name="T18">cas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extend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in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short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9"><text:span text:style-name="T18">true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9"><text:span text:style-name="T18">catch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9"><text:span text:style-name="T18">fals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interfac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static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tr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9"><text:span text:style-name="T18">cha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final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long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strictfp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void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3">
                  <text:list-header>
                    <text:p text:style-name="P9"><text:span text:style-name="T18">clas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finall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nativ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supe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volatile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3">
                  <text:list-header>
                    <text:p text:style-name="P9"><text:span text:style-name="T18">continu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float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new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switch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9"><text:span text:style-name="T18">wh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Compilare ed esegu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gni volta che salviamo un file nell'IDE, viene compilato automaticamente</text:p>
              </text:list-item>
              <text:list-item>
                <text:p>Possiamo effettuare la compilazione da riga di comando:</text:p>
                <text:p/>
              </text:list-item>
              <text:list-item>
                <text:p>Possiamo eseguire il programma da riga di comando:</text:p>
              </text:list-item>
            </text:list>
          </draw:text-box>
        </draw:frame>
        <draw:frame draw:style-name="gr2" draw:text-style-name="P11" draw:layer="layout" svg:width="22cm" svg:height="1.553cm" svg:x="3.1cm" svg:y="10.8cm">
          <draw:text-box>
            <text:p text:style-name="P10"><text:span text:style-name="T19">javac </text:span><text:span text:style-name="T20">nome-file</text:span></text:p>
          </draw:text-box>
        </draw:frame>
        <draw:frame draw:style-name="gr2" draw:text-style-name="P11" draw:layer="layout" svg:width="22cm" svg:height="1.553cm" svg:x="3.1cm" svg:y="15.601cm">
          <draw:text-box>
            <text:p text:style-name="P10"><text:span text:style-name="T19">java </text:span><text:span text:style-name="T20">nome-completo-c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Per esempio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Ogni volta che salviamo un file nell'IDE, viene compilato automaticamente</text:span></text:p>
              </text:list-item>
              <text:list-item>
                <text:p><text:span text:style-name="T21">Possiamo effettuare la compilazione da riga di comando:</text:span></text:p>
                <text:p><text:span text:style-name="T21"/></text:p>
              </text:list-item>
              <text:list-item>
                <text:p><text:span text:style-name="T21">Possiamo eseguire il programma da riga di comando:</text:span></text:p>
              </text:list-item>
            </text:list>
          </draw:text-box>
        </draw:frame>
        <draw:custom-shape draw:style-name="gr3" draw:text-style-name="P3" draw:layer="layout" svg:width="26.8cm" svg:height="15cm" svg:x="0.6cm" svg:y="4.2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22cm" svg:height="1.553cm" svg:x="3.1cm" svg:y="10.8cm">
          <draw:text-box>
            <text:p text:style-name="P10"><text:span text:style-name="T19">javac Example.java</text:span></text:p>
          </draw:text-box>
        </draw:frame>
        <draw:frame draw:style-name="gr2" draw:text-style-name="P11" draw:layer="layout" svg:width="22cm" svg:height="1.553cm" svg:x="3.1cm" svg:y="15.601cm">
          <draw:text-box>
            <text:p text:style-name="P10"><text:span text:style-name="T19">java </text:span><text:span text:style-name="T22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sercizio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vediamo insieme il codice dell'esercizio</text:p>
              </text:list-item>
              <text:list-item>
                <text:p>Scriviamo insieme il metodo <text:span text:style-name="T8">main</text:span></text:p>
              </text:list-item>
              <text:list-item>
                <text:p><text:span text:style-name="T23">Compiliamo ed eseguiamo il codice da riga di com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Variabili</text:p>
          </draw:text-box>
        </draw:frame>
        <draw:frame presentation:style-name="pr6" draw:text-style-name="P13" draw:layer="layout" svg:width="25.199cm" svg:height="14.6cm" svg:x="1.401cm" svg:y="4cm" presentation:class="outline" presentation:user-transformed="true">
          <draw:text-box>
            <text:p text:style-name="P6"><text:span text:style-name="T24"/></text:p>
            <text:p text:style-name="P6"><text:span text:style-name="T24">public class</text:span><text:span text:style-name="T25"> Example {</text:span></text:p>
            <text:p text:style-name="P6"><text:span text:style-name="T25"><text:s text:c="4"/></text:span><text:span text:style-name="T24">public static void</text:span><text:span text:style-name="T25"> main(String[] args) {</text:span></text:p>
            <text:p text:style-name="P6"><text:span text:style-name="T25"><text:s text:c="8"/></text:span><text:span text:style-name="T24">int</text:span><text:span text:style-name="T25"> myInt; </text:span><text:span text:style-name="T26">// dichiarazione</text:span></text:p>
            <text:p text:style-name="P6"><text:span text:style-name="T25"><text:s text:c="8"/></text:span><text:span text:style-name="T25">myInt = </text:span><text:span text:style-name="T27">3</text:span><text:span text:style-name="T25">; </text:span><text:span text:style-name="T26">// inizializzazione</text:span></text:p>
            <text:p text:style-name="P6"><text:span text:style-name="T25"/></text:p>
            <text:p text:style-name="P6"><text:span text:style-name="T25"><text:s text:c="8"/></text:span><text:span text:style-name="T26">/* dichiarazione + inizializzazione */</text:span></text:p>
            <text:p text:style-name="P6"><text:span text:style-name="T25"><text:s text:c="8"/></text:span><text:span text:style-name="T24">final</text:span><text:span text:style-name="T25"> String myString = </text:span><text:span text:style-name="T27">“value”</text:span><text:span text:style-name="T25">;</text:span></text:p>
            <text:p text:style-name="P6"><text:span text:style-name="T25"/></text:p>
            <text:p text:style-name="P6"><text:span text:style-name="T25"><text:s text:c="8"/></text:span><text:span text:style-name="T25">myInt = </text:span><text:span text:style-name="T27">4</text:span><text:span text:style-name="T25">; </text:span><text:span text:style-name="T26">// assegnazione - OK</text:span></text:p>
            <text:p text:style-name="P6"><text:span text:style-name="T25"><text:s text:c="8"/></text:span><text:span text:style-name="T28">myInt = </text:span><text:span text:style-name="T29">“wrong type”</text:span><text:span text:style-name="T28">; </text:span><text:span text:style-name="T30">// tipo sbagliato - ERRORE!</text:span></text:p>
            <text:p text:style-name="P6"><text:span text:style-name="T28"><text:s text:c="8"/></text:span><text:span text:style-name="T28">myString = </text:span><text:span text:style-name="T29">“new value”</text:span><text:span text:style-name="T28">; </text:span><text:span text:style-name="T30">// asseg</text:span><text:span text:style-name="T26">nazione - ERRORE!</text:span></text:p>
            <text:p text:style-name="P6"><text:span text:style-name="T25"><text:s text:c="4"/></text:span><text:span text:style-name="T25">}</text:span></text:p>
            <text:p text:style-name="P6"><text:span text:style-name="T25">}</text:span></text:p>
            <text:p text:style-name="P6"><text:span text:style-name="T25"><text:s/></text:span></text:p>
          </draw:text-box>
        </draw:frame>
        <draw:line draw:style-name="gr4" draw:text-style-name="P3" draw:layer="layout" svg:x1="4.894cm" svg:y1="14.507cm" svg:x2="12.276cm" svg:y2="14.507cm">
          <text:p/>
        </draw:line>
        <draw:line draw:style-name="gr4" draw:text-style-name="P3" draw:layer="layout" svg:x1="4.894cm" svg:y1="15.507cm" svg:x2="12.964cm" svg:y2="15.507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Anche per i campi...</text:p>
          </draw:text-box>
        </draw:frame>
        <draw:frame presentation:style-name="pr6" draw:text-style-name="P14" draw:layer="layout" svg:width="25.199cm" svg:height="12.8cm" svg:x="1.401cm" svg:y="5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Example {</text:span></text:p>
            <text:p text:style-name="P6"><text:span text:style-name="T32"><text:s text:c="4"/></text:span><text:span text:style-name="T31">int</text:span><text:span text:style-name="T32"> myInt;</text:span></text:p>
            <text:p text:style-name="P6"><text:span text:style-name="T32"><text:s text:c="4"/></text:span><text:span text:style-name="T31">final</text:span><text:span text:style-name="T32"> String myString = </text:span><text:span text:style-name="T33">“value”</text:span><text:span text:style-name="T32">;</text:span></text:p>
            <text:p text:style-name="P6"><text:span text:style-name="T32"><text:s text:c="4"/></text:span><text:span text:style-name="T32">{</text:span></text:p>
            <text:p text:style-name="P6"><text:span text:style-name="T32"><text:s text:c="8"/></text:span><text:span text:style-name="T32">myInt = </text:span><text:span text:style-name="T33">3</text:span><text:span text:style-name="T32">;</text:span></text:p>
            <text:p text:style-name="P6"><text:span text:style-name="T32"><text:s text:c="8"/></text:span><text:span text:style-name="T32">myInt = </text:span><text:span text:style-name="T33">4</text:span><text:span text:style-name="T32">; </text:span><text:span text:style-name="T34">// assegnazione - OK</text:span></text:p>
            <text:p text:style-name="P6"><text:span text:style-name="T32"><text:s text:c="8"/></text:span><text:span text:style-name="T35">myInt = </text:span><text:span text:style-name="T36">“wrong type”</text:span><text:span text:style-name="T35">;</text:span><text:span text:style-name="T32"> </text:span><text:span text:style-name="T34">// tipo sbagliato - ERRORE!</text:span></text:p>
            <text:p text:style-name="P6"><text:span text:style-name="T32"><text:s text:c="8"/></text:span><text:span text:style-name="T35">myString = </text:span><text:span text:style-name="T36">“new value”</text:span><text:span text:style-name="T35">;</text:span><text:span text:style-name="T32"> </text:span><text:span text:style-name="T34">// assegnazione - ERRORE!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line draw:style-name="gr4" draw:text-style-name="P3" draw:layer="layout" svg:x1="5.133cm" svg:y1="13.281cm" svg:x2="12.647cm" svg:y2="13.281cm">
          <text:p/>
        </draw:line>
        <draw:line draw:style-name="gr4" draw:text-style-name="P3" draw:layer="layout" svg:x1="5.133cm" svg:y1="14.355cm" svg:x2="13.414cm" svg:y2="14.355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ipi di da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Java esistono otto tipi di dato <text:span text:style-name="T3">primitivi</text:span><text:span text:style-name="T4">:</text:span></text:p>
                <text:list>
                  <text:list-item>
                    <text:p><text:span text:style-name="T3">int</text:span><text:span text:style-name="T4">, </text:span><text:span text:style-name="T3">long</text:span><text:span text:style-name="T4">, </text:span><text:span text:style-name="T3">short</text:span><text:span text:style-name="T4">, </text:span><text:span text:style-name="T3">byte</text:span><text:span text:style-name="T4">: tipi interi</text:span></text:p>
                  </text:list-item>
                  <text:list-item>
                    <text:p><text:span text:style-name="T3">float</text:span><text:span text:style-name="T4">, </text:span><text:span text:style-name="T3">double</text:span><text:span text:style-name="T4">: tipi decimali (virgola mobile)</text:span></text:p>
                  </text:list-item>
                  <text:list-item>
                    <text:p><text:span text:style-name="T3">char</text:span><text:span text:style-name="T4">: caratteri Unicode</text:span></text:p>
                  </text:list-item>
                  <text:list-item>
                    <text:p><text:span text:style-name="T3">boolean</text:span><text:span text:style-name="T4">: valori logici (vero / falso)</text:span></text:p>
                  </text:list-item>
                </text:list>
              </text:list-item>
              <text:list-item>
                <text:p><text:span text:style-name="T4">Tutti gli altri tipi di dato sono </text:span><text:span text:style-name="T3">riferimenti a ogge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Valori letterali</text:p>
          </draw:text-box>
        </draw:frame>
        <draw:frame presentation:style-name="pr4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7">Tipi interi:</text:span></text:p>
                <text:list>
                  <text:list-item>
                    <text:p><text:span text:style-name="T38">int</text:span><text:span text:style-name="T37"> : </text:span><text:span text:style-name="T25">123</text:span><text:span text:style-name="T37"> , </text:span><text:span text:style-name="T25">0xf7</text:span><text:span text:style-name="T39"> (esadecimale), </text:span><text:span text:style-name="T25">0b101</text:span><text:span text:style-name="T39"> (bianrio, introdotto in Java 7), </text:span><text:span text:style-name="T25">012</text:span><text:span text:style-name="T39"> (ottale, eliminato in Java 8)</text:span></text:p>
                  </text:list-item>
                  <text:list-item>
                    <text:p><text:span text:style-name="T40">long</text:span><text:span text:style-name="T41">: </text:span><text:span text:style-name="T42">123</text:span><text:span text:style-name="T43">L</text:span><text:span text:style-name="T41"> , </text:span><text:span text:style-name="T42">123</text:span><text:span text:style-name="T43">l</text:span></text:p>
                  </text:list-item>
                  <text:list-item>
                    <text:p><text:span text:style-name="T44">short</text:span><text:span text:style-name="T45">, </text:span><text:span text:style-name="T44">byte</text:span><text:span text:style-name="T45">: </text:span><text:span text:style-name="T43">(short)</text:span><text:span text:style-name="T46"> 123</text:span><text:span text:style-name="T45"> , </text:span><text:span text:style-name="T43">(byte)</text:span><text:span text:style-name="T46"> 123 </text:span><text:span text:style-name="T45">(come </text:span><text:span text:style-name="T44">int</text:span><text:span text:style-name="T45">, ma occorre effettuare un </text:span><text:span text:style-name="T44">cast</text:span><text:span text:style-name="T45">)</text:span></text:p>
                  </text:list-item>
                </text:list>
              </text:list-item>
              <text:list-item>
                <text:p><text:span text:style-name="T45">Tipi decimali:</text:span></text:p>
                <text:list>
                  <text:list-item>
                    <text:p><text:span text:style-name="T44">double</text:span><text:span text:style-name="T45">: </text:span><text:span text:style-name="T46">123.0</text:span></text:p>
                  </text:list-item>
                  <text:list-item>
                    <text:p><text:span text:style-name="T44">float</text:span><text:span text:style-name="T45">: </text:span><text:span text:style-name="T46">123.0</text:span><text:span text:style-name="T43">F</text:span><text:span text:style-name="T45"> , </text:span><text:span text:style-name="T46">123.0</text:span><text:span text:style-name="T43">f</text:span></text:p>
                  </text:list-item>
                </text:list>
              </text:list-item>
              <text:list-item>
                <text:p><text:span text:style-name="T44">char</text:span><text:span text:style-name="T45">: </text:span><text:span text:style-name="T46">'a'</text:span><text:span text:style-name="T45"> , </text:span><text:span text:style-name="T46">'\n'</text:span><text:span text:style-name="T45"> , </text:span><text:span text:style-name="T46">'\u00af'</text:span><text:span text:style-name="T45"> , </text:span><text:span text:style-name="T46">(char) 123</text:span><text:span text:style-name="T45"> (dietro le quinte si tratta comunque di un dato intero...)</text:span></text:p>
              </text:list-item>
              <text:list-item>
                <text:p><text:span text:style-name="T47">boolean</text:span><text:span text:style-name="T48">: </text:span><text:span text:style-name="T49">true</text:span><text:span text:style-name="T48"> o </text:span><text:span text:style-name="T49">fal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Assegnazione a una variabile</text:p>
          </draw:text-box>
        </draw:frame>
        <draw:frame presentation:style-name="pr4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0">int</text:span><text:span text:style-name="T51"> counter = 0;</text:span></text:p>
              </text:list-item>
              <text:list-item>
                <text:p><text:span text:style-name="T50">short</text:span><text:span text:style-name="T51"> smallCounter = (</text:span><text:span text:style-name="T50">short</text:span><text:span text:style-name="T51">) counter;</text:span></text:p>
              </text:list-item>
              <text:list-item>
                <text:p><text:span text:style-name="T51">counter = counter + 1;</text:span></text:p>
              </text:list-item>
              <text:list-item>
                <text:p><text:span text:style-name="T51">counter += 1;</text:span></text:p>
                <text:p><text:span text:style-name="T51"/></text:p>
              </text:list-item>
              <text:list-item>
                <text:p><text:span text:style-name="T50">float</text:span><text:span text:style-name="T51"> price1 = 12.0f, price2 = 21.0f;</text:span></text:p>
              </text:list-item>
              <text:list-item>
                <text:p><text:span text:style-name="T50">double</text:span><text:span text:style-name="T51"> totalPrice = price1 + price2;</text:span></text:p>
              </text:list-item>
              <text:list-item>
                <text:p><text:span text:style-name="T50">double </text:span><text:span text:style-name="T51">finalPrice *= 0.9;</text:span></text:p>
                <text:p><text:span text:style-name="T51"/></text:p>
              </text:list-item>
              <text:list-item>
                <text:p><text:span text:style-name="T50">char</text:span><text:span text:style-name="T51"> initial = 'm';</text:span></text:p>
              </text:list-item>
              <text:list-item>
                <text:p><text:span text:style-name="T51">initial -= 32;</text:span></text:p>
                <text:p><text:span text:style-name="T51"/></text:p>
              </text:list-item>
              <text:list-item>
                <text:p><text:span text:style-name="T50">boolean</text:span><text:span text:style-name="T51"> amIHappy = </text:span><text:span text:style-name="T50">true</text:span><text:span text:style-name="T51">;</text:span></text:p>
              </text:list-item>
              <text:list-item>
                <text:p><text:span text:style-name="T51">amIHappy = finalPrice &lt; totalPric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Assegnazione a una variabile</text:p>
          </draw:text-box>
        </draw:frame>
        <draw:frame presentation:style-name="pr4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0">int</text:span><text:span text:style-name="T51"> counter = 0;</text:span></text:p>
              </text:list-item>
              <text:list-item>
                <text:p><text:span text:style-name="T50">short</text:span><text:span text:style-name="T51"> smallCounter = (</text:span><text:span text:style-name="T50">short</text:span><text:span text:style-name="T51">) counter;</text:span></text:p>
              </text:list-item>
              <text:list-item>
                <text:p><text:span text:style-name="T51">counter = counter + 1;</text:span></text:p>
              </text:list-item>
              <text:list-item>
                <text:p><text:span text:style-name="T51">counter += 1;</text:span></text:p>
                <text:p><text:span text:style-name="T51"/></text:p>
              </text:list-item>
              <text:list-item>
                <text:p><text:span text:style-name="T50">float</text:span><text:span text:style-name="T51"> price1 = 12.0f, price2 = 21.0f;</text:span></text:p>
              </text:list-item>
              <text:list-item>
                <text:p><text:span text:style-name="T50">double</text:span><text:span text:style-name="T51"> totalPrice = price1 + price2;</text:span></text:p>
              </text:list-item>
              <text:list-item>
                <text:p><text:span text:style-name="T50">double </text:span><text:span text:style-name="T51">finalPrice *= 0.9;</text:span></text:p>
                <text:p><text:span text:style-name="T51"/></text:p>
              </text:list-item>
              <text:list-item>
                <text:p><text:span text:style-name="T50">char</text:span><text:span text:style-name="T51"> initial = 'm';</text:span></text:p>
              </text:list-item>
              <text:list-item>
                <text:p><text:span text:style-name="T51">initial -= 32;</text:span></text:p>
                <text:p><text:span text:style-name="T51"/></text:p>
              </text:list-item>
              <text:list-item>
                <text:p><text:span text:style-name="T50">boolean</text:span><text:span text:style-name="T51"> amIHappy = </text:span><text:span text:style-name="T50">true</text:span><text:span text:style-name="T51">;</text:span></text:p>
              </text:list-item>
              <text:list-item>
                <text:p><text:span text:style-name="T51">amIHappy = finalPrice &lt; totalPrice;</text:span></text:p>
              </text:list-item>
            </text:list>
          </draw:text-box>
        </draw:frame>
        <draw:custom-shape draw:style-name="gr5" draw:text-style-name="P17" draw:layer="layout" svg:width="15.799cm" svg:height="7.8cm" svg:x="10.8cm" svg:y="7cm">
          <text:p text:style-name="P3"><text:span text:style-name="T3"/></text:p>
          <draw:enhanced-geometry svg:viewBox="0 0 21600 21600" draw:glue-points="10800 0 0 10800 10800 21600 21600 10800 ?f40 ?f41" draw:text-areas="0 0 21600 21600" draw:type="rectangular-callout" draw:modifiers="-3851.08860759494 -1968.67068324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4.4cm" svg:height="5.6cm" svg:x="11.6cm" svg:y="8.4cm">
          <draw:text-box>
            <text:p><text:span text:style-name="T11"><text:s text:c="3"/></text:span><text:span text:style-name="T11">s</text:span><text:span text:style-name="T50">mallCounter</text:span></text:p>
            <text:p><text:span text:style-name="T3"/></text:p>
            <text:list text:style-name="L1">
              <text:list-item>
                <text:p><text:span text:style-name="T4">I nomi di variabile devono essere composti da lettere, numeri, _ e $</text:span></text:p>
              </text:list-item>
              <text:list-item>
                <text:p><text:span text:style-name="T4">Non possono cominciare con un numero</text:span></text:p>
              </text:list-item>
              <text:list-item>
                <text:p><text:span text:style-name="T4">Secondo le </text:span><text:span text:style-name="T3">convenzioni</text:span><text:span text:style-name="T4">, i nomi di variabile cominciano con una lettera </text:span><text:span text:style-name="T3">minusco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Assegnazione a una variabile</text:p>
          </draw:text-box>
        </draw:frame>
        <draw:frame presentation:style-name="pr4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0">int</text:span><text:span text:style-name="T51"> counter = 0;</text:span></text:p>
              </text:list-item>
              <text:list-item>
                <text:p><text:span text:style-name="T50">short</text:span><text:span text:style-name="T51"> smallCounter = (</text:span><text:span text:style-name="T50">short</text:span><text:span text:style-name="T51">) counter;</text:span></text:p>
              </text:list-item>
              <text:list-item>
                <text:p><text:span text:style-name="T51">counter = counter + 1;</text:span></text:p>
              </text:list-item>
              <text:list-item>
                <text:p><text:span text:style-name="T51">counter += 1;</text:span></text:p>
                <text:p><text:span text:style-name="T51"/></text:p>
              </text:list-item>
              <text:list-item>
                <text:p><text:span text:style-name="T50">float</text:span><text:span text:style-name="T51"> price1 = 12.0f, price2 = 21.0f;</text:span></text:p>
              </text:list-item>
              <text:list-item>
                <text:p><text:span text:style-name="T50">double</text:span><text:span text:style-name="T51"> totalPrice = price1 + price2;</text:span></text:p>
              </text:list-item>
              <text:list-item>
                <text:p><text:span text:style-name="T50">double </text:span><text:span text:style-name="T51">finalPrice *= 0.9;</text:span></text:p>
                <text:p><text:span text:style-name="T51"/></text:p>
              </text:list-item>
              <text:list-item>
                <text:p><text:span text:style-name="T50">char</text:span><text:span text:style-name="T51"> initial = 'm';</text:span></text:p>
              </text:list-item>
              <text:list-item>
                <text:p><text:span text:style-name="T51">initial -= 32;</text:span></text:p>
                <text:p><text:span text:style-name="T51"/></text:p>
              </text:list-item>
              <text:list-item>
                <text:p><text:span text:style-name="T50">boolean</text:span><text:span text:style-name="T51"> amIHappy = </text:span><text:span text:style-name="T50">true</text:span><text:span text:style-name="T51">;</text:span></text:p>
              </text:list-item>
              <text:list-item>
                <text:p><text:span text:style-name="T51">amIHappy = finalPrice &lt; totalPrice;</text:span></text:p>
              </text:list-item>
            </text:list>
          </draw:text-box>
        </draw:frame>
        <draw:custom-shape draw:style-name="gr5" draw:text-style-name="P17" draw:layer="layout" svg:width="15.799cm" svg:height="7.8cm" svg:x="10.8cm" svg:y="7cm">
          <text:p/>
          <draw:enhanced-geometry svg:viewBox="0 0 21600 21600" draw:glue-points="10800 0 0 10800 10800 21600 21600 10800 ?f40 ?f41" draw:text-areas="0 0 21600 21600" draw:type="rectangular-callout" draw:modifiers="-3851.08860759494 -1968.67068324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4.4cm" svg:height="5.6cm" svg:x="11.6cm" svg:y="8.4cm">
          <draw:text-box>
            <text:p><text:span text:style-name="T11"><text:s text:c="3"/></text:span><text:span text:style-name="T52">s</text:span><text:span text:style-name="T50">mall</text:span><text:span text:style-name="T11">C</text:span><text:span text:style-name="T50">ounter</text:span></text:p>
            <text:p><text:span text:style-name="T3"/></text:p>
            <text:list text:style-name="L1">
              <text:list-item>
                <text:p><text:span text:style-name="T53">I nomi delle variabili dovrebbero essere </text:span><text:span text:style-name="T54">auto descrittivi</text:span></text:p>
              </text:list-item>
              <text:list-item>
                <text:p><text:span text:style-name="T53">Per nomi composti si usa la scrittura “a gobbe di cammello” (</text:span><text:span text:style-name="T54">camelCase</text:span><text:span text:style-name="T5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ipi riferim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Tutti i dati non primitivi sono </text:span><text:span text:style-name="T3">riferimenti</text:span></text:p>
              </text:list-item>
              <text:list-item>
                <text:p><text:span text:style-name="T4">Un riferimento è l'equivalente di un puntatore di memoria a un </text:span><text:span text:style-name="T3">oggetto</text:span></text:p>
              </text:list-item>
              <text:list-item>
                <text:p><text:span text:style-name="T4">È necessario dichiarare il </text:span><text:span text:style-name="T3">tipo</text:span><text:span text:style-name="T4"> di un riferimento quando si dichiara una variab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ipi riferimento</text:p>
          </draw:text-box>
        </draw:frame>
        <draw:frame presentation:style-name="pr4" draw:layer="layout" svg:width="25.199cm" svg:height="7.886cm" svg:x="1.4cm" svg:y="4.914cm" presentation:class="outline" presentation:user-transformed="true">
          <draw:text-box>
            <text:list text:style-name="L2">
              <text:list-item>
                <text:p><text:span text:style-name="T4">Tutti i dati non primitivi sono </text:span><text:span text:style-name="T3">riferimenti</text:span></text:p>
              </text:list-item>
              <text:list-item>
                <text:p><text:span text:style-name="T4">Un riferimento è l'equivalente di un puntatore di memoria a un </text:span><text:span text:style-name="T3">oggetto</text:span></text:p>
              </text:list-item>
              <text:list-item>
                <text:p><text:span text:style-name="T4">È necessario dichiarare il </text:span><text:span text:style-name="T3">tipo</text:span><text:span text:style-name="T4"> di un riferimento quando si dichiara una variabile</text:span></text:p>
              </text:list-item>
            </text:list>
          </draw:text-box>
        </draw:frame>
        <draw:frame draw:style-name="gr7" draw:text-style-name="P18" draw:layer="layout" svg:width="23.6cm" svg:height="4.049cm" svg:x="2.2cm" svg:y="14cm">
          <draw:text-box>
            <text:list text:style-name="L1">
              <text:list-header>
                <text:p><text:span text:style-name="T55">A </text:span><text:span text:style-name="T56">compile-time</text:span><text:span text:style-name="T55"> il tipo dei riferimenti viene verificato per garantire la correttezza delle operazion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ipi riferimento</text:p>
          </draw:text-box>
        </draw:frame>
        <draw:frame presentation:style-name="pr4" draw:layer="layout" svg:width="25.199cm" svg:height="7.886cm" svg:x="1.4cm" svg:y="4.914cm" presentation:class="outline" presentation:user-transformed="true">
          <draw:text-box>
            <text:list text:style-name="L2">
              <text:list-item>
                <text:p><text:span text:style-name="T4">Tutti i dati non primitivi sono </text:span><text:span text:style-name="T3">riferimenti</text:span></text:p>
              </text:list-item>
              <text:list-item>
                <text:p><text:span text:style-name="T4">Un riferimento è l'equivalente di un puntatore di memoria a un </text:span><text:span text:style-name="T3">oggetto</text:span></text:p>
              </text:list-item>
              <text:list-item>
                <text:p><text:span text:style-name="T4">È necessario dichiarare il </text:span><text:span text:style-name="T3">tipo</text:span><text:span text:style-name="T4"> di un riferimento quando si dichiara una variabile</text:span></text:p>
              </text:list-item>
            </text:list>
          </draw:text-box>
        </draw:frame>
        <draw:frame draw:style-name="gr8" draw:text-style-name="P18" draw:layer="layout" svg:width="23.6cm" svg:height="2.783cm" svg:x="2.2cm" svg:y="14cm">
          <draw:text-box>
            <text:list text:style-name="L1">
              <text:list-header>
                <text:p><text:span text:style-name="T55">A </text:span><text:span text:style-name="T56">run-time</text:span><text:span text:style-name="T55"> un riferimento non è altro che l'indirizzo di un oggett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Tipi riferimento</text:p>
          </draw:text-box>
        </draw:frame>
        <draw:frame presentation:style-name="pr4" draw:layer="layout" svg:width="25.199cm" svg:height="7.886cm" svg:x="1.4cm" svg:y="4.914cm" presentation:class="outline" presentation:user-transformed="true">
          <draw:text-box>
            <text:list text:style-name="L2">
              <text:list-item>
                <text:p><text:span text:style-name="T4">Tutti i dati non primitivi sono </text:span><text:span text:style-name="T3">riferimenti</text:span></text:p>
              </text:list-item>
              <text:list-item>
                <text:p><text:span text:style-name="T4">Un riferimento è l'equivalente di un puntatore di memoria a un </text:span><text:span text:style-name="T3">oggetto</text:span></text:p>
              </text:list-item>
              <text:list-item>
                <text:p><text:span text:style-name="T4">È necessario dichiarare il </text:span><text:span text:style-name="T3">tipo</text:span><text:span text:style-name="T4"> di un riferimento quando si dichiara una variabile</text:span></text:p>
              </text:list-item>
            </text:list>
          </draw:text-box>
        </draw:frame>
        <draw:frame draw:style-name="gr9" draw:text-style-name="P18" draw:layer="layout" svg:width="23.6cm" svg:height="5.315cm" svg:x="2.2cm" svg:y="14cm">
          <draw:text-box>
            <text:list text:style-name="L1">
              <text:list-header>
                <text:p><text:span text:style-name="T55">A </text:span><text:span text:style-name="T56">run-time</text:span><text:span text:style-name="T55"> un riferimento non è altro che l'indirizzo di un oggetto</text:span></text:p>
                <text:p><text:span text:style-name="T57">Ma la </text:span><text:span text:style-name="T56">JVM</text:span><text:span text:style-name="T57"> effettua comunque una verifica della correttezza dei tip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chiarazione e assegnazione</text:p>
          </draw:text-box>
        </draw:frame>
        <draw:frame presentation:style-name="pr6" draw:text-style-name="P14" draw:layer="layout" svg:width="25.199cm" svg:height="12.8cm" svg:x="1.402cm" svg:y="5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Example {</text:span></text:p>
            <text:p text:style-name="P6"><text:span text:style-name="T32"><text:s text:c="4"/></text:span><text:span text:style-name="T58">Object</text:span><text:span text:style-name="T32"> myObject;</text:span></text:p>
            <text:p text:style-name="P6"><text:span text:style-name="T32"><text:s text:c="4"/></text:span><text:span text:style-name="T32">{</text:span></text:p>
            <text:p text:style-name="P6"><text:span text:style-name="T32"><text:s text:c="8"/></text:span><text:span text:style-name="T32">myObject = </text:span><text:span text:style-name="T59">new</text:span><text:span text:style-name="T33"> </text:span><text:span text:style-name="T60">Object()</text:span><text:span text:style-name="T32">;</text:span></text:p>
            <text:p text:style-name="P6"><text:span text:style-name="T32"><text:s text:c="8"/></text:span><text:span text:style-name="T32">Object objectVar;</text:span></text:p>
            <text:p text:style-name="P6"><text:span text:style-name="T32"><text:s text:c="8"/></text:span><text:span text:style-name="T32">objectVar = </text:span><text:span text:style-name="T59">new</text:span><text:span text:style-name="T32"> Object();</text:span></text:p>
            <text:p text:style-name="P6"><text:span text:style-name="T32"><text:s text:c="8"/></text:span><text:span text:style-name="T32">myObject = objectVar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stanziazione</text:p>
          </draw:text-box>
        </draw:frame>
        <draw:frame presentation:style-name="pr6" draw:text-style-name="P14" draw:layer="layout" svg:width="25.199cm" svg:height="12.8cm" svg:x="1.402cm" svg:y="5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Example {</text:span></text:p>
            <text:p text:style-name="P6"><text:span text:style-name="T32"><text:s text:c="4"/></text:span><text:span text:style-name="T58">Object</text:span><text:span text:style-name="T32"> myObject;</text:span></text:p>
            <text:p text:style-name="P6"><text:span text:style-name="T32"><text:s text:c="4"/></text:span><text:span text:style-name="T32">{</text:span></text:p>
            <text:p text:style-name="P6"><text:span text:style-name="T32"><text:s text:c="8"/></text:span><text:span text:style-name="T32">myObject = </text:span><text:span text:style-name="T59">new</text:span><text:span text:style-name="T33"> </text:span><text:span text:style-name="T60">Object()</text:span><text:span text:style-name="T32">;</text:span></text:p>
            <text:p text:style-name="P6"><text:span text:style-name="T32"><text:s text:c="8"/></text:span><text:span text:style-name="T32">Object objectVar;</text:span></text:p>
            <text:p text:style-name="P6"><text:span text:style-name="T32"><text:s text:c="8"/></text:span><text:span text:style-name="T32">objectVar = </text:span><text:span text:style-name="T59">new</text:span><text:span text:style-name="T32"> Object();</text:span></text:p>
            <text:p text:style-name="P6"><text:span text:style-name="T32"><text:s text:c="8"/></text:span><text:span text:style-name="T32">myObject = objectVar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10" draw:text-style-name="P3" draw:layer="layout" svg:width="5.6cm" svg:height="1.2cm" svg:x="9.8cm" svg:y="9.5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7.2cm" svg:height="3.4cm" svg:x="8.6cm" svg:y="13.8cm">
          <text:list text:style-name="L1">
            <text:list-item>
              <text:p text:style-name="P19"><text:span text:style-name="T61">Crea un'</text:span><text:span text:style-name="T62">istanza</text:span><text:span text:style-name="T61"> della classe </text:span><text:span text:style-name="T63">Object</text:span></text:p>
            </text:list-item>
            <text:list-item>
              <text:p text:style-name="P19"><text:span text:style-name="T64">Ritorna un </text:span><text:span text:style-name="T65">riferimento</text:span><text:span text:style-name="T66"> al nuovo oggetto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4449.09016917621 -18024.3457806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llocazione</text:p>
          </draw:text-box>
        </draw:frame>
        <draw:frame presentation:style-name="pr6" draw:text-style-name="P14" draw:layer="layout" svg:width="25.199cm" svg:height="12.8cm" svg:x="1.402cm" svg:y="5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Example {</text:span></text:p>
            <text:p text:style-name="P6"><text:span text:style-name="T32"><text:s text:c="4"/></text:span><text:span text:style-name="T58">Object</text:span><text:span text:style-name="T32"> myObject;</text:span></text:p>
            <text:p text:style-name="P6"><text:span text:style-name="T32"><text:s text:c="4"/></text:span><text:span text:style-name="T32">{</text:span></text:p>
            <text:p text:style-name="P6"><text:span text:style-name="T32"><text:s text:c="8"/></text:span><text:span text:style-name="T32">myObject = </text:span><text:span text:style-name="T59">new</text:span><text:span text:style-name="T33"> </text:span><text:span text:style-name="T60">Object()</text:span><text:span text:style-name="T32">;</text:span></text:p>
            <text:p text:style-name="P6"><text:span text:style-name="T32"><text:s text:c="8"/></text:span><text:span text:style-name="T32">Object objectVar;</text:span></text:p>
            <text:p text:style-name="P6"><text:span text:style-name="T32"><text:s text:c="8"/></text:span><text:span text:style-name="T32">objectVar = </text:span><text:span text:style-name="T59">new</text:span><text:span text:style-name="T32"> Object();</text:span></text:p>
            <text:p text:style-name="P6"><text:span text:style-name="T32"><text:s text:c="8"/></text:span><text:span text:style-name="T32">myObject = objectVar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10" draw:text-style-name="P3" draw:layer="layout" svg:width="1.6cm" svg:height="1.2cm" svg:x="9.8cm" svg:y="9.5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20.2cm" svg:height="3.4cm" svg:x="6cm" svg:y="13.8cm">
          <text:p text:style-name="P21"><text:span text:style-name="T64">La parola chiave </text:span><text:span text:style-name="T65">new</text:span><text:span text:style-name="T66"> denota l'</text:span><text:span text:style-name="T65">allocazione</text:span><text:span text:style-name="T66"><text:line-break/></text:span><text:span text:style-name="T66">di memoria sufficiente a contenere la nuova istanza</text:span></text:p>
          <draw:enhanced-geometry svg:viewBox="0 0 21600 21600" draw:glue-points="10800 0 0 10800 10800 21600 21600 10800 ?f40 ?f41" draw:text-areas="0 0 21600 21600" draw:type="rectangular-callout" draw:modifiers="4950.64600762339 -18024.3457806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llocazione</text:p>
          </draw:text-box>
        </draw:frame>
        <draw:frame presentation:style-name="pr6" draw:text-style-name="P14" draw:layer="layout" svg:width="25.199cm" svg:height="12.8cm" svg:x="1.402cm" svg:y="5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Example {</text:span></text:p>
            <text:p text:style-name="P6"><text:span text:style-name="T32"><text:s text:c="4"/></text:span><text:span text:style-name="T58">Object[]</text:span><text:span text:style-name="T32"> myObjects;</text:span></text:p>
            <text:p text:style-name="P6"><text:span text:style-name="T32"><text:s text:c="4"/></text:span><text:span text:style-name="T32">{</text:span></text:p>
            <text:p text:style-name="P6"><text:span text:style-name="T32"><text:s text:c="8"/></text:span><text:span text:style-name="T32">myObjects = </text:span><text:span text:style-name="T59">new</text:span><text:span text:style-name="T33"> </text:span><text:span text:style-name="T60">Object</text:span><text:span text:style-name="T67">[</text:span><text:span text:style-name="T68">10</text:span><text:span text:style-name="T67">]</text:span><text:span text:style-name="T32">;</text:span></text:p>
            <text:p text:style-name="P6"><text:span text:style-name="T32"><text:s text:c="8"/></text:span><text:span text:style-name="T32">Object objectVar;</text:span></text:p>
            <text:p text:style-name="P6"><text:span text:style-name="T32"><text:s text:c="8"/></text:span><text:span text:style-name="T32">objectVar = </text:span><text:span text:style-name="T59">new</text:span><text:span text:style-name="T32"> Object();</text:span></text:p>
            <text:p text:style-name="P6"><text:span text:style-name="T32"><text:s text:c="8"/></text:span><text:span text:style-name="T32">myObjects[</text:span><text:span text:style-name="T33">0</text:span><text:span text:style-name="T32">] = objectVar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10" draw:text-style-name="P3" draw:layer="layout" svg:width="6.4cm" svg:height="1.2cm" svg:x="10.1cm" svg:y="9.5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4" draw:layer="layout" svg:width="20.2cm" svg:height="3.4cm" svg:x="6.6cm" svg:y="14.8cm">
          <text:list text:style-name="L1">
            <text:list-item>
              <text:p text:style-name="P23"><text:span text:style-name="T64">Lo stesso vale per l'allocazione di un </text:span><text:span text:style-name="T65">array</text:span></text:p>
            </text:list-item>
            <text:list-item>
              <text:p text:style-name="P23"><text:span text:style-name="T66">Anche in questo caso è ritornato un riferimento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0927.7758526806 -23479.9176712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2cm">
          <text:p text:style-name="P3"><text:span text:style-name="T71">int</text:span><text:span text:style-name="T72"> x = </text:span><text:span text:style-name="T73">0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616.352661423084 -26910.42944785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2cm">
          <text:p text:style-name="P3"><text:span text:style-name="T71">int</text:span><text:span text:style-name="T72"> y = </text:span><text:span text:style-name="T73">10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492.555331991952 -19725.1533742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2cm">
          <text:p text:style-name="P3"><text:span text:style-name="T72">x = </text:span><text:span text:style-name="T73">12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492.555331991952 -27838.036809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20.6cm" svg:height="4.4cm" svg:x="5.2cm" svg:y="11.2cm">
          <text:p text:style-name="P3"><text:span text:style-name="T72">Object o = </text:span><text:span text:style-name="T71">new</text:span><text:span text:style-name="T73"> </text:span><text:span text:style-name="T74">Object()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5446.92005242464 4623.312883435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20.6cm" svg:height="4.4cm" svg:x="5.2cm" svg:y="11.2cm">
          <text:p text:style-name="P3"><text:span text:style-name="T75">Object o =</text:span><text:span text:style-name="T72"> </text:span><text:span text:style-name="T71">new</text:span><text:span text:style-name="T73"> </text:span><text:span text:style-name="T74">Object()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17682.8309305374 -20186.50306748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2" draw:id="id2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" draw:id="id1" draw:layer="layout" svg:width="8.2cm" svg:height="1.4cm" svg:x="2.8cm" svg:y="8cm">
          <text:p text:style-name="P3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20.6cm" svg:height="4.4cm" svg:x="5.2cm" svg:y="11.2cm">
          <text:p text:style-name="P3"><text:span text:style-name="T74">Object o =</text:span><text:span text:style-name="T72"> </text:span><text:span text:style-name="T71">new</text:span><text:span text:style-name="T73"> </text:span><text:span text:style-name="T74">Object()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2225.9501965924 -9982.822085889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8" draw:text-style-name="P3" draw:layer="layout" draw:type="line" svg:x1="11cm" svg:y1="8.7cm" svg:x2="18.6cm" svg:y2="6cm" draw:start-shape="id1" draw:start-glue-point="1" draw:end-shape="id2" svg:d="M11000 8700l7600-2700" svg:viewBox="0 0 7601 2701">
          <text:p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4" draw:id="id4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3" draw:id="id3" draw:layer="layout" svg:width="8.2cm" svg:height="1.4cm" svg:x="2.8cm" svg:y="8cm">
          <text:p text:style-name="P3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2cm">
          <text:p text:style-name="P3"><text:span text:style-name="T74">o =</text:span><text:span text:style-name="T72"> </text:span><text:span text:style-name="T71">new</text:span><text:span text:style-name="T73"> </text:span><text:span text:style-name="T74">Object()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6403.21931589537 4161.963190184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9" draw:text-style-name="P3" draw:layer="layout" draw:type="line" svg:x1="11cm" svg:y1="8.7cm" svg:x2="18.6cm" svg:y2="6cm" draw:start-shape="id3" draw:start-glue-point="1" draw:end-shape="id4" svg:d="M11000 8700l7600-2700" svg:viewBox="0 0 7601 2701">
          <text:p/>
        </draw:connecto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6" draw:id="id6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5" draw:id="id5" draw:layer="layout" svg:width="8.2cm" svg:height="1.4cm" svg:x="2.8cm" svg:y="8cm">
          <text:p text:style-name="P3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7.9cm">
          <text:p text:style-name="P28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2cm">
          <text:p text:style-name="P3"><text:span text:style-name="T76">o =</text:span><text:span text:style-name="T72"> </text:span><text:span text:style-name="T71">new</text:span><text:span text:style-name="T73"> </text:span><text:span text:style-name="T74">Object()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18225.8642765685 -8593.86503067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9" draw:text-style-name="P3" draw:layer="layout" draw:type="line" svg:x1="11cm" svg:y1="8.7cm" svg:x2="18.6cm" svg:y2="6cm" draw:start-shape="id5" draw:start-glue-point="1" draw:end-shape="id6" svg:d="M11000 8700l7600-2700" svg:viewBox="0 0 7601 2701">
          <text:p/>
        </draw:connecto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7" draw:id="id7" draw:layer="layout" svg:width="8.2cm" svg:height="1.4cm" svg:x="2.8cm" svg:y="8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8" draw:id="id8" draw:layer="layout" svg:width="6.6cm" svg:height="2.8cm" svg:x="18.6cm" svg:y="7.9cm">
          <text:p text:style-name="P28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2cm">
          <text:p text:style-name="P3"><text:span text:style-name="T74">o =</text:span><text:span text:style-name="T72"> </text:span><text:span text:style-name="T71">new</text:span><text:span text:style-name="T73"> </text:span><text:span text:style-name="T74">Object()</text:span><text:span text:style-name="T72">;</text:span></text:p>
          <draw:enhanced-geometry svg:viewBox="0 0 21600 21600" draw:glue-points="10800 0 0 10800 10800 21600 21600 10800 ?f40 ?f41" draw:text-areas="0 0 21600 21600" draw:type="rectangular-callout" draw:modifiers="-67.1666361807207 -9521.472392638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" draw:text-style-name="P3" draw:layer="layout" draw:type="line" svg:x1="11cm" svg:y1="8.7cm" svg:x2="18.6cm" svg:y2="9.3cm" draw:start-shape="id7" draw:start-glue-point="1" draw:end-shape="id8" draw:end-glue-point="3" svg:d="M11000 8700l7600 600" svg:viewBox="0 0 7601 601">
          <text:p/>
        </draw:connecto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9" draw:id="id9" draw:layer="layout" svg:width="8.2cm" svg:height="1.4cm" svg:x="2.8cm" svg:y="8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10" draw:id="id10" draw:layer="layout" svg:width="6.6cm" svg:height="2.8cm" svg:x="18.6cm" svg:y="7.9cm">
          <text:p text:style-name="P28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9.7cm">
          <text:p text:style-name="P30"><text:span text:style-name="T70">???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8cm">
          <text:p text:style-name="P3"><text:span text:style-name="T74">Object p =</text:span><text:span text:style-name="T72"> o;</text:span></text:p>
          <draw:enhanced-geometry svg:viewBox="0 0 21600 21600" draw:glue-points="10800 0 0 10800 10800 21600 21600 10800 ?f40 ?f41" draw:text-areas="0 0 21600 21600" draw:type="rectangular-callout" draw:modifiers="1986.02524236327 -6434.35582822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1" draw:text-style-name="P3" draw:layer="layout" draw:type="line" svg:x1="11cm" svg:y1="8.7cm" svg:x2="18.6cm" svg:y2="9.3cm" draw:start-shape="id9" draw:start-glue-point="1" draw:end-shape="id10" draw:end-glue-point="3" svg:d="M11000 8700l7600 600" svg:viewBox="0 0 7601 601">
          <text:p/>
        </draw:connecto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1" draw:id="id11" draw:layer="layout" svg:width="8.2cm" svg:height="1.4cm" svg:x="2.8cm" svg:y="8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12" draw:id="id12" draw:layer="layout" svg:width="6.6cm" svg:height="2.8cm" svg:x="18.6cm" svg:y="7.9cm">
          <text:p text:style-name="P28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3" draw:id="id13" draw:layer="layout" svg:width="8.2cm" svg:height="1.4cm" svg:x="2.8cm" svg:y="9.7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6.4cm" svg:height="4.4cm" svg:x="7.8cm" svg:y="11.8cm">
          <text:p text:style-name="P3"><text:span text:style-name="T74">Object p =</text:span><text:span text:style-name="T72"> o;</text:span></text:p>
          <draw:enhanced-geometry svg:viewBox="0 0 21600 21600" draw:glue-points="10800 0 0 10800 10800 21600 21600 10800 ?f40 ?f41" draw:text-areas="0 0 21600 21600" draw:type="rectangular-callout" draw:modifiers="2670.86153283336 -5973.006134969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1" draw:text-style-name="P3" draw:layer="layout" draw:type="line" svg:x1="11cm" svg:y1="8.7cm" svg:x2="18.6cm" svg:y2="9.3cm" draw:start-shape="id11" draw:start-glue-point="1" draw:end-shape="id12" draw:end-glue-point="3" svg:d="M11000 8700l7600 600" svg:viewBox="0 0 7601 601">
          <text:p/>
        </draw:connector>
        <draw:connector draw:style-name="gr18" draw:text-style-name="P3" draw:layer="layout" draw:type="line" svg:x1="11cm" svg:y1="10.4cm" svg:x2="18.6cm" svg:y2="9.3cm" draw:start-shape="id13" draw:start-glue-point="1" draw:end-shape="id12" svg:d="M11000 10400l7600-1100" svg:viewBox="0 0 7601 1101">
          <text:p/>
        </draw:connecto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4" draw:id="id14" draw:layer="layout" svg:width="8.2cm" svg:height="1.4cm" svg:x="2.8cm" svg:y="8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15" draw:id="id15" draw:layer="layout" svg:width="6.6cm" svg:height="2.8cm" svg:x="18.6cm" svg:y="7.9cm">
          <text:p text:style-name="P28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6" draw:id="id16" draw:layer="layout" svg:width="8.2cm" svg:height="1.4cm" svg:x="2.8cm" svg:y="9.7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1cm" svg:y1="8.7cm" svg:x2="18.6cm" svg:y2="9.3cm" draw:start-shape="id14" draw:start-glue-point="1" draw:end-shape="id15" draw:end-glue-point="3" svg:d="M11000 8700l7600 600" svg:viewBox="0 0 7601 601">
          <text:p/>
        </draw:connector>
        <draw:connector draw:style-name="gr22" draw:text-style-name="P3" draw:layer="layout" draw:type="line" svg:x1="11cm" svg:y1="10.4cm" svg:x2="18.6cm" svg:y2="9.3cm" draw:start-shape="id16" draw:start-glue-point="1" draw:end-shape="id15" svg:d="M11000 10400l7600-1100" svg:viewBox="0 0 7601 1101">
          <text:p/>
        </draw:connector>
        <draw:custom-shape draw:style-name="gr23" draw:text-style-name="P3" xml:id="id17" draw:id="id17" draw:layer="layout" svg:width="7.7cm" svg:height="4.1cm" svg:x="17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xml:id="id18" draw:id="id18" draw:layer="layout" svg:width="19.4cm" svg:height="2.618cm" svg:x="4.6cm" svg:y="13.182cm">
          <draw:text-box>
            <text:p text:style-name="P3"><text:span text:style-name="T77">???</text:span></text:p>
          </draw:text-box>
        </draw:frame>
        <draw:connector draw:style-name="gr25" draw:text-style-name="P3" draw:layer="layout" draw:type="line" svg:x1="19.027cm" svg:y1="7.3cm" svg:x2="14.3cm" svg:y2="13.182cm" draw:start-shape="id17" draw:start-glue-point="7" draw:end-shape="id18" svg:d="M19027 7300l-4727 5882" svg:viewBox="0 0 4728 5883">
          <text:p/>
        </draw:connecto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l modello di memoria della JVM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26" draw:layer="layout" svg:width="8.2cm" svg:height="1.4cm" svg:x="2.8cm" svg:y="4.6cm">
          <text:p text:style-name="P3"><text:span text:style-name="T70">12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8.2cm" svg:height="1.4cm" svg:x="2.8cm" svg:y="6.3cm">
          <text:p text:style-name="P3"><text:span text:style-name="T70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.6cm" svg:height="2.8cm" svg:x="18.6cm" svg:y="4.6cm">
          <text:p text:style-name="P28"><text:span text:style-name="T70">0x01af70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19" draw:id="id19" draw:layer="layout" svg:width="8.2cm" svg:height="1.4cm" svg:x="2.8cm" svg:y="8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xml:id="id20" draw:id="id20" draw:layer="layout" svg:width="6.6cm" svg:height="2.8cm" svg:x="18.6cm" svg:y="7.9cm">
          <text:p text:style-name="P28"><text:span text:style-name="T70">0x01b108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xml:id="id21" draw:id="id21" draw:layer="layout" svg:width="8.2cm" svg:height="1.4cm" svg:x="2.8cm" svg:y="9.7cm">
          <text:p text:style-name="P30"><text:span text:style-name="T70">0x01b108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1cm" svg:y1="8.7cm" svg:x2="18.6cm" svg:y2="9.3cm" draw:start-shape="id19" draw:start-glue-point="1" draw:end-shape="id20" draw:end-glue-point="3" svg:d="M11000 8700l7600 600" svg:viewBox="0 0 7601 601">
          <text:p/>
        </draw:connector>
        <draw:connector draw:style-name="gr22" draw:text-style-name="P3" draw:layer="layout" draw:type="line" svg:x1="11cm" svg:y1="10.4cm" svg:x2="18.6cm" svg:y2="9.3cm" draw:start-shape="id21" draw:start-glue-point="1" draw:end-shape="id20" svg:d="M11000 10400l7600-1100" svg:viewBox="0 0 7601 1101">
          <text:p/>
        </draw:connector>
        <draw:custom-shape draw:style-name="gr23" draw:text-style-name="P3" xml:id="id22" draw:id="id22" draw:layer="layout" svg:width="7.7cm" svg:height="4.1cm" svg:x="17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1" xml:id="id23" draw:id="id23" draw:layer="layout" svg:width="20.2cm" svg:height="2.618cm" svg:x="4.2cm" svg:y="13.182cm">
          <draw:text-box>
            <text:p text:style-name="P3"><text:span text:style-name="T77">Garbage Collection</text:span></text:p>
          </draw:text-box>
        </draw:frame>
        <draw:connector draw:style-name="gr25" draw:text-style-name="P3" draw:layer="layout" draw:type="line" svg:x1="19.027cm" svg:y1="7.3cm" svg:x2="14.3cm" svg:y2="13.182cm" draw:start-shape="id22" draw:start-glue-point="7" draw:end-shape="id23" svg:d="M19027 7300l-4727 5882" svg:viewBox="0 0 4728 5883">
          <text:p/>
        </draw:connecto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frame presentation:style-name="pr6" draw:text-style-name="P14" draw:layer="layout" svg:width="25.199cm" svg:height="7cm" svg:x="1.403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a classe <text:span text:style-name="T8">Counter</text:span></text:p>
          </draw:text-box>
        </draw:frame>
        <draw:frame presentation:style-name="pr6" draw:text-style-name="P14" draw:layer="layout" svg:width="25.199cm" svg:height="12.8cm" svg:x="1.402cm" svg:y="5cm" presentation:class="outline" presentation:user-transformed="true">
          <draw:text-box>
            <text:p text:style-name="P6"><text:span text:style-name="T31"/></text:p>
            <text:p text:style-name="P6"><text:span text:style-name="T79">/* un esempio di un semplice contatore */</text:span></text:p>
            <text:p text:style-name="P6"><text:span text:style-name="T31">public class</text:span><text:span text:style-name="T32"> Counter {</text:span></text:p>
            <text:p text:style-name="P6"><text:span text:style-name="T32"><text:s text:c="4"/></text:span><text:span text:style-name="T34">/* un campo per contenere il valore di questo contatore */</text:span></text:p>
            <text:p text:style-name="P6"><text:span text:style-name="T32"><text:s text:c="4"/></text:span><text:span text:style-name="T59">public int</text:span><text:span text:style-name="T32"> </text:span><text:span text:style-name="T33">count</text:span><text:span text:style-name="T32">;</text:span></text:p>
            <text:p text:style-name="P6"><text:span text:style-name="T34"><text:s text:c="4"/></text:span><text:span text:style-name="T34">/* un metodo per incrementare il contatore */</text:span></text:p>
            <text:p text:style-name="P6"><text:span text:style-name="T32"><text:s text:c="4"/></text:span><text:span text:style-name="T59">public void</text:span><text:span text:style-name="T32"> increment() {</text:span></text:p>
            <text:p text:style-name="P6"><text:span text:style-name="T32"><text:s text:c="8"/></text:span><text:span text:style-name="T33">count</text:span><text:span text:style-name="T32">++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frame presentation:style-name="pr6" draw:text-style-name="P14" draw:layer="layout" svg:width="25.199cm" svg:height="7cm" svg:x="1.404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draw:custom-shape draw:style-name="gr11" draw:text-style-name="P17" draw:layer="layout" svg:width="8.5cm" svg:height="3.3cm" svg:x="18.4cm" svg:y="8.3cm">
          <text:p text:style-name="P3"><text:span text:style-name="T3">Istanziazione</text:span></text:p>
          <text:p text:style-name="P3"><text:span text:style-name="T4">La variabile </text:span><text:span text:style-name="T5">counter</text:span><text:span text:style-name="T6"><text:line-break/></text:span><text:span text:style-name="T6">contiene il riferimento</text:span></text:p>
          <draw:enhanced-geometry svg:viewBox="0 0 21600 21600" draw:glue-points="10800 0 0 10800 10800 21600 21600 10800 ?f40 ?f41" draw:text-areas="0 0 21600 21600" draw:type="rectangular-callout" draw:modifiers="-8290.88342547935 5856.40714934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" presentation:presentation-page-layout-name="AL2T1">
        <draw:frame presentation:style-name="pr6" draw:text-style-name="P14" draw:layer="layout" svg:width="25.199cm" svg:height="7cm" svg:x="1.404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</text:span><text:span text:style-name="T80">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custom-shape draw:style-name="gr11" draw:text-style-name="P17" draw:layer="layout" svg:width="9.4cm" svg:height="4.4cm" svg:x="9.8cm" svg:y="15.4cm">
          <text:p text:style-name="P3"><text:span text:style-name="T3">Dereferenziazione</text:span></text:p>
          <text:p text:style-name="P3"><text:span text:style-name="T4">Il </text:span><text:span text:style-name="T81">punto</text:span><text:span text:style-name="T4"> indica accesso</text:span><text:span text:style-name="T4"><text:line-break/></text:span><text:span text:style-name="T4">ai membri dell'istanza</text:span><text:span text:style-name="T4"><text:line-break/></text:span><text:span text:style-name="T4">in memoria</text:span></text:p>
          <draw:enhanced-geometry svg:viewBox="0 0 21600 21600" draw:glue-points="10800 0 0 10800 10800 21600 21600 10800 ?f40 ?f41" draw:text-areas="0 0 21600 21600" draw:type="rectangular-callout" draw:modifiers="7379.98085310073 -12358.282208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7" draw:layer="layout" svg:width="8.5cm" svg:height="3.3cm" svg:x="18.413cm" svg:y="8.301cm">
          <text:p text:style-name="P3"><text:span text:style-name="T3">Istanziazione</text:span></text:p>
          <text:p text:style-name="P3"><text:span text:style-name="T4">La variabile </text:span><text:span text:style-name="T5">counter</text:span><text:span text:style-name="T6"><text:line-break/></text:span><text:span text:style-name="T6">contiene il riferimento</text:span></text:p>
          <draw:enhanced-geometry svg:viewBox="0 0 21600 21600" draw:glue-points="10800 0 0 10800 10800 21600 21600 10800 ?f40 ?f41" draw:text-areas="0 0 21600 21600" draw:type="rectangular-callout" draw:modifiers="-8290.88342547935 5856.40714934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" presentation:presentation-page-layout-name="AL2T1">
        <draw:frame presentation:style-name="pr6" draw:text-style-name="P14" draw:layer="layout" svg:width="25.199cm" svg:height="7cm" svg:x="1.404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</text:span><text:span text:style-name="T58">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custom-shape draw:style-name="gr11" draw:text-style-name="P17" draw:layer="layout" svg:width="9.4cm" svg:height="4.4cm" svg:x="9.8cm" svg:y="15.4cm">
          <text:p text:style-name="P3"><text:span text:style-name="T3">Dereferenziazione</text:span></text:p>
          <text:p text:style-name="P3"><text:span text:style-name="T4">Il </text:span><text:span text:style-name="T81">punto</text:span><text:span text:style-name="T4"> indica accesso</text:span><text:span text:style-name="T4"><text:line-break/></text:span><text:span text:style-name="T4">ai membri dell'istanza</text:span><text:span text:style-name="T4"><text:line-break/></text:span><text:span text:style-name="T4">in memoria</text:span></text:p>
          <draw:enhanced-geometry svg:viewBox="0 0 21600 21600" draw:glue-points="10800 0 0 10800 10800 21600 21600 10800 ?f40 ?f41" draw:text-areas="0 0 21600 21600" draw:type="rectangular-callout" draw:modifiers="7379.98085310073 -12358.282208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7" draw:layer="layout" svg:width="8.5cm" svg:height="3.3cm" svg:x="18.413cm" svg:y="8.301cm">
          <text:p text:style-name="P3"><text:span text:style-name="T3">Istanziazione</text:span></text:p>
          <text:p text:style-name="P3"><text:span text:style-name="T4">La variabile </text:span><text:span text:style-name="T5">counter</text:span><text:span text:style-name="T6"><text:line-break/></text:span><text:span text:style-name="T6">contiene il riferimento</text:span></text:p>
          <draw:enhanced-geometry svg:viewBox="0 0 21600 21600" draw:glue-points="10800 0 0 10800 10800 21600 21600 10800 ?f40 ?f41" draw:text-areas="0 0 21600 21600" draw:type="rectangular-callout" draw:modifiers="-8290.88342547935 5856.40714934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2" draw:layer="layout" svg:width="6.943cm" svg:height="4.4cm" svg:x="20cm" svg:y="12.2cm">
          <text:p text:style-name="P3"><text:span text:style-name="T4">Accesso a</text:span><text:span text:style-name="T4"><text:line-break/></text:span><text:span text:style-name="T4">un </text:span><text:span text:style-name="T3">attributo</text:span><text:span text:style-name="T4"><text:line-break/></text:span><text:span text:style-name="T4">d'istanza</text:span></text:p>
          <draw:enhanced-geometry svg:viewBox="0 0 21600 21600" draw:glue-points="10800 0 0 10800 10800 21600 21600 10800 ?f40 ?f41" draw:text-areas="0 0 21600 21600" draw:type="rectangular-callout" draw:modifiers="-16741.2442396313 -7725.15337423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" presentation:presentation-page-layout-name="AL2T1">
        <draw:frame presentation:style-name="pr6" draw:text-style-name="P14" draw:layer="layout" svg:width="25.199cm" svg:height="7cm" svg:x="1.404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</text:span><text:span text:style-name="T58">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custom-shape draw:style-name="gr11" draw:text-style-name="P17" draw:layer="layout" svg:width="9.4cm" svg:height="4.4cm" svg:x="9.8cm" svg:y="15.4cm">
          <text:p text:style-name="P3"><text:span text:style-name="T3">Dereferenziazione</text:span></text:p>
          <text:p text:style-name="P3"><text:span text:style-name="T4">Il </text:span><text:span text:style-name="T81">punto</text:span><text:span text:style-name="T4"> indica accesso</text:span><text:span text:style-name="T4"><text:line-break/></text:span><text:span text:style-name="T4">ai membri dell'istanza</text:span><text:span text:style-name="T4"><text:line-break/></text:span><text:span text:style-name="T4">in memoria</text:span></text:p>
          <draw:enhanced-geometry svg:viewBox="0 0 21600 21600" draw:glue-points="10800 0 0 10800 10800 21600 21600 10800 ?f40 ?f41" draw:text-areas="0 0 21600 21600" draw:type="rectangular-callout" draw:modifiers="7379.98085310073 -12358.282208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7" draw:layer="layout" svg:width="8.5cm" svg:height="3.3cm" svg:x="18.413cm" svg:y="8.301cm">
          <text:p text:style-name="P3"><text:span text:style-name="T3">Istanziazione</text:span></text:p>
          <text:p text:style-name="P3"><text:span text:style-name="T4">La variabile </text:span><text:span text:style-name="T5">counter</text:span><text:span text:style-name="T6"><text:line-break/></text:span><text:span text:style-name="T6">contiene il riferimento</text:span></text:p>
          <draw:enhanced-geometry svg:viewBox="0 0 21600 21600" draw:glue-points="10800 0 0 10800 10800 21600 21600 10800 ?f40 ?f41" draw:text-areas="0 0 21600 21600" draw:type="rectangular-callout" draw:modifiers="-8290.88342547935 5856.40714934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2" draw:layer="layout" svg:width="6.943cm" svg:height="4.4cm" svg:x="20cm" svg:y="12.2cm">
          <text:p text:style-name="P3"><text:span text:style-name="T4">Accesso a</text:span><text:span text:style-name="T4"><text:line-break/></text:span><text:span text:style-name="T4">un </text:span><text:span text:style-name="T3">attributo</text:span><text:span text:style-name="T4"><text:line-break/></text:span><text:span text:style-name="T4">d'istanza</text:span></text:p>
          <draw:enhanced-geometry svg:viewBox="0 0 21600 21600" draw:glue-points="10800 0 0 10800 10800 21600 21600 10800 ?f40 ?f41" draw:text-areas="0 0 21600 21600" draw:type="rectangular-callout" draw:modifiers="-16741.2442396313 -7725.15337423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2" draw:layer="layout" svg:width="7.943cm" svg:height="3.586cm" svg:x="1.109cm" svg:y="15.414cm">
          <text:p text:style-name="P3"><text:span text:style-name="T4">Accesso a un </text:span><text:span text:style-name="T3">metodo</text:span><text:span text:style-name="T4"><text:line-break/></text:span><text:span text:style-name="T4">d'istanza</text:span></text:p>
          <draw:enhanced-geometry svg:viewBox="0 0 21600 21600" draw:glue-points="10800 0 0 10800 10800 21600 21600 10800 ?f40 ?f41" draw:text-areas="0 0 21600 21600" draw:type="rectangular-callout" draw:modifiers="18214.8036253776 -23081.349316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" presentation:presentation-page-layout-name="AL2T1">
        <draw:frame presentation:style-name="pr6" draw:text-style-name="P14" draw:layer="layout" svg:width="25.199cm" svg:height="7cm" svg:x="1.404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</text:span><text:span text:style-name="T58">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custom-shape draw:style-name="gr11" draw:text-style-name="P32" draw:layer="layout" svg:width="11cm" svg:height="2.8cm" svg:x="1.8cm" svg:y="15.4cm">
          <text:p text:style-name="P3"><text:span text:style-name="T4">Assegnazione a un attributo</text:span></text:p>
          <draw:enhanced-geometry svg:viewBox="0 0 21600 21600" draw:glue-points="10800 0 0 10800 10800 21600 21600 10800 ?f40 ?f41" draw:text-areas="0 0 21600 21600" draw:type="rectangular-callout" draw:modifiers="13583.2015271339 -13394.9303820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" presentation:presentation-page-layout-name="AL2T1">
        <draw:frame presentation:style-name="pr6" draw:text-style-name="P14" draw:layer="layout" svg:width="25.199cm" svg:height="7cm" svg:x="1.404cm" svg:y="7.8cm" presentation:class="outline" presentation:user-transformed="true">
          <draw:text-box>
            <text:p text:style-name="P6"><text:span text:style-name="T31"/></text:p>
            <text:p text:style-name="P6"><text:span text:style-name="T32"><text:s text:c="4"/></text:span><text:span text:style-name="T32">Counter counter = </text:span><text:span text:style-name="T59">new</text:span><text:span text:style-name="T32"> Counter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.</text:span><text:span text:style-name="T33">count</text:span><text:span text:style-name="T32">);</text:span></text:p>
            <text:p text:style-name="P6"><text:span text:style-name="T32"><text:s text:c="4"/></text:span><text:span text:style-name="T32">counter.increment();</text:span></text:p>
            <text:p text:style-name="P6"><text:span text:style-name="T32"><text:s text:c="4"/></text:span><text:span text:style-name="T32">System.</text:span><text:span text:style-name="T78">out</text:span><text:span text:style-name="T32">.println(counter</text:span><text:span text:style-name="T58">.</text:span><text:span text:style-name="T33">count</text:span><text:span text:style-name="T32">);</text:span></text:p>
            <text:p text:style-name="P6"><text:span text:style-name="T32"><text:s text:c="4"/></text:span><text:span text:style-name="T32">counter.</text:span><text:span text:style-name="T33">count</text:span><text:span text:style-name="T32"> = </text:span><text:span text:style-name="T33">0</text:span><text:span text:style-name="T32">;</text:span></text:p>
            <text:p text:style-name="P6"><text:span text:style-name="T32"><text:s/>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Usare i riferimen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o un <text:span text:style-name="T3">riferimento</text:span> è possibile accedere alla struttura dati e ai metodi dell'<text:span text:style-name="T3">oggetto</text:span></text:p>
              </text:list-item>
            </text:list>
          </draw:text-box>
        </draw:frame>
        <draw:custom-shape draw:style-name="gr11" draw:text-style-name="P32" draw:layer="layout" svg:width="11cm" svg:height="2.8cm" svg:x="1.8cm" svg:y="15.4cm">
          <text:p text:style-name="P3"><text:span text:style-name="T4">Assegnazione a un attributo</text:span></text:p>
          <draw:enhanced-geometry svg:viewBox="0 0 21600 21600" draw:glue-points="10800 0 0 10800 10800 21600 21600 10800 ?f40 ?f41" draw:text-areas="0 0 21600 21600" draw:type="rectangular-callout" draw:modifiers="13583.2015271339 -13394.9303820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3" draw:layer="layout" svg:width="12.8cm" svg:height="2.143cm" svg:x="13.8cm" svg:y="15.657cm">
          <draw:text-box>
            <text:p><text:span text:style-name="T82">Bad practice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sercizio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vediamo e correggiamo il codice dell'esercizio</text:p>
              </text:list-item>
              <text:list-item>
                <text:p>Cerchiamo di prevedere l'output del programma</text:p>
              </text:list-item>
              <text:list-item>
                <text:p>Verifichiamo la correttezza delle nostre previsio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a classe <text:span text:style-name="T8">Str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3">È una delle classi predefinite di Java</text:span></text:p>
              </text:list-item>
              <text:list-item>
                <text:p><text:span text:style-name="T83">Rappresenta una stringa di caratteri + una collezione di metodi per manipolarla</text:span></text:p>
              </text:list-item>
              <text:list-item>
                <text:p><text:span text:style-name="T83">Presenta alcune particolarità:</text:span></text:p>
                <text:list>
                  <text:list-item>
                    <text:p><text:span text:style-name="T84">È </text:span><text:span text:style-name="T85">immutabile</text:span><text:span text:style-name="T86">, i metodi che ne modificherebbero il contenuto ritornano invece una nuova istanza modificata</text:span></text:p>
                  </text:list-item>
                  <text:list-item>
                    <text:p><text:span text:style-name="T86">Il modo preferito di istanziare una stringa è tramite un'espressione letterale (</text:span><text:span text:style-name="T87">“Hello, world!”</text:span><text:span text:style-name="T86">), senza la parola chiave </text:span><text:span text:style-name="T85">new</text:span></text:p>
                  </text:list-item>
                  <text:list-item>
                    <text:p><text:span text:style-name="T86">Stringhe e altri valori si possono concatenare tramite l'operatore </text:span><text:span text:style-name="T88">+</text:span><text:span text:style-name="T89">, che produce una nuova string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xml:id="id24" draw:id="id24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5.9cm" draw:end-shape="id24" svg:d="M11000 5300l7600 600" svg:viewBox="0 0 7601 601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4f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2cm">
          <text:p text:style-name="P3"><text:span text:style-name="T94">String hello = </text:span><text:span text:style-name="T95">“Hello”</text:span><text:span text:style-name="T94">;</text:span></text:p>
          <draw:enhanced-geometry svg:viewBox="0 0 21600 21600" draw:glue-points="10800 0 0 10800 10800 21600 21600 10800 ?f40 ?f41" draw:text-areas="0 0 21600 21600" draw:type="rectangular-callout" draw:modifiers="1993.9820917231 -82317.4920490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" presentation:presentation-page-layout-name="AL2T1">
        <office:forms form:automatic-focus="false" form:apply-design-mode="false"/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4f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xml:id="id25" draw:id="id25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5.9cm" draw:end-shape="id25" svg:d="M11000 5300l7600 600" svg:viewBox="0 0 7601 601">
          <text:p/>
        </draw:connector>
        <draw:custom-shape draw:style-name="gr17" draw:text-style-name="P36" xml:id="id26" draw:id="id26" draw:layer="layout" svg:width="6.6cm" svg:height="2.543cm" svg:x="18.6cm" svg:y="7.457cm">
          <text:p text:style-name="P34"><text:span text:style-name="T90">0x02b756</text:span></text:p>
          <text:p text:style-name="P35"><text:span text:style-name="T91">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8.728cm" draw:end-shape="id26" draw:end-glue-point="3" svg:d="M11000 6900l7600 1828" svg:viewBox="0 0 7601 1829">
          <text:p/>
        </draw:connector>
        <draw:custom-shape draw:style-name="gr16" draw:text-style-name="P38" draw:layer="layout" svg:width="22cm" svg:height="2.2cm" svg:x="3cm" svg:y="14.2cm">
          <text:p text:style-name="P3"><text:span text:style-name="T94">String world = </text:span><text:span text:style-name="T95">“World”</text:span><text:span text:style-name="T94">;</text:span></text:p>
          <draw:enhanced-geometry svg:viewBox="0 0 21600 21600" draw:glue-points="10800 0 0 10800 10800 21600 21600 10800 ?f40 ?f41" draw:text-areas="0 0 21600 21600" draw:type="rectangular-callout" draw:modifiers="1866.35152947593 -66566.46978646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5" draw:text-style-name="P37" xml:id="id31" draw:id="id31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4f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32" draw:id="id32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27" draw:id="id2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28" draw:id="id28" draw:layer="layout" svg:width="6.6cm" svg:height="2.543cm" svg:x="18.6cm" svg:y="7.457cm">
          <text:p text:style-name="P34"><text:span text:style-name="T90">0x02b756</text:span></text:p>
          <text:p text:style-name="P35"><text:span text:style-name="T91">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8.728cm" draw:start-shape="id27" draw:start-glue-point="1" draw:end-shape="id28" draw:end-glue-point="3" svg:d="M11000 6900l7600 1828" svg:viewBox="0 0 7601 1829">
          <text:p/>
        </draw:connector>
        <draw:custom-shape draw:style-name="gr17" draw:text-style-name="P36" xml:id="id30" draw:id="id30" draw:layer="layout" svg:width="6.6cm" svg:height="2.543cm" svg:x="18.6cm" svg:y="10.257cm">
          <text:p text:style-name="P34"><text:span text:style-name="T90">0x02b75d</text:span></text:p>
          <text:p text:style-name="P35"><text:span text:style-name="T91">Hello, World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1cm" svg:y1="8.5cm" svg:x2="18.6cm" svg:y2="11.528cm" draw:start-shape="id29" draw:start-glue-point="1" draw:end-shape="id30" draw:end-glue-point="3" svg:d="M11000 8500l7600 3028" svg:viewBox="0 0 7601 3029">
          <text:p/>
        </draw:connector>
        <draw:custom-shape draw:style-name="gr15" draw:text-style-name="P37" xml:id="id29" draw:id="id29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5.9cm" draw:start-shape="id31" draw:start-glue-point="1" draw:end-shape="id32" svg:d="M11000 5300l7600 600" svg:viewBox="0 0 7601 601">
          <text:p/>
        </draw:connector>
        <draw:custom-shape draw:style-name="gr16" draw:text-style-name="P38" draw:layer="layout" svg:width="22cm" svg:height="2.2cm" svg:x="3cm" svg:y="14.2cm">
          <text:p text:style-name="P3"><text:span text:style-name="T94">helloWorld = hello + </text:span><text:span text:style-name="T95">“, ” </text:span><text:span text:style-name="T94">+ world;</text:span></text:p>
          <draw:enhanced-geometry svg:viewBox="0 0 21600 21600" draw:glue-points="10800 0 0 10800 10800 21600 21600 10800 ?f40 ?f41" draw:text-areas="0 0 21600 21600" draw:type="rectangular-callout" draw:modifiers="2589.91864006182 -51669.24125397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xml:id="id34" draw:id="id34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33" draw:id="id33" draw:layer="layout" svg:width="6.6cm" svg:height="2.543cm" svg:x="18.6cm" svg:y="7.457cm">
          <text:p text:style-name="P34"><text:span text:style-name="T90">0x02b756</text:span></text:p>
          <text:p text:style-name="P35"><text:span text:style-name="T91">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8.728cm" draw:end-shape="id33" draw:end-glue-point="3" svg:d="M11000 6900l7600 1828" svg:viewBox="0 0 7601 1829">
          <text:p/>
        </draw:connector>
        <draw:custom-shape draw:style-name="gr17" draw:text-style-name="P36" xml:id="id36" draw:id="id36" draw:layer="layout" svg:width="6.6cm" svg:height="2.543cm" svg:x="18.6cm" svg:y="10.257cm">
          <text:p text:style-name="P34"><text:span text:style-name="T90">0x02b75d</text:span></text:p>
          <text:p text:style-name="P35"><text:span text:style-name="T91">Hello, 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5.9cm" draw:end-shape="id34" draw:end-glue-point="3" svg:d="M11000 5300l7600 600" svg:viewBox="0 0 7601 601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4f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35" draw:id="id35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2cm">
          <text:p text:style-name="P3"><text:span text:style-name="T94">helloWorld = hello + </text:span><text:span text:style-name="T95">“, ” </text:span><text:span text:style-name="T94">+ world;</text:span></text:p>
          <draw:enhanced-geometry svg:viewBox="0 0 21600 21600" draw:glue-points="10800 0 0 10800 10800 21600 21600 10800 ?f40 ?f41" draw:text-areas="0 0 21600 21600" draw:type="rectangular-callout" draw:modifiers="2589.91864006182 -52101.04497955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7" draw:text-style-name="P3" draw:layer="layout" draw:type="line" svg:x1="11cm" svg:y1="8.5cm" svg:x2="18.6cm" svg:y2="11.528cm" draw:start-shape="id35" draw:start-glue-point="1" draw:end-shape="id36" svg:d="M11000 8500l7600 3028" svg:viewBox="0 0 7601 3029">
          <text:p/>
        </draw:connector>
        <draw:frame draw:style-name="gr28" draw:text-style-name="P39" draw:layer="layout" svg:width="15.9cm" svg:height="1.826cm" svg:x="1.7cm" svg:y="10.8cm">
          <draw:text-box>
            <text:p><text:span text:style-name="T96">È una semplificazion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37" draw:id="id37" draw:layer="layout" svg:width="6.6cm" svg:height="1.143cm" svg:x="18.6cm" svg:y="7.4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8.028cm" draw:end-shape="id37" draw:end-glue-point="3" svg:d="M11000 6900l7600 1128" svg:viewBox="0 0 7601 1129">
          <text:p/>
        </draw:connector>
        <draw:custom-shape draw:style-name="gr17" draw:text-style-name="P36" xml:id="id40" draw:id="id40" draw:layer="layout" svg:width="6.6cm" svg:height="2.543cm" svg:x="18.6cm" svg:y="8.857cm">
          <text:p text:style-name="P34"><text:span text:style-name="T90">0x02b75d</text:span></text:p>
          <text:p text:style-name="P35"><text:span text:style-name="T91">Hello, 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12.957cm" draw:end-shape="id38" draw:end-glue-point="3" svg:d="M11000 5300l7600 7657" svg:viewBox="0 0 7601 7658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39" draw:id="id39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4cm">
          <text:p text:style-name="P3"><text:span text:style-name="T94">hello = helloWorld.substring(</text:span><text:span text:style-name="T95">0</text:span><text:span text:style-name="T94">, </text:span><text:span text:style-name="T95">5</text:span><text:span text:style-name="T94">);</text:span></text:p>
          <draw:enhanced-geometry svg:viewBox="0 0 21600 21600" draw:glue-points="10800 0 0 10800 10800 21600 21600 10800 ?f40 ?f41" draw:text-areas="0 0 21600 21600" draw:type="rectangular-callout" draw:modifiers="2505.48611426753 -84280.2362562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7" draw:text-style-name="P3" draw:layer="layout" draw:type="line" svg:x1="11cm" svg:y1="8.5cm" svg:x2="18.6cm" svg:y2="10.128cm" draw:start-shape="id39" draw:start-glue-point="1" draw:end-shape="id40" svg:d="M11000 8500l7600 1628" svg:viewBox="0 0 7601 1629">
          <text:p/>
        </draw:connector>
        <draw:custom-shape draw:style-name="gr17" draw:text-style-name="P36" xml:id="id38" draw:id="id38" draw:layer="layout" svg:width="6.6cm" svg:height="2.6cm" svg:x="18.6cm" svg:y="11.657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41" draw:id="id41" draw:layer="layout" svg:width="6.6cm" svg:height="1.143cm" svg:x="18.6cm" svg:y="7.4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8.028cm" draw:end-shape="id41" draw:end-glue-point="3" svg:d="M11000 6900l7600 1128" svg:viewBox="0 0 7601 1129">
          <text:p/>
        </draw:connector>
        <draw:custom-shape draw:style-name="gr17" draw:text-style-name="P36" xml:id="id44" draw:id="id44" draw:layer="layout" svg:width="6.6cm" svg:height="2.543cm" svg:x="18.6cm" svg:y="8.857cm">
          <text:p text:style-name="P34"><text:span text:style-name="T90">0x02b75d</text:span></text:p>
          <text:p text:style-name="P35"><text:span text:style-name="T91">Hello, 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12.957cm" draw:end-shape="id42" draw:end-glue-point="3" svg:d="M11000 5300l7600 7657" svg:viewBox="0 0 7601 7658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43" draw:id="id43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8.5cm" svg:x2="18.6cm" svg:y2="10.128cm" draw:start-shape="id43" draw:start-glue-point="1" draw:end-shape="id44" svg:d="M11000 8500l7600 1628" svg:viewBox="0 0 7601 1629">
          <text:p/>
        </draw:connector>
        <draw:custom-shape draw:style-name="gr17" draw:text-style-name="P36" xml:id="id42" draw:id="id42" draw:layer="layout" svg:width="6.6cm" svg:height="2.6cm" svg:x="18.6cm" svg:y="11.657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2cm" svg:height="19.2cm" svg:x="1cm" svg:y="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0" xml:id="id46" draw:id="id46" draw:layer="layout" svg:width="3.2cm" svg:height="1.286cm" svg:x="22.062cm" svg:y="5.852cm"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29" draw:text-style-name="P40" xml:id="id47" draw:id="id47" draw:layer="layout" svg:width="3.2cm" svg:height="1.286cm" svg:x="22.062cm" svg:y="12.895cm"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frame draw:style-name="gr14" draw:text-style-name="P41" xml:id="id45" draw:id="id45" draw:layer="layout" svg:width="8cm" svg:height="1.517cm" svg:x="5.5cm" svg:y="12.1cm">
          <draw:text-box>
            <text:p text:style-name="P3"><text:span text:style-name="T56">Stesso valore</text:span></text:p>
          </draw:text-box>
        </draw:frame>
        <draw:connector draw:style-name="gr18" draw:text-style-name="P3" draw:layer="layout" draw:type="line" svg:x1="13.5cm" svg:y1="12.858cm" svg:x2="22.062cm" svg:y2="6.495cm" draw:start-shape="id45" draw:start-glue-point="1" draw:end-shape="id46" svg:d="M13500 12858l8562-6363" svg:viewBox="0 0 8563 6364">
          <text:p/>
        </draw:connector>
        <draw:connector draw:style-name="gr18" draw:text-style-name="P3" draw:layer="layout" draw:type="line" svg:x1="13.5cm" svg:y1="12.858cm" svg:x2="22.062cm" svg:y2="13.538cm" draw:start-shape="id45" draw:start-glue-point="1" draw:end-shape="id47" svg:d="M13500 12858l8562 680" svg:viewBox="0 0 8563 681">
          <text:p/>
        </draw:connector>
        <draw:frame draw:style-name="gr30" draw:text-style-name="P42" draw:layer="layout" svg:width="18.2cm" svg:height="1.981cm" svg:x="2.9cm" svg:y="14.519cm">
          <draw:text-box>
            <text:p text:style-name="P3"><text:span text:style-name="T97">hello0.equals(hello1) ; </text:span><text:span text:style-name="T98">//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draw:layer="layout" svg:width="6.6cm" svg:height="2.6cm" svg:x="18.6cm" svg:y="4.6cm">
          <text:p text:style-name="P34"><text:span text:style-name="T90">0x02b74f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48" draw:id="id48" draw:layer="layout" svg:width="6.6cm" svg:height="1.143cm" svg:x="18.6cm" svg:y="7.4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8.028cm" draw:end-shape="id48" draw:end-glue-point="3" svg:d="M11000 6900l7600 1128" svg:viewBox="0 0 7601 1129">
          <text:p/>
        </draw:connector>
        <draw:custom-shape draw:style-name="gr17" draw:text-style-name="P36" xml:id="id51" draw:id="id51" draw:layer="layout" svg:width="6.6cm" svg:height="2.543cm" svg:x="18.6cm" svg:y="8.857cm">
          <text:p text:style-name="P34"><text:span text:style-name="T90">0x02b75d</text:span></text:p>
          <text:p text:style-name="P35"><text:span text:style-name="T91">Hello, Worl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12.957cm" draw:end-shape="id49" draw:end-glue-point="3" svg:d="M11000 5300l7600 7657" svg:viewBox="0 0 7601 7658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50" draw:id="id50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8.5cm" svg:x2="18.6cm" svg:y2="10.128cm" draw:start-shape="id50" draw:start-glue-point="1" draw:end-shape="id51" svg:d="M11000 8500l7600 1628" svg:viewBox="0 0 7601 1629">
          <text:p/>
        </draw:connector>
        <draw:custom-shape draw:style-name="gr17" draw:text-style-name="P36" xml:id="id49" draw:id="id49" draw:layer="layout" svg:width="6.6cm" svg:height="2.6cm" svg:x="18.6cm" svg:y="11.657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2cm" svg:height="19.2cm" svg:x="1cm" svg:y="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3" xml:id="id53" draw:id="id53" draw:layer="layout" svg:width="3.938cm" svg:height="1.088cm" svg:x="18.619cm" svg:y="4.538cm">
          <text:p text:style-name="P35"><text:span text:style-name="T99">0x02b74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1" xml:id="id52" draw:id="id52" draw:layer="layout" svg:width="11cm" svg:height="1.517cm" svg:x="4.2cm" svg:y="12.1cm">
          <draw:text-box>
            <text:p text:style-name="P3"><text:span text:style-name="T56">Diverso riferimento</text:span></text:p>
          </draw:text-box>
        </draw:frame>
        <draw:connector draw:style-name="gr18" draw:text-style-name="P3" draw:layer="layout" draw:type="line" svg:x1="15.2cm" svg:y1="12.858cm" svg:x2="18.619cm" svg:y2="5.082cm" draw:start-shape="id52" draw:start-glue-point="1" draw:end-shape="id53" svg:d="M15200 12858l3419-7776" svg:viewBox="0 0 3420 7777">
          <text:p/>
        </draw:connector>
        <draw:connector draw:style-name="gr18" draw:text-style-name="P3" draw:layer="layout" draw:type="line" svg:x1="15.2cm" svg:y1="12.858cm" svg:x2="18.619cm" svg:y2="12.168cm" draw:start-shape="id52" draw:start-glue-point="1" draw:end-shape="id54" draw:end-glue-point="3" svg:d="M15200 12858l3419-690" svg:viewBox="0 0 3420 691">
          <text:p/>
        </draw:connector>
        <draw:frame draw:style-name="gr30" draw:text-style-name="P42" draw:layer="layout" svg:width="18.2cm" svg:height="1.981cm" svg:x="2.9cm" svg:y="14.519cm">
          <draw:text-box>
            <text:p text:style-name="P3"><text:span text:style-name="T97">hello0 == hello1 ; <text:s/></text:span><text:span text:style-name="T98">// false!!!</text:span></text:p>
          </draw:text-box>
        </draw:frame>
        <draw:custom-shape draw:style-name="gr31" draw:text-style-name="P43" xml:id="id54" draw:id="id54" draw:layer="layout" svg:width="3.938cm" svg:height="1.088cm" svg:x="18.619cm" svg:y="11.624cm">
          <text:p text:style-name="P35"><text:span text:style-name="T99">0x02b77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xml:id="id56" draw:id="id56" draw:layer="layout" svg:width="6.6cm" svg:height="2.6cm" svg:x="18.6cm" svg:y="8.743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55" draw:id="id55" draw:layer="layout" svg:width="6.6cm" svg:height="1.143cm" svg:x="18.6cm" svg:y="5.9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6.528cm" draw:end-shape="id55" draw:end-glue-point="3" svg:d="M11000 6900l7600-372" svg:viewBox="0 0 7601 373">
          <text:p/>
        </draw:connector>
        <draw:custom-shape draw:style-name="gr17" draw:text-style-name="P36" xml:id="id58" draw:id="id58" draw:layer="layout" svg:width="6.6cm" svg:height="1.143cm" svg:x="18.6cm" svg:y="7.357cm">
          <text:p text:style-name="P34"><text:span text:style-name="T90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10.043cm" draw:end-shape="id56" svg:d="M11000 5300l7600 4743" svg:viewBox="0 0 7601 4744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57" draw:id="id57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8.5cm" svg:x2="18.6cm" svg:y2="7.928cm" draw:start-shape="id57" draw:start-glue-point="1" draw:end-shape="id58" svg:d="M11000 8500l7600-572" svg:viewBox="0 0 7601 573">
          <text:p/>
        </draw:connector>
        <draw:custom-shape draw:style-name="gr17" draw:text-style-name="P36" draw:layer="layout" svg:width="6.6cm" svg:height="1.143cm" svg:x="18.6cm" svg:y="4.557cm">
          <text:p text:style-name="P34"><text:span text:style-name="T90">0x02b74f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4cm">
          <text:p text:style-name="P3"><text:span text:style-name="T100">hello = </text:span><text:span text:style-name="T94">hello.toUpperCase();</text:span></text:p>
          <draw:enhanced-geometry svg:viewBox="0 0 21600 21600" draw:glue-points="10800 0 0 10800 10800 21600 21600 10800 ?f40 ?f41" draw:text-areas="0 0 21600 21600" draw:type="rectangular-callout" draw:modifiers="12299.6591064043 6388.7323943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xml:id="id60" draw:id="id60" draw:layer="layout" svg:width="6.6cm" svg:height="2.6cm" svg:x="18.6cm" svg:y="8.743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59" draw:id="id59" draw:layer="layout" svg:width="6.6cm" svg:height="1.143cm" svg:x="18.6cm" svg:y="5.9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6.528cm" draw:end-shape="id59" draw:end-glue-point="3" svg:d="M11000 6900l7600-372" svg:viewBox="0 0 7601 373">
          <text:p/>
        </draw:connector>
        <draw:custom-shape draw:style-name="gr17" draw:text-style-name="P36" xml:id="id62" draw:id="id62" draw:layer="layout" svg:width="6.6cm" svg:height="1.143cm" svg:x="18.6cm" svg:y="7.357cm">
          <text:p text:style-name="P34"><text:span text:style-name="T90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10.043cm" draw:end-shape="id60" svg:d="M11000 5300l7600 4743" svg:viewBox="0 0 7601 4744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61" draw:id="id61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8.5cm" svg:x2="18.6cm" svg:y2="7.928cm" draw:start-shape="id61" draw:start-glue-point="1" draw:end-shape="id62" svg:d="M11000 8500l7600-572" svg:viewBox="0 0 7601 573">
          <text:p/>
        </draw:connector>
        <draw:custom-shape draw:style-name="gr17" draw:text-style-name="P36" draw:layer="layout" svg:width="6.6cm" svg:height="1.143cm" svg:x="18.6cm" svg:y="4.557cm">
          <text:p text:style-name="P34"><text:span text:style-name="T90">0x02b74f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6.6cm" svg:height="2.6cm" svg:x="18.6cm" svg:y="11.6cm">
          <text:p text:style-name="P34"><text:span text:style-name="T90">0x02b778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4cm">
          <text:p text:style-name="P3"><text:span text:style-name="T101">hello = </text:span><text:span text:style-name="T94">hello.toUpperCase();</text:span></text:p>
          <draw:enhanced-geometry svg:viewBox="0 0 21600 21600" draw:glue-points="10800 0 0 10800 10800 21600 21600 10800 ?f40 ?f41" draw:text-areas="0 0 21600 21600" draw:type="rectangular-callout" draw:modifiers="18175.5738375528 -11069.8773284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draw:layer="layout" svg:width="6.6cm" svg:height="2.6cm" svg:x="18.6cm" svg:y="8.743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63" draw:id="id63" draw:layer="layout" svg:width="6.6cm" svg:height="1.143cm" svg:x="18.6cm" svg:y="5.9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6.528cm" draw:end-shape="id63" draw:end-glue-point="3" svg:d="M11000 6900l7600-372" svg:viewBox="0 0 7601 373">
          <text:p/>
        </draw:connector>
        <draw:custom-shape draw:style-name="gr17" draw:text-style-name="P36" xml:id="id66" draw:id="id66" draw:layer="layout" svg:width="6.6cm" svg:height="1.143cm" svg:x="18.6cm" svg:y="7.357cm">
          <text:p text:style-name="P34"><text:span text:style-name="T90">0x02b75d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1cm" svg:y1="5.3cm" svg:x2="18.6cm" svg:y2="12.9cm" draw:end-shape="id64" svg:d="M11000 5300l7600 7600" svg:viewBox="0 0 7601 7601">
          <text:p/>
        </draw:connector>
        <draw:custom-shape draw:style-name="gr15" draw:text-style-name="P37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65" draw:id="id65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8.5cm" svg:x2="18.6cm" svg:y2="7.928cm" draw:start-shape="id65" draw:start-glue-point="1" draw:end-shape="id66" svg:d="M11000 8500l7600-572" svg:viewBox="0 0 7601 573">
          <text:p/>
        </draw:connector>
        <draw:custom-shape draw:style-name="gr17" draw:text-style-name="P36" draw:layer="layout" svg:width="6.6cm" svg:height="1.143cm" svg:x="18.6cm" svg:y="4.557cm">
          <text:p text:style-name="P34"><text:span text:style-name="T90">0x02b74f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64" draw:id="id64" draw:layer="layout" svg:width="6.6cm" svg:height="2.6cm" svg:x="18.6cm" svg:y="11.6cm">
          <text:p text:style-name="P34"><text:span text:style-name="T90">0x02b778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4cm">
          <text:p text:style-name="P3"><text:span text:style-name="T100">hello = </text:span><text:span text:style-name="T94">hello.toUpperCase();</text:span></text:p>
          <draw:enhanced-geometry svg:viewBox="0 0 21600 21600" draw:glue-points="10800 0 0 10800 10800 21600 21600 10800 ?f40 ?f41" draw:text-areas="0 0 21600 21600" draw:type="rectangular-callout" draw:modifiers="2675.33293941184 -85556.0199909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mpi</text:p>
          </draw:text-box>
        </draw:frame>
        <draw:custom-shape draw:style-name="gr12" draw:text-style-name="P3" draw:layer="layout" svg:width="8.6cm" svg:height="12.457cm" svg:x="2.6cm" svg:y="4.3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3.8cm" svg:height="12.457cm" svg:x="11.6cm" svg:y="4.343cm">
          <text:p/>
          <draw:enhanced-geometry svg:viewBox="0 0 21600 21600" draw:type="rectangle" draw:enhanced-path="M 0 0 L 21600 0 21600 21600 0 21600 0 0 Z N"/>
        </draw:custom-shape>
        <draw:frame draw:style-name="gr14" draw:text-style-name="P25" draw:layer="layout" svg:width="8.2cm" svg:height="1.517cm" svg:x="2.8cm" svg:y="17.2cm">
          <draw:text-box>
            <text:p text:style-name="P3"><text:span text:style-name="T69">STACK</text:span></text:p>
          </draw:text-box>
        </draw:frame>
        <draw:frame draw:style-name="gr14" draw:text-style-name="P25" draw:layer="layout" svg:width="13.3cm" svg:height="1.517cm" svg:x="11.9cm" svg:y="17.2cm">
          <draw:text-box>
            <text:p text:style-name="P3"><text:span text:style-name="T69">HEAP</text:span></text:p>
          </draw:text-box>
        </draw:frame>
        <draw:custom-shape draw:style-name="gr17" draw:text-style-name="P36" draw:layer="layout" svg:width="6.6cm" svg:height="1.057cm" svg:x="18.6cm" svg:y="8.743cm">
          <text:p text:style-name="P34"><text:span text:style-name="T90">0x02b771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67" draw:id="id67" draw:layer="layout" svg:width="6.6cm" svg:height="1.143cm" svg:x="18.6cm" svg:y="5.957cm">
          <text:p text:style-name="P34"><text:span text:style-name="T90">0x02b756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6.9cm" svg:x2="18.6cm" svg:y2="6.528cm" draw:end-shape="id67" draw:end-glue-point="3" svg:d="M11000 6900l7600-372" svg:viewBox="0 0 7601 373">
          <text:p/>
        </draw:connector>
        <draw:custom-shape draw:style-name="gr17" draw:text-style-name="P36" xml:id="id69" draw:id="id69" draw:layer="layout" svg:width="6.6cm" svg:height="1.143cm" svg:x="18.6cm" svg:y="7.357cm">
          <text:p text:style-name="P34"><text:span text:style-name="T90">0x02b75d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70" draw:id="id70" draw:layer="layout" svg:width="8.2cm" svg:height="1.4cm" svg:x="2.8cm" svg:y="4.6cm">
          <text:p text:style-name="P3"><text:span text:style-name="T90">[</text:span><text:span text:style-name="T92">hello</text:span><text:span text:style-name="T90">]</text:span><text:span text:style-name="T93">0x02b771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8.2cm" svg:height="1.4cm" svg:x="2.8cm" svg:y="6.2cm">
          <text:p text:style-name="P3"><text:span text:style-name="T90">[</text:span><text:span text:style-name="T92">world</text:span><text:span text:style-name="T90">]</text:span><text:span text:style-name="T93">0x02b756</text:span></text:p>
          <draw:enhanced-geometry svg:viewBox="0 0 21600 21600" draw:type="rectangle" draw:enhanced-path="M 0 0 L 21600 0 21600 21600 0 21600 0 0 Z N"/>
        </draw:custom-shape>
        <draw:custom-shape draw:style-name="gr15" draw:text-style-name="P37" xml:id="id68" draw:id="id68" draw:layer="layout" svg:width="8.2cm" svg:height="1.4cm" svg:x="2.8cm" svg:y="7.8cm">
          <text:p text:style-name="P3"><text:span text:style-name="T90">[</text:span><text:span text:style-name="T92">helloWorld</text:span><text:span text:style-name="T90">]</text:span><text:span text:style-name="T93">0x02b75d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8.5cm" svg:x2="18.6cm" svg:y2="7.928cm" draw:start-shape="id68" draw:start-glue-point="1" draw:end-shape="id69" svg:d="M11000 8500l7600-572" svg:viewBox="0 0 7601 573">
          <text:p/>
        </draw:connector>
        <draw:custom-shape draw:style-name="gr17" draw:text-style-name="P36" draw:layer="layout" svg:width="6.6cm" svg:height="1.143cm" svg:x="18.6cm" svg:y="4.557cm">
          <text:p text:style-name="P34"><text:span text:style-name="T90">0x02b74f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xml:id="id71" draw:id="id71" draw:layer="layout" svg:width="6.6cm" svg:height="1.065cm" svg:x="18.6cm" svg:y="10.057cm">
          <text:p text:style-name="P34"><text:span text:style-name="T90">0x02b778</text:span></text:p>
          <text:p text:style-name="P35"><text:span text:style-name="T91">HELLO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cm" svg:y1="5.3cm" svg:x2="18.6cm" svg:y2="10.589cm" draw:start-shape="id70" draw:start-glue-point="1" draw:end-shape="id71" draw:end-glue-point="3" svg:d="M11000 5300l7600 5289" svg:viewBox="0 0 7601 5290">
          <text:p/>
        </draw:connector>
        <draw:custom-shape draw:style-name="gr15" draw:text-style-name="P44" draw:layer="layout" svg:width="8.2cm" svg:height="1.4cm" svg:x="2.8cm" svg:y="9.4cm">
          <text:p text:style-name="P3"><text:span text:style-name="T102">12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2cm" svg:height="2.2cm" svg:x="3cm" svg:y="14.4cm">
          <text:p text:style-name="P3"><text:span text:style-name="T103">int</text:span><text:span text:style-name="T100"> length = </text:span><text:span text:style-name="T94">helloWorld.length();</text:span></text:p>
          <draw:enhanced-geometry svg:viewBox="0 0 21600 21600" draw:glue-points="10800 0 0 10800 10800 21600 21600 10800 ?f40 ?f41" draw:text-areas="0 0 21600 21600" draw:type="rectangular-callout" draw:modifiers="3910.40407254216 -37027.1694684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Invocare un meto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Negli esempi precedenti abbiamo incontrato alcuni esempi di <text:span text:style-name="T3">invocazione di un metodo</text:span><text:span text:style-name="T4">:</text:span></text:p>
              </text:list-header>
              <text:list-item>
                <text:p><text:span text:style-name="T42">helloWorld.length()</text:span><text:span text:style-name="T55"> </text:span><text:span text:style-name="T69">ritorna</text:span><text:span text:style-name="T55"> un </text:span><text:span text:style-name="T69">int</text:span></text:p>
              </text:list-item>
              <text:list-item>
                <text:p><text:span text:style-name="T42">hello.toUpperCase()</text:span><text:span text:style-name="T55"> ritorna un </text:span><text:span text:style-name="T69">riferimento</text:span></text:p>
              </text:list-item>
              <text:list-item>
                <text:p><text:span text:style-name="T42">helloWorld.substring(0, 5)</text:span><text:span text:style-name="T55"> </text:span><text:span text:style-name="T69">riceve</text:span><text:span text:style-name="T55"> due </text:span><text:span text:style-name="T69">argomenti</text:span><text:span text:style-name="T55"> e ritorna un riferime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8">System.</text:span><text:span text:style-name="T104">out</text:span><text:span text:style-name="T8">.println(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significato di questa espressione è:</text:p>
                <text:list>
                  <text:list-item>
                    <text:p>Accediamo al campo (statico) <text:span text:style-name="T105">out</text:span><text:span text:style-name="T4"> della classe </text:span><text:span text:style-name="T50">System</text:span></text:p>
                  </text:list-item>
                  <text:list-item>
                    <text:p><text:span text:style-name="T4">Richiamiamo il metodo </text:span><text:span text:style-name="T50">println</text:span><text:span text:style-name="T4"> dell'oggetto ritornato (un'istanza della classe </text:span><text:span text:style-name="T51">PrintStream</text:span><text:span text:style-name="T4">)</text:span></text:p>
                  </text:list-item>
                </text:list>
              </text:list-item>
              <text:list-item>
                <text:p><text:span text:style-name="T4">Questo metodo stampa una stringa sullo </text:span><text:span text:style-name="T5">standard-output</text:span><text:span text:style-name="T6">, seguita da un carattere di fine linea:</text:span></text:p>
                <text:p text:style-name="P3"><text:span text:style-name="T106">System.</text:span><text:span text:style-name="T107">out</text:span><text:span text:style-name="T106">.println(</text:span><text:span text:style-name="T108">“Hello, World!”</text:span><text:span text:style-name="T106">);</text:span></text:p>
                <text:p text:style-name="P3"><text:span text:style-name="T109">produce:</text:span></text:p>
              </text:list-item>
            </text:list>
          </draw:text-box>
        </draw:frame>
        <draw:frame draw:style-name="gr32" draw:text-style-name="P45" draw:layer="layout" svg:width="22.728cm" svg:height="2.223cm" svg:x="2.883cm" svg:y="16.752cm">
          <draw:text-box>
            <text:p><text:span text:style-name="T110">Hello, World!</text:span></text:p>
            <text:p xml:id="id113" text:id="id113"><text:span text:style-name="T111">█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remove" presentation:node-type="after-previous" presentation:preset-class="emphasis" presentation:preset-id="ooo-emphasis-blink">
                  <anim:animate smil:dur="1s" smil:fill="hold" smil:targetElement="id113" anim:sub-item="text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finito" presentation:presentation-page-layout-name="AL2T1">
        <draw:frame presentation:style-name="pr3" draw:text-style-name="P46" draw:layer="layout" svg:width="25.199cm" svg:height="3.506cm" svg:x="1.4cm" svg:y="0.837cm" presentation:class="title">
          <draw:text-box>
            <text:p><text:span text:style-name="T8">StringBuilder</text:span></text:p>
          </draw:text-box>
        </draw:frame>
        <draw:frame presentation:style-name="pr4" draw:text-style-name="P4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2">È un'alternativa </text:span><text:span text:style-name="T113">mutabile</text:span><text:span text:style-name="T114"> a </text:span><text:span text:style-name="T115">String</text:span></text:p>
              </text:list-item>
              <text:list-item>
                <text:p><text:span text:style-name="T116">Permette di costruire una stringa in modo incrementale e ritornarla senza costi di istanziazione</text:span></text:p>
              </text:list-item>
              <text:list-item>
                <text:p><text:span text:style-name="T116">Si può creare specificando una dimensione appropriata (meno </text:span><text:span text:style-name="T117">riallocazioni</text:span><text:span text:style-name="T116"> di memoria)</text:span></text:p>
              </text:list-item>
              <text:list-item>
                <text:p><text:span text:style-name="T116">È consigliabile usare </text:span><text:span text:style-name="T115">StringBuilder</text:span><text:span text:style-name="T116"> solo per la costruzione della stringa:</text:span></text:p>
                <text:list>
                  <text:list-item>
                    <text:p><text:span text:style-name="T41">Un oggetto immutabile è generalmente più sicuro</text:span></text:p>
                  </text:list-item>
                  <text:list-item>
                    <text:p><text:span text:style-name="T41">Molti metodi dell'API usano </text:span><text:span text:style-name="T42">String</text:span></text:p>
                  </text:list-item>
                  <text:list-item>
                    <text:p><text:span text:style-name="T42">String</text:span><text:span text:style-name="T41"> ha più metodi di util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Un piccolo segreto...</text:p>
          </draw:text-box>
        </draw:frame>
        <draw:frame presentation:style-name="pr4" draw:text-style-name="P48" draw:layer="layout" svg:width="25.199cm" svg:height="12.179cm" svg:x="1.4cm" svg:y="4.914cm" presentation:class="outline">
          <draw:text-box>
            <text:list text:style-name="L2">
              <text:list-header>
                <text:p text:style-name="P48">Il compilatore riscrive questa riga:</text:p>
                <text:p text:style-name="P48"><text:span text:style-name="T94"/></text:p>
                <text:p text:style-name="P48"><text:span text:style-name="T118">così (più o meno):</text:span></text:p>
                <text:p text:style-name="P48"><text:span text:style-name="T118"/></text:p>
              </text:list-header>
            </text:list>
          </draw:text-box>
        </draw:frame>
        <draw:frame draw:style-name="gr33" draw:text-style-name="P49" draw:layer="layout" svg:width="23.652cm" svg:height="2.403cm" svg:x="2.242cm" svg:y="6.662cm">
          <draw:text-box>
            <text:list text:style-name="L1">
              <text:list-header>
                <text:p><text:span text:style-name="T13">helloWorld = hello + </text:span><text:span text:style-name="T119">“, “</text:span><text:span text:style-name="T13"> + world + </text:span><text:span text:style-name="T119">'!'</text:span><text:span text:style-name="T13">;</text:span></text:p>
              </text:list-header>
            </text:list>
          </draw:text-box>
        </draw:frame>
        <draw:frame draw:style-name="gr34" draw:text-style-name="P49" draw:layer="layout" svg:width="23.652cm" svg:height="7.03cm" svg:x="2.242cm" svg:y="11.274cm">
          <draw:text-box>
            <text:list text:style-name="L1">
              <text:list-header>
                <text:p><text:span text:style-name="T13">helloWorld = new StringBuilder(hello)</text:span></text:p>
                <text:p><text:span text:style-name="T13"><text:s text:c="8"/></text:span><text:span text:style-name="T13">.append(</text:span><text:span text:style-name="T119">“, “</text:span><text:span text:style-name="T13">)</text:span></text:p>
                <text:p><text:span text:style-name="T13"><text:s text:c="8"/></text:span><text:span text:style-name="T13">.append(world)</text:span></text:p>
                <text:p><text:span text:style-name="T13"><text:s text:c="8"/></text:span><text:span text:style-name="T13">.append(</text:span><text:span text:style-name="T119">'!'</text:span><text:span text:style-name="T13">)</text:span></text:p>
                <text:p><text:span text:style-name="T13"><text:s text:c="8"/></text:span><text:span text:style-name="T13">.toString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Documentazione dell'API Java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JavaDoc</text:span><text:span text:style-name="T4"> è un tool per la generazione automatica della documentazione</text:span></text:p>
              </text:list-item>
              <text:list-item>
                <text:p><text:span text:style-name="T4">Genera un ipertesto (HTML) a partire dai commenti a classi e metodi</text:span></text:p>
              </text:list-item>
              <text:list-item>
                <text:p><text:span text:style-name="T4">Riconosce commenti formattati con una notazione speciale (</text:span><text:span text:style-name="T120">/**</text:span><text:span text:style-name="T4"> ... </text:span><text:span text:style-name="T120">*/</text:span><text:span text:style-name="T4">)</text:span></text:p>
              </text:list-item>
              <text:list-item>
                <text:p><text:span text:style-name="T4">I “JavaDoc” dell'API di Java è disponibile online all'indirizzo:</text:span></text:p>
                <text:p><text:span text:style-name="T121">http://docs.oracle.com/javase/</text:span><text:span text:style-name="T122">versione</text:span><text:span text:style-name="T121">/docs/api/index.html</text:span></text:p>
                <text:p><text:span text:style-name="T4">(dove “</text:span><text:span text:style-name="T5">versione</text:span><text:span text:style-name="T4">” è 5, 6, 7, 8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finito" presentation:presentation-page-layout-name="AL3T32">
        <draw:frame presentation:style-name="pr7" draw:text-style-name="P50" draw:layer="layout" svg:width="25.199cm" svg:height="16.255cm" svg:x="1.4cm" svg:y="0.837cm" presentation:class="subtitle">
          <draw:text-box>
            <text:p><text:span text:style-name="T123">Esploriamo insieme la documentazione ufficiale di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Esercizio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nsieme il programma</text:p>
              </text:list-item>
              <text:list-item>
                <text:p>Completiamo le parti mancanti</text:p>
              </text:list-item>
              <text:list-item>
                <text:p>Aiutiamoci con i JavaDoc per sfruttare al meglio le API standard di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finito" presentation:presentation-page-layout-name="AL3T32"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><text:span text:style-name="T1">Sintassi e costru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Flusso di esecu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flusso del programma segue le istruzioni in ordine</text:p>
              </text:list-item>
              <text:list-item>
                <text:p>Alcuni costrutti possono alterare il normale scorrimento:</text:p>
                <text:list>
                  <text:list-item>
                    <text:p>Operazioni di scelta condizionata</text:p>
                  </text:list-item>
                  <text:list-item>
                    <text:p>Operazioni di iterazione</text:p>
                  </text:list-item>
                  <text:list-item>
                    <text:p>Direttive di salto incondizionato</text:p>
                  </text:list-item>
                  <text:list-item>
                    <text:p>Chiamate a metodi</text:p>
                  </text:list-item>
                  <text:list-item>
                    <text:p>Ecce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finito" presentation:presentation-page-layout-name="AL2T1">
        <draw:frame presentation:style-name="pr3" draw:layer="layout" svg:width="25.199cm" svg:height="3.506cm" svg:x="1.4cm" svg:y="0.837cm" presentation:class="title">
          <draw:text-box>
            <text:p>Scelta condizion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Modifica il flusso </text:span><text:span text:style-name="T5">selezionando</text:span><text:span text:style-name="T6"> uno tra due o più </text:span><text:span text:style-name="T5">rami</text:span><text:span text:style-name="T6"> di esecuzione</text:span></text:p>
              </text:list-item>
              <text:list-item>
                <text:p>Si effettua tramite i costrutti <text:span text:style-name="T88">if</text:span><text:span text:style-name="T3"> / </text:span><text:span text:style-name="T88">else</text:span><text:span text:style-name="T4"> o </text:span><text:span text:style-name="T88">switch</text:span></text:p>
              </text:list-item>
            </text:list>
          </draw:text-box>
        </draw:frame>
        <draw:frame draw:style-name="gr35" draw:text-style-name="P52" draw:layer="layout" svg:width="11.814cm" svg:height="9.57cm" svg:x="1.442cm" svg:y="9.83cm">
          <draw:text-box>
            <text:list text:style-name="L1">
              <text:list-header>
                <text:p text:style-name="P51"><text:span text:style-name="T124">if</text:span><text:span text:style-name="T125"> (test) {</text:span></text:p>
                <text:p text:style-name="P51"><text:span text:style-name="T125"><text:s text:c="4"/></text:span><text:span text:style-name="T126">// will execute</text:span></text:p>
                <text:p text:style-name="P51"><text:span text:style-name="T126"><text:s text:c="4"/></text:span><text:span text:style-name="T126">// if test is true</text:span></text:p>
                <text:p text:style-name="P51"><text:span text:style-name="T125">} </text:span><text:span text:style-name="T124">else</text:span><text:span text:style-name="T125"> </text:span><text:span text:style-name="T124">if</text:span><text:span text:style-name="T125"> (test2) {</text:span></text:p>
                <text:p text:style-name="P51"><text:span text:style-name="T125"><text:s text:c="4"/></text:span><text:span text:style-name="T126">// will execute</text:span></text:p>
                <text:p text:style-name="P51"><text:span text:style-name="T126"><text:s text:c="4"/></text:span><text:span text:style-name="T126">// if test is false</text:span></text:p>
                <text:p text:style-name="P51"><text:span text:style-name="T126"><text:s text:c="4"/></text:span><text:span text:style-name="T126">// and test2 is true</text:span></text:p>
                <text:p text:style-name="P51"><text:span text:style-name="T125">} </text:span><text:span text:style-name="T124">else </text:span><text:span text:style-name="T125">{</text:span></text:p>
                <text:p text:style-name="P51"><text:span text:style-name="T125"><text:s text:c="4"/></text:span><text:span text:style-name="T126">// will execute</text:span></text:p>
                <text:p text:style-name="P51"><text:span text:style-name="T126"><text:s text:c="4"/></text:span><text:span text:style-name="T126">// if test is false</text:span></text:p>
                <text:p text:style-name="P51"><text:span text:style-name="T126"><text:s text:c="4"/></text:span><text:span text:style-name="T126">// and test2 is false</text:span></text:p>
                <text:p text:style-name="P51"><text:span text:style-name="T125">}</text:span></text:p>
              </text:list-header>
            </text:list>
          </draw:text-box>
        </draw:frame>
        <draw:frame draw:style-name="gr36" draw:text-style-name="P52" draw:layer="layout" svg:width="12.813cm" svg:height="9.551cm" svg:x="13.683cm" svg:y="9.849cm">
          <draw:text-box>
            <text:list text:style-name="L1">
              <text:list-header>
                <text:p text:style-name="P51"><text:span text:style-name="T124">switch</text:span><text:span text:style-name="T125"> (value) {</text:span></text:p>
                <text:p text:style-name="P51"><text:span text:style-name="T124">case</text:span><text:span text:style-name="T127"> </text:span><text:span text:style-name="T128">1</text:span><text:span text:style-name="T127">:</text:span></text:p>
                <text:p text:style-name="P51"><text:span text:style-name="T125"><text:s text:c="4"/></text:span><text:span text:style-name="T126">// will execute if value is 1</text:span></text:p>
                <text:p text:style-name="P51"><text:span text:style-name="T126"><text:s text:c="4"/></text:span><text:span text:style-name="T124">break</text:span><text:span text:style-name="T127">;</text:span></text:p>
                <text:p text:style-name="P51"><text:span text:style-name="T124">case</text:span><text:span text:style-name="T129"> </text:span><text:span text:style-name="T128">2</text:span><text:span text:style-name="T129">:</text:span></text:p>
                <text:p text:style-name="P51"><text:span text:style-name="T125"><text:s text:c="4"/></text:span><text:span text:style-name="T126">// will execute if value is 2</text:span></text:p>
                <text:p text:style-name="P51"><text:span text:style-name="T126"><text:s text:c="4"/></text:span><text:span text:style-name="T124">break</text:span><text:span text:style-name="T129">;</text:span></text:p>
                <text:p text:style-name="P51"><text:span text:style-name="T124">default</text:span><text:span text:style-name="T129">:</text:span></text:p>
                <text:p text:style-name="P51"><text:span text:style-name="T125"><text:s text:c="4"/></text:span><text:span text:style-name="T126">// will execute</text:span></text:p>
                <text:p text:style-name="P51"><text:span text:style-name="T126"><text:s text:c="4"/></text:span><text:span text:style-name="T126">// in all other cases</text:span></text:p>
                <text:p text:style-name="P51"><text:span text:style-name="T12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ori boolean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i di confronto</text:p>
                <text:p/>
              </text:list-item>
            </text:list>
          </draw:text-box>
        </draw:frame>
        <draw:frame draw:style-name="standard" draw:layer="layout" svg:width="16.555cm" svg:height="9.528cm" svg:x="6.212cm" svg:y="8.279cm">
          <table:table table:template-name="lightblue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list text:style-name="L4">
                  <text:list-header>
                    <text:p text:style-name="P53"><text:span text:style-name="T130">Condizion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3"><text:span text:style-name="T130">Operatore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1">Uguale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2">==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1">Diverso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2">!=</text:span></text:p>
                  </text:list-header>
                </text:list>
              </table:table-cell>
            </table:table-row>
            <table:table-row table:style-name="ro6">
              <table:table-cell table:style-name="ce3">
                <text:list text:style-name="L5">
                  <text:list-header>
                    <text:p text:style-name="P53"><text:span text:style-name="T131">Minore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2">&lt;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1">Minore o uguale</text:span></text:p>
                  </text:list-header>
                </text:list>
              </table:table-cell>
              <table:table-cell table:style-name="ce5">
                <text:list text:style-name="L6">
                  <text:list-header>
                    <text:p text:style-name="P55"><text:span text:style-name="T132">&lt;=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1">Maggiore</text:span></text:p>
                  </text:list-header>
                </text:list>
              </table:table-cell>
              <table:table-cell table:style-name="ce5">
                <text:list text:style-name="L6">
                  <text:list-header>
                    <text:p text:style-name="P55"><text:span text:style-name="T132">&gt;</text:span></text:p>
                  </text:list-header>
                </text:list>
              </table:table-cell>
            </table:table-row>
            <table:table-row table:style-name="ro7">
              <table:table-cell table:style-name="ce3">
                <text:list text:style-name="L5">
                  <text:list-header>
                    <text:p text:style-name="P53"><text:span text:style-name="T131">Maggiore o uguale</text:span></text:p>
                  </text:list-header>
                </text:list>
              </table:table-cell>
              <table:table-cell table:style-name="ce5">
                <text:list text:style-name="L6">
                  <text:list-header>
                    <text:p text:style-name="P55"><text:span text:style-name="T132">&gt;=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ori boolean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i di confronto</text:p>
              </text:list-item>
              <text:list-item>
                <text:p>Operatori condizionali</text:p>
                <text:p/>
              </text:list-item>
            </text:list>
          </draw:text-box>
        </draw:frame>
        <draw:frame draw:style-name="standard" draw:layer="layout" svg:width="16.555cm" svg:height="7.472cm" svg:x="6.213cm" svg:y="10.38cm">
          <table:table table:template-name="lightblue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list text:style-name="L4">
                  <text:list-header>
                    <text:p text:style-name="P53"><text:span text:style-name="T130">Operazion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3"><text:span text:style-name="T130">Operatore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1">Congiunzione:</text:span></text:p>
                    <text:p text:style-name="P53"><text:span text:style-name="T131">una </text:span><text:span text:style-name="T133">E</text:span><text:span text:style-name="T131"> l'altra condizione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2">&amp;&amp;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1">Disgiunzione:</text:span></text:p>
                    <text:p text:style-name="P53"><text:span text:style-name="T131">una </text:span><text:span text:style-name="T133">O</text:span><text:span text:style-name="T134"> l'altra condizione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2">||</text:span></text:p>
                  </text:list-header>
                </text:list>
              </table:table-cell>
            </table:table-row>
            <table:table-row table:style-name="ro6">
              <table:table-cell table:style-name="ce3">
                <text:list text:style-name="L5">
                  <text:list-header>
                    <text:p text:style-name="P53"><text:span text:style-name="T131">Negazione:</text:span></text:p>
                    <text:p text:style-name="P53"><text:span text:style-name="T133">NON</text:span><text:span text:style-name="T134"> questa condizione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2">!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ori boolean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i di confronto</text:p>
              </text:list-item>
              <text:list-item>
                <text:p>Operatori condizionali</text:p>
              </text:list-item>
              <text:list-item>
                <text:p>Operatore ternario</text:p>
                <text:p/>
              </text:list-item>
            </text:list>
          </draw:text-box>
        </draw:frame>
        <draw:frame draw:style-name="standard" draw:layer="layout" svg:width="23.283cm" svg:height="4.589cm" svg:x="2.419cm" svg:y="12.381cm">
          <table:table table:template-name="lightblue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list text:style-name="L4">
                  <text:list-header>
                    <text:p text:style-name="P53"><text:span text:style-name="T130">Operazion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53"><text:span text:style-name="T130">Operatore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style-name="L5">
                  <text:list-header>
                    <text:p text:style-name="P53"><text:span text:style-name="T133">SE</text:span><text:span text:style-name="T131"> </text:span><text:span text:style-name="T135">la condizione è vera, </text:span><text:span text:style-name="T136">ALLORA</text:span><text:span text:style-name="T135"> ritorna il primo valore, </text:span><text:span text:style-name="T136">ALTRIMENTI</text:span><text:span text:style-name="T135"> ritorna il secondo</text:span></text:p>
                  </text:list-header>
                </text:list>
              </table:table-cell>
              <table:table-cell table:style-name="ce4">
                <text:list text:style-name="L6">
                  <text:list-header>
                    <text:p text:style-name="P54"><text:span text:style-name="T137">condizione</text:span><text:span text:style-name="T132"> </text:span><text:span text:style-name="T138">?</text:span><text:span text:style-name="T132"> </text:span><text:span text:style-name="T137">v1</text:span><text:span text:style-name="T132"> </text:span><text:span text:style-name="T138">:</text:span><text:span text:style-name="T132"> </text:span><text:span text:style-name="T137">v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ori boolean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i di confronto</text:p>
              </text:list-item>
              <text:list-item>
                <text:p>Operatori condizionali</text:p>
              </text:list-item>
              <text:list-item>
                <text:p>Operatore ternario</text:p>
              </text:list-item>
              <text:list-item>
                <text:p>Metodi che ritornano valori booleani</text:p>
              </text:list-item>
            </text:list>
          </draw:text-box>
        </draw:frame>
        <draw:frame draw:style-name="gr37" draw:text-style-name="P56" draw:layer="layout" svg:width="23.652cm" svg:height="6.312cm" svg:x="2.242cm" svg:y="12.66cm">
          <draw:text-box>
            <text:list text:style-name="L1">
              <text:list-header>
                <text:p text:style-name="P48"><text:span text:style-name="T139">String str = </text:span><text:span text:style-name="T140">“Hello, World“</text:span><text:span text:style-name="T139">;</text:span></text:p>
                <text:p text:style-name="P48"><text:span text:style-name="T139">str.equals(</text:span><text:span text:style-name="T140">“Hello, World“</text:span><text:span text:style-name="T141">); <text:s/></text:span><text:span text:style-name="T142">// returns : true</text:span></text:p>
                <text:p text:style-name="P48"><text:span text:style-name="T141">str.equals(</text:span><text:span text:style-name="T140">“Hello, Frog“</text:span><text:span text:style-name="T143">); <text:s text:c="2"/></text:span><text:span text:style-name="T142">// returns : false</text:span></text:p>
                <text:p text:style-name="P48"><text:span text:style-name="T143">str.startsWith(</text:span><text:span text:style-name="T140">“Hello”</text:span><text:span text:style-name="T143">); <text:s text:c="4"/></text:span><text:span text:style-name="T142">// returns : true</text:span></text:p>
                <text:p text:style-name="P48"><text:span text:style-name="T143">str.endsWith(</text:span><text:span text:style-name="T140">“Frog”</text:span><text:span text:style-name="T143">); <text:s text:c="7"/></text:span><text:span text:style-name="T142">// returns :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ca il flusso <text:span text:style-name="T144">ripetendo</text:span> una <text:span text:style-name="T144">sezione</text:span></text:p>
              </text:list-item>
              <text:list-item>
                <text:p><text:span text:style-name="T145">Tramite i costrutti </text:span><text:span text:style-name="T146">for</text:span><text:span text:style-name="T6">, </text:span><text:span text:style-name="T146">while</text:span><text:span text:style-name="T6"> o </text:span><text:span text:style-name="T146">do</text:span><text:span text:style-name="T147"> / </text:span><text:span text:style-name="T146">while</text:span></text:p>
              </text:list-item>
            </text:list>
          </draw:text-box>
        </draw:frame>
        <draw:frame draw:style-name="gr38" draw:text-style-name="P57" draw:layer="layout" svg:width="18.158cm" svg:height="3.6cm" svg:x="4.842cm" svg:y="9.2cm">
          <draw:text-box>
            <text:list text:style-name="L1">
              <text:list-header>
                <text:p text:style-name="P51"><text:span text:style-name="T148">for</text:span><text:span text:style-name="T139"> (</text:span><text:span text:style-name="T148">int </text:span><text:span text:style-name="T139">i = 0; i &lt; 10; i++) {</text:span></text:p>
                <text:p text:style-name="P51"><text:span text:style-name="T139"><text:s text:c="4"/></text:span><text:span text:style-name="T142">// will execute this 10 times</text:span></text:p>
                <text:p text:style-name="P51"><text:span text:style-name="T139">}</text:span></text:p>
              </text:list-header>
            </text:list>
          </draw:text-box>
        </draw:frame>
        <draw:frame draw:style-name="gr39" draw:text-style-name="P57" draw:layer="layout" svg:width="11.758cm" svg:height="6cm" svg:x="1.842cm" svg:y="13.2cm">
          <draw:text-box>
            <text:list text:style-name="L1">
              <text:list-header>
                <text:p text:style-name="P51"><text:span text:style-name="T148">while</text:span><text:span text:style-name="T139"> (test) {</text:span></text:p>
                <text:p text:style-name="P51"><text:span text:style-name="T139"><text:s text:c="4"/></text:span><text:span text:style-name="T142">// will execute this</text:span></text:p>
                <text:p text:style-name="P51"><text:span text:style-name="T142"><text:s text:c="4"/></text:span><text:span text:style-name="T142">// until test becomes</text:span></text:p>
                <text:p text:style-name="P51"><text:span text:style-name="T142"><text:s text:c="4"/></text:span><text:span text:style-name="T142">// false</text:span></text:p>
                <text:p text:style-name="P51"><text:span text:style-name="T139">}</text:span></text:p>
              </text:list-header>
            </text:list>
          </draw:text-box>
        </draw:frame>
        <draw:frame draw:style-name="gr39" draw:text-style-name="P57" draw:layer="layout" svg:width="11.9cm" svg:height="6cm" svg:x="14.2cm" svg:y="13.2cm">
          <draw:text-box>
            <text:list text:style-name="L1">
              <text:list-header>
                <text:p text:style-name="P51"><text:span text:style-name="T148">do</text:span><text:span text:style-name="T139"> {</text:span></text:p>
                <text:p text:style-name="P51"><text:span text:style-name="T139"><text:s text:c="4"/></text:span><text:span text:style-name="T142">// will execute this</text:span></text:p>
                <text:p text:style-name="P51"><text:span text:style-name="T142"><text:s text:c="4"/></text:span><text:span text:style-name="T142">// at least once, then</text:span></text:p>
                <text:p text:style-name="P51"><text:span text:style-name="T142"><text:s text:c="4"/></text:span><text:span text:style-name="T142">// until test becomes</text:span></text:p>
                <text:p text:style-name="P51"><text:span text:style-name="T142"><text:s text:c="4"/></text:span><text:span text:style-name="T142">// false</text:span></text:p>
                <text:p text:style-name="P51"><text:span text:style-name="T139">} </text:span><text:span text:style-name="T148">while</text:span><text:span text:style-name="T139"> (test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lto incondizio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cune istruzioni interrompono bruscamente il flusso di esecuzione:</text:p>
                <text:list>
                  <text:list-item>
                    <text:p><text:span text:style-name="T50">break</text:span><text:span text:style-name="T149">: il flusso salta alla fine del </text:span><text:span text:style-name="T150">blocco</text:span><text:span text:style-name="T151"> corrente. Funziona per </text:span><text:span text:style-name="T150">cicli</text:span><text:span text:style-name="T151"> e </text:span><text:span text:style-name="T150">switch</text:span><text:span text:style-name="T151">.</text:span></text:p>
                  </text:list-item>
                  <text:list-item>
                    <text:p><text:span text:style-name="T50">continue</text:span><text:span text:style-name="T149">: il flusso salta l'</text:span><text:span text:style-name="T150">iterazione</text:span><text:span text:style-name="T149"> corrente e riprende dalla prossima. Funziona solo in un </text:span><text:span text:style-name="T150">ciclo</text:span><text:span text:style-name="T151">.</text:span></text:p>
                  </text:list-item>
                  <text:list-item>
                    <text:p><text:span text:style-name="T50">return</text:span><text:span text:style-name="T149">: il flusso abbandona il </text:span><text:span text:style-name="T150">metodo</text:span><text:span text:style-name="T149"> corr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iamata a un metodo</text:p>
          </draw:text-box>
        </draw:frame>
        <draw:frame presentation:style-name="pr4" draw:text-style-name="P5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2">Quando invochiamo un metodo, il contesto corrente viene messo da parte</text:span></text:p>
              </text:list-item>
              <text:list-item>
                <text:p><text:span text:style-name="T152">È inizializzato un nuovo contesto, contenente un riferimento all'istanza </text:span><text:span text:style-name="T153">(</text:span><text:span text:style-name="T154">this</text:span><text:span text:style-name="T153">)</text:span><text:span text:style-name="T152"> e una lista di argomenti</text:span></text:p>
              </text:list-item>
              <text:list-item>
                <text:p><text:span text:style-name="T152">Il flusso di controllo passa all'inizio del blocco principale del metodo (corpo) e le istruzioni sono eseguite entro il nuovo contesto</text:span></text:p>
              </text:list-item>
              <text:list-item>
                <text:p><text:span text:style-name="T152">Quando il metodo ritorna (il flusso ne abbandona il corpo) viene salvato il <text:s/>valore di ritorno (se presente) e il contesto viene distrutto</text:span></text:p>
              </text:list-item>
              <text:list-item>
                <text:p><text:span text:style-name="T152">Il flusso riprende subito dopo il punto di invocazione (</text:span><text:span text:style-name="T155">call site</text:span><text:span text:style-name="T156">), entro il contesto originar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ccezio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qualunque parte del flusso di esecuzione può scatenarsi un'<text:span text:style-name="T157">eccezione</text:span></text:p>
              </text:list-item>
              <text:list-item>
                <text:p><text:span text:style-name="T6">Quando ciò accade il flusso viene interrotto bruscamente</text:span></text:p>
              </text:list-item>
              <text:list-item>
                <text:p><text:span text:style-name="T6">L'eccezione risale la </text:span><text:span text:style-name="T5">stack</text:span><text:span text:style-name="T6"> delle chiamate, finché:</text:span></text:p>
                <text:list>
                  <text:list-item>
                    <text:p><text:span text:style-name="T6">Viene gestita da una direttiva </text:span><text:span text:style-name="T157">catch</text:span><text:span text:style-name="T6"> e il flusso riprende <text:s/>subito dopo essa</text:span></text:p>
                  </text:list-item>
                  <text:list-item>
                    <text:p><text:span text:style-name="T6">Raggiunge la radice della stack e il </text:span><text:span text:style-name="T5">thread</text:span><text:span text:style-name="T6"> corrente viene termina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ccezio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qualunque parte del flusso di esecuzione può scatenarsi un'<text:span text:style-name="T157">eccezione</text:span></text:p>
              </text:list-item>
              <text:list-item>
                <text:p><text:span text:style-name="T6">Quando ciò accade il flusso viene interrotto bruscamente</text:span></text:p>
              </text:list-item>
              <text:list-item>
                <text:p><text:span text:style-name="T6">L'eccezione risale la </text:span><text:span text:style-name="T5">stack</text:span><text:span text:style-name="T6"> delle chiamate, finché:</text:span></text:p>
                <text:list>
                  <text:list-item>
                    <text:p><text:span text:style-name="T6">Viene gestita da una direttiva </text:span><text:span text:style-name="T157">catch</text:span><text:span text:style-name="T6"> e il flusso riprende <text:s/>subito dopo essa</text:span></text:p>
                  </text:list-item>
                  <text:list-item>
                    <text:p><text:span text:style-name="T6">Raggiunge la radice della stack e il </text:span><text:span text:style-name="T5">thread</text:span><text:span text:style-name="T6"> corrente viene terminato</text:span></text:p>
                  </text:list-item>
                </text:list>
              </text:list-item>
            </text:list>
          </draw:text-box>
        </draw:frame>
        <draw:custom-shape draw:style-name="gr40" draw:text-style-name="P59" xml:id="id114" draw:id="id114" draw:layer="layout" svg:width="26.2cm" svg:height="19.4cm" svg:x="1cm" svg:y="0.8cm">
          <text:p text:style-name="P3"><text:span text:style-name="T158">Coosa ?!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114" smil:attributeName="visibility" smil:to="visible"/>
                  <anim:animate smil:dur="1s" smil:fill="hold" smil:targetElement="id114" smil:attributeName="width" smil:values="width+.3;width" smil:keyTimes="0;1"/>
                  <anim:animate smil:dur="1s" smil:fill="hold" smil:targetElement="id114" smil:attributeName="height" smil:values="height;height" smil:keyTimes="0;1"/>
                  <anim:transitionFilter smil:dur="1s" smil:targetElement="id1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rcizio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l programma</text:p>
              </text:list-item>
              <text:list-item>
                <text:p>Completiamo le singole parti per gestire correttamente il flusso di esecuzione</text:p>
              </text:list-item>
              <text:list-item>
                <text:p>Verifichiamo l'interazione con il programma provando diversi scena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redefinito" presentation:presentation-page-layout-name="AL3T32">
        <office:forms form:automatic-focus="false" form:apply-design-mode="false"/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><text:span text:style-name="T1">Ar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<text:span text:style-name="T157">array</text:span> è un <text:span text:style-name="T159">oggetto</text:span> che può contenere un gruppo di <text:span text:style-name="T157">elementi</text:span><text:span text:style-name="T6"> di uno stesso tipo</text:span></text:p>
              </text:list-item>
              <text:list-item>
                <text:p><text:span text:style-name="T6">Può contenere oggetti o valori primitivi</text:span></text:p>
              </text:list-item>
              <text:list-item>
                <text:p><text:span text:style-name="T6">La dimensione è definita in fase di creazione e non può essere modificata</text:span></text:p>
              </text:list-item>
              <text:list-item>
                <text:p><text:span text:style-name="T6">Si accede agli elementi tramite un </text:span><text:span text:style-name="T157">indice</text:span></text:p>
              </text:list-item>
              <text:list-item>
                <text:p><text:span text:style-name="T6">L'indice del primo elemento è </text:span><text:span text:style-name="T160">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<text:span text:style-name="T157">array</text:span> è un <text:span text:style-name="T161">oggetto</text:span> che può contenere un gruppo di <text:span text:style-name="T157">elementi</text:span><text:span text:style-name="T6"> di uno stesso tipo</text:span></text:p>
              </text:list-item>
              <text:list-item>
                <text:p><text:span text:style-name="T6">Può contenere oggetti o valori primitivi</text:span></text:p>
              </text:list-item>
              <text:list-item>
                <text:p><text:span text:style-name="T6">La dimensione è definita in fase di creazione e non può essere modificata</text:span></text:p>
              </text:list-item>
              <text:list-item>
                <text:p><text:span text:style-name="T6">Si accede agli elementi tramite un </text:span><text:span text:style-name="T157">indice</text:span></text:p>
              </text:list-item>
              <text:list-item>
                <text:p><text:span text:style-name="T6">L'indice del primo elemento è </text:span><text:span text:style-name="T160">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chiarare un array</text:p>
          </draw:text-box>
        </draw:frame>
        <draw:frame presentation:style-name="pr4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>Un array si dichiara con la sintassi</text:p>
                <text:p text:style-name="P3"><text:span text:style-name="T104">tipo</text:span><text:span text:style-name="T160">[]</text:span><text:span text:style-name="T106"> </text:span><text:span text:style-name="T107">identificativo</text:span><text:span text:style-name="T106">;</text:span></text:p>
              </text:list-item>
            </text:list>
          </draw:text-box>
        </draw:frame>
        <draw:frame draw:style-name="gr41" draw:text-style-name="P60" draw:layer="layout" svg:width="23.652cm" svg:height="8.372cm" svg:x="2.2cm" svg:y="9.728cm">
          <draw:text-box>
            <text:list text:style-name="L1">
              <text:list-header>
                <text:p text:style-name="P48"><text:span text:style-name="T103">int</text:span><text:span text:style-name="T94">[] integers;</text:span></text:p>
                <text:p text:style-name="P48"><text:span text:style-name="T103">float</text:span><text:span text:style-name="T162">[] floats;</text:span></text:p>
                <text:p text:style-name="P48"><text:span text:style-name="T100">String[] strings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tanziare un array</text:p>
          </draw:text-box>
        </draw:frame>
        <draw:frame presentation:style-name="pr4" draw:layer="layout" svg:width="25.199cm" svg:height="3.886cm" svg:x="1.4cm" svg:y="4.914cm" presentation:class="outline" presentation:user-transformed="true">
          <draw:text-box>
            <text:list text:style-name="L2">
              <text:list-item>
                <text:p>Si istanzia un array con la sintassi</text:p>
                <text:p text:style-name="P3"><text:span text:style-name="T163">new</text:span><text:span text:style-name="T160"> </text:span><text:span text:style-name="T104">tipo</text:span><text:span text:style-name="T106">[ </text:span><text:span text:style-name="T107">dimensione</text:span><text:span text:style-name="T106"> ];</text:span></text:p>
              </text:list-item>
            </text:list>
          </draw:text-box>
        </draw:frame>
        <draw:frame draw:style-name="gr41" draw:text-style-name="P60" draw:layer="layout" svg:width="23.652cm" svg:height="8.372cm" svg:x="2.2cm" svg:y="9.728cm">
          <draw:text-box>
            <text:list text:style-name="L1">
              <text:list-header>
                <text:p text:style-name="P48"><text:span text:style-name="T103">int</text:span><text:span text:style-name="T94">[] integers = </text:span><text:span text:style-name="T103">new</text:span><text:span text:style-name="T94"> </text:span><text:span text:style-name="T103">int</text:span><text:span text:style-name="T94">[</text:span><text:span text:style-name="T95">10</text:span><text:span text:style-name="T94">];</text:span></text:p>
                <text:p text:style-name="P48"><text:span text:style-name="T103">float</text:span><text:span text:style-name="T162">[] floats = </text:span><text:span text:style-name="T103">new</text:span><text:span text:style-name="T162"> </text:span><text:span text:style-name="T103">float</text:span><text:span text:style-name="T162">[</text:span><text:span text:style-name="T95">100</text:span><text:span text:style-name="T162">];</text:span></text:p>
                <text:p text:style-name="P48"><text:span text:style-name="T100">String[] strings = </text:span><text:span text:style-name="T103">new</text:span><text:span text:style-name="T100"> String[</text:span><text:span text:style-name="T95">1000</text:span><text:span text:style-name="T100">]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tanziare un array</text:p>
          </draw:text-box>
        </draw:frame>
        <draw:frame presentation:style-name="pr4" draw:layer="layout" svg:width="25.199cm" svg:height="3.886cm" svg:x="1.4cm" svg:y="4.914cm" presentation:class="outline" presentation:user-transformed="true">
          <draw:text-box>
            <text:list text:style-name="L2">
              <text:list-item>
                <text:p>Se conosciamo in anticipo i valori da assegnare</text:p>
                <text:p text:style-name="P3"><text:span text:style-name="T163">new</text:span><text:span text:style-name="T160"> </text:span><text:span text:style-name="T104">tipo</text:span><text:span text:style-name="T106">[] { </text:span><text:span text:style-name="T107">valori...</text:span><text:span text:style-name="T106"> };</text:span></text:p>
              </text:list-item>
            </text:list>
          </draw:text-box>
        </draw:frame>
        <draw:frame draw:style-name="gr41" draw:text-style-name="P60" draw:layer="layout" svg:width="23.652cm" svg:height="8.372cm" svg:x="2.2cm" svg:y="9.728cm">
          <draw:text-box>
            <text:list text:style-name="L1">
              <text:list-header>
                <text:p text:style-name="P48"><text:span text:style-name="T103">int</text:span><text:span text:style-name="T94">[] integers = { </text:span><text:span text:style-name="T95">1</text:span><text:span text:style-name="T94">, </text:span><text:span text:style-name="T95">2</text:span><text:span text:style-name="T94">, </text:span><text:span text:style-name="T95">3</text:span><text:span text:style-name="T94"> };</text:span></text:p>
                <text:p text:style-name="P48"><text:span text:style-name="T103">float</text:span><text:span text:style-name="T162">[] floats = { </text:span><text:span text:style-name="T95">1.0f</text:span><text:span text:style-name="T162">, </text:span><text:span text:style-name="T95">1.1f</text:span><text:span text:style-name="T162">, </text:span><text:span text:style-name="T95">1.2f</text:span><text:span text:style-name="T162"> };</text:span></text:p>
                <text:p text:style-name="P48"><text:span text:style-name="T100">String[] strings = { </text:span><text:span text:style-name="T95">“abc”</text:span><text:span text:style-name="T100">, </text:span><text:span text:style-name="T95">“def”</text:span><text:span text:style-name="T100"> }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gnare elementi a un array</text:p>
          </draw:text-box>
        </draw:frame>
        <draw:frame presentation:style-name="pr4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Per assegnare elementi a un'indice dell'array</text:p>
                <text:p text:style-name="P3"><text:span text:style-name="T107">array</text:span><text:span text:style-name="T106">[ </text:span><text:span text:style-name="T107">indice </text:span><text:span text:style-name="T106">] = </text:span><text:span text:style-name="T107">valore</text:span><text:span text:style-name="T106">;</text:span></text:p>
              </text:list-item>
            </text:list>
          </draw:text-box>
        </draw:frame>
        <draw:frame draw:style-name="gr41" draw:text-style-name="P60" draw:layer="layout" svg:width="23.652cm" svg:height="8.372cm" svg:x="2.2cm" svg:y="9.728cm">
          <draw:text-box>
            <text:list text:style-name="L1">
              <text:list-header>
                <text:p text:style-name="P48"><text:span text:style-name="T103">int</text:span><text:span text:style-name="T94">[] integers = </text:span><text:span text:style-name="T103">new int</text:span><text:span text:style-name="T94">[</text:span><text:span text:style-name="T95">2</text:span><text:span text:style-name="T94">];</text:span></text:p>
                <text:p text:style-name="P48"><text:span text:style-name="T162">integers[</text:span><text:span text:style-name="T95">0</text:span><text:span text:style-name="T162">] = </text:span><text:span text:style-name="T95">1</text:span><text:span text:style-name="T162">;</text:span></text:p>
                <text:p text:style-name="P48"><text:span text:style-name="T100">integers[</text:span><text:span text:style-name="T95">1</text:span><text:span text:style-name="T100">] = </text:span><text:span text:style-name="T95">2</text:span><text:span text:style-name="T100">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ggere elementi da un array</text:p>
          </draw:text-box>
        </draw:frame>
        <draw:frame presentation:style-name="pr4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Per recuperare elementi da un indice dell'array</text:p>
                <text:p text:style-name="P3"><text:span text:style-name="T107">variabile </text:span><text:span text:style-name="T106">= </text:span><text:span text:style-name="T107">array</text:span><text:span text:style-name="T106">[ </text:span><text:span text:style-name="T107">indice </text:span><text:span text:style-name="T106">];</text:span></text:p>
              </text:list-item>
            </text:list>
          </draw:text-box>
        </draw:frame>
        <draw:frame draw:style-name="gr41" draw:text-style-name="P60" draw:layer="layout" svg:width="23.652cm" svg:height="8.372cm" svg:x="2.2cm" svg:y="9.728cm">
          <draw:text-box>
            <text:list text:style-name="L1">
              <text:list-header>
                <text:p text:style-name="P48"><text:span text:style-name="T103">int</text:span><text:span text:style-name="T94">[] integers = { </text:span><text:span text:style-name="T95">1</text:span><text:span text:style-name="T94">, </text:span><text:span text:style-name="T95">2</text:span><text:span text:style-name="T94"> };</text:span></text:p>
                <text:p text:style-name="P48"><text:span text:style-name="T103">int</text:span><text:span text:style-name="T162"> i1 = integers[</text:span><text:span text:style-name="T95">0</text:span><text:span text:style-name="T162">]; </text:span><text:span text:style-name="T164">// -&gt; 1</text:span></text:p>
                <text:p text:style-name="P48"><text:span text:style-name="T103">int</text:span><text:span text:style-name="T100"> i2 = integers[</text:span><text:span text:style-name="T95">1</text:span><text:span text:style-name="T100">]; </text:span><text:span text:style-name="T164">// -&gt;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re gli elementi di un array</text:p>
          </draw:text-box>
        </draw:frame>
        <draw:frame presentation:style-name="pr4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È possibile usare una sintassi speciale per effettuare un'iterazione lungo tutti gli elementi di un array </text:p>
              </text:list-item>
            </text:list>
          </draw:text-box>
        </draw:frame>
        <draw:frame draw:style-name="gr41" draw:text-style-name="P60" draw:layer="layout" svg:width="23.652cm" svg:height="8.372cm" svg:x="2.2cm" svg:y="9.728cm">
          <draw:text-box>
            <text:list text:style-name="L1">
              <text:list-header>
                <text:p text:style-name="P48"><text:span text:style-name="T103">int</text:span><text:span text:style-name="T94">[] integers = { </text:span><text:span text:style-name="T95">1</text:span><text:span text:style-name="T94">, </text:span><text:span text:style-name="T95">2</text:span><text:span text:style-name="T162">,</text:span><text:span text:style-name="T95"> 3</text:span><text:span text:style-name="T94"> };</text:span></text:p>
                <text:p text:style-name="P48"><text:span text:style-name="T103">for</text:span><text:span text:style-name="T162"> (</text:span><text:span text:style-name="T103">int </text:span><text:span text:style-name="T162">i : integers) {</text:span></text:p>
                <text:p text:style-name="P48"><text:span text:style-name="T164"><text:s text:c="4"/></text:span><text:span text:style-name="T164">// i è un elemento dell'array</text:span></text:p>
                <text:p text:style-name="P48"><text:span text:style-name="T16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 multidimensionali</text:p>
          </draw:text-box>
        </draw:frame>
        <draw:frame presentation:style-name="pr4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Per creare array di array si usa la sintassi</text:p>
                <text:p text:style-name="P3"><text:span text:style-name="T165">tipo</text:span><text:span text:style-name="T166">[][]</text:span><text:span text:style-name="T167"> </text:span><text:span text:style-name="T168">id</text:span><text:span text:style-name="T167"> = </text:span><text:span text:style-name="T169">new</text:span><text:span text:style-name="T167"> </text:span><text:span text:style-name="T168">tipo</text:span><text:span text:style-name="T167">[</text:span><text:span text:style-name="T168">n.array</text:span><text:span text:style-name="T167">][</text:span><text:span text:style-name="T168">lunghezza</text:span><text:span text:style-name="T167">]</text:span><text:span text:style-name="T168">;</text:span></text:p>
              </text:list-item>
            </text:list>
          </draw:text-box>
        </draw:frame>
        <draw:frame draw:style-name="gr42" draw:text-style-name="P60" draw:layer="layout" svg:width="23.652cm" svg:height="9.6cm" svg:x="2.2cm" svg:y="9cm">
          <draw:text-box>
            <text:list text:style-name="L1">
              <text:list-header>
                <text:p text:style-name="P48"><text:span text:style-name="T103">int</text:span><text:span text:style-name="T94">[][] matrix = </text:span><text:span text:style-name="T103">new</text:span><text:span text:style-name="T94"> </text:span><text:span text:style-name="T103">int</text:span><text:span text:style-name="T94">[</text:span><text:span text:style-name="T95">3</text:span><text:span text:style-name="T94">][</text:span><text:span text:style-name="T95">3</text:span><text:span text:style-name="T94">];</text:span></text:p>
                <text:p text:style-name="P48"><text:span text:style-name="T162">matrix[</text:span><text:span text:style-name="T95">0</text:span><text:span text:style-name="T162">][</text:span><text:span text:style-name="T95">0</text:span><text:span text:style-name="T162">] = </text:span><text:span text:style-name="T95">1</text:span><text:span text:style-name="T162">;</text:span></text:p>
                <text:p text:style-name="P48"><text:span text:style-name="T162">matrix[</text:span><text:span text:style-name="T95">1</text:span><text:span text:style-name="T162">] = </text:span><text:span text:style-name="T103">new</text:span><text:span text:style-name="T162"> </text:span><text:span text:style-name="T103">int</text:span><text:span text:style-name="T162"> { </text:span><text:span text:style-name="T95">0</text:span><text:span text:style-name="T162">, </text:span><text:span text:style-name="T95">1</text:span><text:span text:style-name="T162">, </text:span><text:span text:style-name="T95">0</text:span><text:span text:style-name="T162"> };</text:span></text:p>
                <text:p text:style-name="P48"><text:span text:style-name="T103">int</text:span><text:span text:style-name="T162">[] row = matrix[</text:span><text:span text:style-name="T95">0</text:span><text:span text:style-name="T162">];</text:span></text:p>
                <text:p text:style-name="P48"><text:span text:style-name="T103">int</text:span><text:span text:style-name="T162"> value = matrix[</text:span><text:span text:style-name="T95">1</text:span><text:span text:style-name="T162">][</text:span><text:span text:style-name="T95">1</text:span><text:span text:style-name="T162">]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gomenti da riga di com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metodo <text:span text:style-name="T3">main</text:span><text:span text:style-name="T4"> accetta come parametro un array di String</text:span></text:p>
                <text:p text:style-name="P3"><text:span text:style-name="T103">public static void</text:span><text:span text:style-name="T88"> </text:span><text:span text:style-name="T170">main(</text:span><text:span text:style-name="T171">String[] args</text:span><text:span text:style-name="T170">)</text:span></text:p>
              </text:list-item>
              <text:list-item>
                <text:p text:style-name="P61"><text:span text:style-name="T172">All'avvio il parametro </text:span><text:span text:style-name="T173">args</text:span><text:span text:style-name="T172"> è popolato con gli argomenti passati da riga di comando</text:span></text:p>
              </text:list-item>
            </text:list>
          </draw:text-box>
        </draw:frame>
        <draw:frame draw:style-name="gr2" draw:text-style-name="P11" draw:layer="layout" svg:width="22cm" svg:height="1.553cm" svg:x="3.1cm" svg:y="12.702cm">
          <draw:text-box>
            <text:p text:style-name="P10"><text:span text:style-name="T19">java </text:span><text:span text:style-name="T22">Example Hello “Good Morning” 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gomenti da riga di com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metodo <text:span text:style-name="T3">main</text:span><text:span text:style-name="T4"> accetta come parametro un array di String</text:span></text:p>
                <text:p text:style-name="P3"><text:span text:style-name="T103">public static void</text:span><text:span text:style-name="T88"> </text:span><text:span text:style-name="T170">main(</text:span><text:span text:style-name="T171">String[] args</text:span><text:span text:style-name="T170">)</text:span></text:p>
              </text:list-item>
              <text:list-item>
                <text:p text:style-name="P61"><text:span text:style-name="T172">All'avvio il parametro </text:span><text:span text:style-name="T173">args</text:span><text:span text:style-name="T172"> è popolato con gli argomenti passati da riga di comando</text:span></text:p>
                <text:p text:style-name="P61"><text:span text:style-name="T172"/></text:p>
                <text:p text:style-name="P61"><text:span text:style-name="T172"/></text:p>
                <text:p text:style-name="P61"><text:span text:style-name="T174">args[0]</text:span></text:p>
              </text:list-item>
            </text:list>
          </draw:text-box>
        </draw:frame>
        <draw:frame draw:style-name="gr2" draw:text-style-name="P11" draw:layer="layout" svg:width="22cm" svg:height="1.553cm" svg:x="3.1cm" svg:y="12.702cm">
          <draw:text-box>
            <text:p text:style-name="P10"><text:span text:style-name="T19">java </text:span><text:span text:style-name="T22">Example Hello “Good Morning” 12</text:span></text:p>
          </draw:text-box>
        </draw:frame>
        <draw:line draw:style-name="gr43" draw:text-style-name="P3" draw:layer="layout" svg:x1="10.2cm" svg:y1="14cm" svg:x2="13cm" svg:y2="14cm">
          <text:p/>
        </draw:line>
        <draw:line draw:style-name="gr25" draw:text-style-name="P3" draw:layer="layout" svg:x1="6.2cm" svg:y1="15.8cm" svg:x2="11.6cm" svg:y2="14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gomenti da riga di com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metodo <text:span text:style-name="T3">main</text:span><text:span text:style-name="T4"> accetta come parametro un array di String</text:span></text:p>
                <text:p text:style-name="P3"><text:span text:style-name="T103">public static void</text:span><text:span text:style-name="T88"> </text:span><text:span text:style-name="T170">main(</text:span><text:span text:style-name="T171">String[] args</text:span><text:span text:style-name="T170">)</text:span></text:p>
              </text:list-item>
              <text:list-item>
                <text:p text:style-name="P61"><text:span text:style-name="T172">All'avvio il parametro </text:span><text:span text:style-name="T173">args</text:span><text:span text:style-name="T172"> è popolato con gli argomenti passati da riga di comando</text:span></text:p>
                <text:p text:style-name="P61"><text:span text:style-name="T172"/></text:p>
                <text:p text:style-name="P61"><text:span text:style-name="T172"/></text:p>
                <text:p text:style-name="P61"><text:span text:style-name="T174">args[0] <text:s text:c="5"/>args[1]</text:span></text:p>
              </text:list-item>
            </text:list>
          </draw:text-box>
        </draw:frame>
        <draw:frame draw:style-name="gr2" draw:text-style-name="P11" draw:layer="layout" svg:width="22cm" svg:height="1.553cm" svg:x="3.1cm" svg:y="12.702cm">
          <draw:text-box>
            <text:p text:style-name="P10"><text:span text:style-name="T19">java </text:span><text:span text:style-name="T22">Example Hello “Good Morning” 12</text:span></text:p>
          </draw:text-box>
        </draw:frame>
        <draw:line draw:style-name="gr43" draw:text-style-name="P3" draw:layer="layout" svg:x1="10.2cm" svg:y1="14cm" svg:x2="13cm" svg:y2="14cm">
          <text:p/>
        </draw:line>
        <draw:line draw:style-name="gr43" draw:text-style-name="P3" draw:layer="layout" svg:x1="13.6cm" svg:y1="14cm" svg:x2="19.4cm" svg:y2="14cm">
          <text:p/>
        </draw:line>
        <draw:line draw:style-name="gr25" draw:text-style-name="P3" draw:layer="layout" svg:x1="6.2cm" svg:y1="15.8cm" svg:x2="11.6cm" svg:y2="14cm">
          <text:p/>
        </draw:line>
        <draw:line draw:style-name="gr25" draw:text-style-name="P3" draw:layer="layout" svg:x1="14.8cm" svg:y1="15.8cm" svg:x2="16.4cm" svg:y2="14cm">
          <text:p/>
        </draw:lin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gomenti da riga di com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metodo <text:span text:style-name="T3">main</text:span><text:span text:style-name="T4"> accetta come parametro un array di String</text:span></text:p>
                <text:p text:style-name="P3"><text:span text:style-name="T103">public static void</text:span><text:span text:style-name="T88"> </text:span><text:span text:style-name="T170">main(</text:span><text:span text:style-name="T171">String[] args</text:span><text:span text:style-name="T170">)</text:span></text:p>
              </text:list-item>
              <text:list-item>
                <text:p text:style-name="P61"><text:span text:style-name="T172">All'avvio il parametro </text:span><text:span text:style-name="T173">args</text:span><text:span text:style-name="T172"> è popolato con gli argomenti passati da riga di comando</text:span></text:p>
                <text:p text:style-name="P61"><text:span text:style-name="T172"/></text:p>
                <text:p text:style-name="P61"><text:span text:style-name="T172"/></text:p>
                <text:p text:style-name="P61"><text:span text:style-name="T174">args[0] <text:s text:c="5"/>args[1] <text:s text:c="5"/>args[2]</text:span></text:p>
              </text:list-item>
            </text:list>
          </draw:text-box>
        </draw:frame>
        <draw:frame draw:style-name="gr2" draw:text-style-name="P11" draw:layer="layout" svg:width="22cm" svg:height="1.553cm" svg:x="3.1cm" svg:y="12.702cm">
          <draw:text-box>
            <text:p text:style-name="P10"><text:span text:style-name="T19">java </text:span><text:span text:style-name="T22">Example Hello “Good Morning” 12</text:span></text:p>
          </draw:text-box>
        </draw:frame>
        <draw:line draw:style-name="gr43" draw:text-style-name="P3" draw:layer="layout" svg:x1="10.2cm" svg:y1="14cm" svg:x2="13cm" svg:y2="14cm">
          <text:p/>
        </draw:line>
        <draw:line draw:style-name="gr43" draw:text-style-name="P3" draw:layer="layout" svg:x1="13.6cm" svg:y1="14cm" svg:x2="19.4cm" svg:y2="14cm">
          <text:p/>
        </draw:line>
        <draw:line draw:style-name="gr43" draw:text-style-name="P3" draw:layer="layout" svg:x1="20.1cm" svg:y1="14cm" svg:x2="21.2cm" svg:y2="14cm">
          <text:p/>
        </draw:line>
        <draw:line draw:style-name="gr25" draw:text-style-name="P3" draw:layer="layout" svg:x1="6.2cm" svg:y1="15.8cm" svg:x2="11.6cm" svg:y2="14cm">
          <text:p/>
        </draw:line>
        <draw:line draw:style-name="gr25" draw:text-style-name="P3" draw:layer="layout" svg:x1="14.8cm" svg:y1="15.8cm" svg:x2="16.4cm" svg:y2="14cm">
          <text:p/>
        </draw:line>
        <draw:line draw:style-name="gr25" draw:text-style-name="P3" draw:layer="layout" svg:x1="23.2cm" svg:y1="15.8cm" svg:x2="20.6cm" svg:y2="14cm">
          <text:p/>
        </draw:lin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gomenti da riga di com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l metodo <text:span text:style-name="T3">main</text:span><text:span text:style-name="T4"> accetta come parametro un array di String</text:span></text:p>
                <text:p text:style-name="P3"><text:span text:style-name="T103">public static void</text:span><text:span text:style-name="T88"> </text:span><text:span text:style-name="T170">main(</text:span><text:span text:style-name="T171">String[] args</text:span><text:span text:style-name="T170">)</text:span></text:p>
              </text:list-item>
              <text:list-item>
                <text:p text:style-name="P61"><text:span text:style-name="T172">All'avvio il parametro </text:span><text:span text:style-name="T173">args</text:span><text:span text:style-name="T172"> è popolato con gli argomenti passati da riga di comando</text:span></text:p>
                <text:p text:style-name="P61"><text:span text:style-name="T172"/></text:p>
                <text:p text:style-name="P61"><text:span text:style-name="T172"/></text:p>
                <text:p text:style-name="P61"><text:span text:style-name="T174">args[0] <text:s text:c="5"/>args[1] <text:s text:c="5"/>args[2]</text:span></text:p>
              </text:list-item>
            </text:list>
          </draw:text-box>
        </draw:frame>
        <draw:frame draw:style-name="gr2" draw:text-style-name="P11" draw:layer="layout" svg:width="22cm" svg:height="1.553cm" svg:x="3.1cm" svg:y="12.702cm">
          <draw:text-box>
            <text:p text:style-name="P10"><text:span text:style-name="T19">java </text:span><text:span text:style-name="T22">Example Hello “Good Morning” 12</text:span></text:p>
          </draw:text-box>
        </draw:frame>
        <draw:line draw:style-name="gr43" draw:text-style-name="P3" draw:layer="layout" svg:x1="10.2cm" svg:y1="14cm" svg:x2="13cm" svg:y2="14cm">
          <text:p/>
        </draw:line>
        <draw:line draw:style-name="gr43" draw:text-style-name="P3" draw:layer="layout" svg:x1="13.6cm" svg:y1="14cm" svg:x2="19.4cm" svg:y2="14cm">
          <text:p/>
        </draw:line>
        <draw:line draw:style-name="gr43" draw:text-style-name="P3" draw:layer="layout" svg:x1="20.1cm" svg:y1="14cm" svg:x2="21.2cm" svg:y2="14cm">
          <text:p/>
        </draw:line>
        <draw:line draw:style-name="gr25" draw:text-style-name="P3" draw:layer="layout" svg:x1="6.2cm" svg:y1="15.8cm" svg:x2="11.6cm" svg:y2="14cm">
          <text:p/>
        </draw:line>
        <draw:line draw:style-name="gr25" draw:text-style-name="P3" draw:layer="layout" svg:x1="14.8cm" svg:y1="15.8cm" svg:x2="16.4cm" svg:y2="14cm">
          <text:p/>
        </draw:line>
        <draw:line draw:style-name="gr25" draw:text-style-name="P3" draw:layer="layout" svg:x1="23.2cm" svg:y1="15.8cm" svg:x2="20.6cm" svg:y2="14cm">
          <text:p/>
        </draw:line>
        <draw:custom-shape draw:style-name="gr44" draw:text-style-name="P3" draw:layer="layout" svg:width="13cm" svg:height="2.4cm" svg:x="13.7cm" svg:y="17.6cm">
          <text:p text:style-name="P3">L'argomento passato è di tipo <text:span text:style-name="T3">String</text:span><text:span text:style-name="T4">.</text:span></text:p>
          <text:p text:style-name="P3"><text:span text:style-name="T4">Potrebbe essere necessario convertirlo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rcizio 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nsieme il testo dell'esercizio</text:p>
              </text:list-item>
              <text:list-item>
                <text:p>Implementiamo la lettura dei parametri da riga di comando</text:p>
              </text:list-item>
              <text:list-item>
                <text:p>Completiamo il programma per gestire grandi quantità di valori con gli 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Predefinito" presentation:presentation-page-layout-name="AL3T32">
        <office:forms form:automatic-focus="false" form:apply-design-mode="false"/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><text:span text:style-name="T1">Collection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lezio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a collezione è un <text:span text:style-name="T3">oggetto</text:span> capace di contenere più <text:span text:style-name="T3">elementi</text:span></text:p>
              </text:list-item>
              <text:list-item>
                <text:p>Java mette a disposizione <text:span text:style-name="T147">interfacce</text:span><text:span text:style-name="T6"> e </text:span><text:span text:style-name="T147">implementazioni</text:span><text:span text:style-name="T6"> di strutture dati di uso comune e alcuni </text:span><text:span text:style-name="T147">algoritmi</text:span><text:span text:style-name="T6"> basati su es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Predefinito" presentation:presentation-page-layout-name="AL2T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>
          <draw:text-box>
            <text:p><text:span text:style-name="T8">java.util.Lis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a collezione <text:span text:style-name="T3">ordinata</text:span><text:span text:style-name="T4"> – mantiene l'ordine di inserimento degli elementi</text:span></text:p>
              </text:list-item>
              <text:list-item>
                <text:p><text:span text:style-name="T4">Sono disponibili due </text:span><text:span text:style-name="T5">implementazioni</text:span><text:span text:style-name="T4">:</text:span></text:p>
                <text:list>
                  <text:list-item>
                    <text:p><text:span text:style-name="T51">java.util.LinkedList</text:span></text:p>
                  </text:list-item>
                  <text:list-item>
                    <text:p><text:span text:style-name="T51">java.util.Array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Predefinito" presentation:presentation-page-layout-name="AL2T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>
          <draw:text-box>
            <text:p><text:span text:style-name="T8">java.util.Set</text:span>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Una collezione che non ammette elementi <text:span text:style-name="T3">duplicati</text:span><text:span text:style-name="T4"> – un elemento è presente oppure no</text:span></text:p>
              </text:list-item>
              <text:list-item>
                <text:p><text:span text:style-name="T4">Implementazioni:</text:span></text:p>
                <text:list>
                  <text:list-item>
                    <text:p text:style-name="P62"><text:span text:style-name="T51">java.util.HashSet</text:span></text:p>
                  </text:list-item>
                  <text:list-item>
                    <text:p text:style-name="P62"><text:span text:style-name="T51">java.util.LinkedHashSet</text:span></text:p>
                  </text:list-item>
                </text:list>
              </text:list-item>
              <text:list-item>
                <text:p text:style-name="P63"><text:span text:style-name="T175">È disponibile una versione </text:span><text:span text:style-name="T176">ordinata</text:span><text:span text:style-name="T177"> – </text:span><text:span text:style-name="T178">java.util.SortedSet</text:span><text:span text:style-name="T177"> – i cui elementi sono sempre ordinati in base a un criterio predefinito</text:span></text:p>
                <text:list>
                  <text:list-item>
                    <text:p><text:span text:style-name="T178">java.util.Tree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Predefinito" presentation:presentation-page-layout-name="AL2T1">
        <draw:frame presentation:style-name="pr3" draw:text-style-name="P46" draw:layer="layout" svg:width="25.199cm" svg:height="3.506cm" svg:x="1.4cm" svg:y="0.837cm" presentation:class="title">
          <draw:text-box>
            <text:p><text:span text:style-name="T8">java.util.Queue</text:span>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Una collezione di elementi da <text:span text:style-name="T3">processare</text:span><text:span text:style-name="T6"> – supporta aggiunta ed estrazione (con una strategia di ordinamento predefinita)</text:span></text:p>
              </text:list-item>
              <text:list-item>
                <text:p><text:span text:style-name="T6">Una versione specializzata è </text:span><text:span text:style-name="T106">java.util.Deque</text:span><text:span text:style-name="T151"> che permette l'estrazione in testa e in coda</text:span></text:p>
              </text:list-item>
              <text:list-item>
                <text:p><text:span text:style-name="T6">Implementazioni di quest'ultima</text:span><text:span text:style-name="T4">:</text:span></text:p>
                <text:list>
                  <text:list-item>
                    <text:p><text:span text:style-name="T51">java.util.LinkedList</text:span></text:p>
                  </text:list-item>
                  <text:list-item>
                    <text:p><text:span text:style-name="T51">java.util.ArrayDe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redefinito" presentation:presentation-page-layout-name="AL2T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>
          <draw:text-box>
            <text:p><text:span text:style-name="T8">java.util.Map</text:span>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Una collezione per <text:span text:style-name="T3">mappare</text:span> <text:span text:style-name="T144">chiavi</text:span> a <text:span text:style-name="T144">valori</text:span></text:p>
              </text:list-item>
              <text:list-item>
                <text:p><text:span text:style-name="T4">Implementazioni:</text:span></text:p>
                <text:list>
                  <text:list-item>
                    <text:p text:style-name="P62"><text:span text:style-name="T51">java.util.HashMap</text:span></text:p>
                  </text:list-item>
                  <text:list-item>
                    <text:p text:style-name="P62"><text:span text:style-name="T51">java.util.LinkedHashMap</text:span></text:p>
                  </text:list-item>
                </text:list>
              </text:list-item>
              <text:list-item>
                <text:p text:style-name="P63"><text:span text:style-name="T175">È disponibile una versione </text:span><text:span text:style-name="T176">ordinata</text:span><text:span text:style-name="T177"> – </text:span><text:span text:style-name="T178">java.util.SortedMap</text:span><text:span text:style-name="T177"> – le cui chiavi sono sempre ordinate in base a un criterio predefinito</text:span></text:p>
                <text:list>
                  <text:list-item>
                    <text:p><text:span text:style-name="T178">java.util.TreeM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Predefinito" presentation:presentation-page-layout-name="AL2T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>
          <draw:text-box>
            <text:p><text:span text:style-name="T8">java.lang.Iterab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lassi che <text:span text:style-name="T144">implementano</text:span><text:span text:style-name="T145"> questa </text:span><text:span text:style-name="T157">interfaccia</text:span><text:span text:style-name="T6"> supportano il costrutto speciale di iterazione</text:span></text:p>
                <text:p text:style-name="P3"><text:span text:style-name="T163">for</text:span><text:span text:style-name="T106"> (</text:span><text:span text:style-name="T107">type id</text:span><text:span text:style-name="T106"> : </text:span><text:span text:style-name="T107">iterable</text:span><text:span text:style-name="T106">)</text:span></text:p>
              </text:list-item>
              <text:list-item>
                <text:p><text:span text:style-name="T4">Collezioni che supportano questa funzionalità:</text:span></text:p>
                <text:list>
                  <text:list-item>
                    <text:p><text:span text:style-name="T51">java.util.List</text:span></text:p>
                  </text:list-item>
                  <text:list-item>
                    <text:p><text:span text:style-name="T51">java.util.Set</text:span></text:p>
                  </text:list-item>
                  <text:list-item>
                    <text:p><text:span text:style-name="T51">java.util.Queue</text:span><text:span text:style-name="T149"> <text:s text:c="2"/>(e </text:span><text:span text:style-name="T51">java.util.Deque</text:span><text:span text:style-name="T14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rcizio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nsieme il codice dell'esercizio</text:p>
              </text:list-item>
              <text:list-item>
                <text:p>Completiamo il programma facendo uso delle collezioni messe a disposizione dal <text:span text:style-name="T144">Collections Framework</text:span> di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Predefinito" presentation:presentation-page-layout-name="AL3T32">
        <office:forms form:automatic-focus="false" form:apply-design-mode="false"/>
        <draw:frame presentation:style-name="pr5" draw:text-style-name="P1" draw:layer="layout" svg:width="25.199cm" svg:height="19.163cm" svg:x="1.4cm" svg:y="0.837cm" presentation:class="subtitle" presentation:user-transformed="true">
          <draw:text-box>
            <text:p><text:span text:style-name="T1">Metod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chiarare un meto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una classe possiamo definire un metodo così</text:p>
                <text:p><text:span text:style-name="T97"/></text:p>
              </text:list-item>
            </text:list>
          </draw:text-box>
        </draw:frame>
        <draw:frame draw:style-name="gr45" draw:text-style-name="P65" draw:layer="layout" svg:width="23.652cm" svg:height="3.8cm" svg:x="2.348cm" svg:y="6.6cm">
          <draw:text-box>
            <text:list text:style-name="L1">
              <text:list-header>
                <text:p text:style-name="P64"><text:span text:style-name="T179">modificatori</text:span><text:span text:style-name="T180">?</text:span><text:span text:style-name="T13"> </text:span><text:span text:style-name="T165">tipo</text:span><text:span text:style-name="T13"> </text:span><text:span text:style-name="T165">nome</text:span><text:span text:style-name="T13"> (</text:span><text:span text:style-name="T165">parametri</text:span><text:span text:style-name="T180">?</text:span><text:span text:style-name="T13">) {</text:span></text:p>
                <text:p text:style-name="P64"><text:span text:style-name="T13"><text:s text:c="4"/></text:span><text:span text:style-name="T14">// corpo del metodo</text:span></text:p>
                <text:p text:style-name="P64"><text:span text:style-name="T1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chiarare un metodo</text:p>
          </draw:text-box>
        </draw:frame>
        <draw:frame presentation:style-name="pr4" draw:text-style-name="P18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<text:span text:style-name="T83">In una classe possiamo definire un metodo così</text:span></text:p>
              </text:list-item>
            </text:list>
          </draw:text-box>
        </draw:frame>
        <draw:frame draw:style-name="gr45" draw:text-style-name="P65" draw:layer="layout" svg:width="23.652cm" svg:height="3.8cm" svg:x="2.348cm" svg:y="6.6cm">
          <draw:text-box>
            <text:list text:style-name="L1">
              <text:list-header>
                <text:p text:style-name="P64"><text:span text:style-name="T179">modificatori</text:span><text:span text:style-name="T180">?</text:span><text:span text:style-name="T13"> </text:span><text:span text:style-name="T165">tipo</text:span><text:span text:style-name="T13"> </text:span><text:span text:style-name="T165">nome</text:span><text:span text:style-name="T13"> (</text:span><text:span text:style-name="T165">parametri</text:span><text:span text:style-name="T180">?</text:span><text:span text:style-name="T13">) {</text:span></text:p>
                <text:p text:style-name="P64"><text:span text:style-name="T13"><text:s text:c="4"/></text:span><text:span text:style-name="T14">// corpo del metodo</text:span></text:p>
                <text:p text:style-name="P64"><text:span text:style-name="T13">}</text:span></text:p>
              </text:list-header>
            </text:list>
          </draw:text-box>
        </draw:frame>
        <draw:frame presentation:style-name="pr4" draw:text-style-name="P66" draw:layer="layout" svg:width="25.199cm" svg:height="8.286cm" svg:x="1.401cm" svg:y="10.914cm" presentation:class="outline" presentation:user-transformed="true">
          <draw:text-box>
            <text:list text:style-name="L2">
              <text:list-item>
                <text:p><text:span text:style-name="T69">Modificatori</text:span><text:span text:style-name="T55">:</text:span></text:p>
                <text:list>
                  <text:list-item>
                    <text:p><text:span text:style-name="T55">Opzionali</text:span></text:p>
                  </text:list-item>
                  <text:list-item>
                    <text:p><text:span text:style-name="T55">Definiscono </text:span><text:span text:style-name="T181">visibilità</text:span><text:span text:style-name="T55">, </text:span><text:span text:style-name="T181">modificabilità</text:span><text:span text:style-name="T55">, </text:span><text:span text:style-name="T181">appartenenza</text:span><text:span text:style-name="T18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chiarare un metodo</text:p>
          </draw:text-box>
        </draw:frame>
        <draw:frame presentation:style-name="pr4" draw:text-style-name="P18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<text:span text:style-name="T83">In una classe possiamo definire un metodo così</text:span></text:p>
              </text:list-item>
            </text:list>
          </draw:text-box>
        </draw:frame>
        <draw:frame draw:style-name="gr45" draw:text-style-name="P65" draw:layer="layout" svg:width="23.652cm" svg:height="3.8cm" svg:x="2.348cm" svg:y="6.6cm">
          <draw:text-box>
            <text:list text:style-name="L1">
              <text:list-header>
                <text:p text:style-name="P64"><text:span text:style-name="T179">modificatori</text:span><text:span text:style-name="T180">?</text:span><text:span text:style-name="T13"> </text:span><text:span text:style-name="T165">tipo</text:span><text:span text:style-name="T13"> </text:span><text:span text:style-name="T165">nome</text:span><text:span text:style-name="T13"> (</text:span><text:span text:style-name="T165">parametri</text:span><text:span text:style-name="T180">?</text:span><text:span text:style-name="T13">) {</text:span></text:p>
                <text:p text:style-name="P64"><text:span text:style-name="T13"><text:s text:c="4"/></text:span><text:span text:style-name="T14">// corpo del metodo</text:span></text:p>
                <text:p text:style-name="P64"><text:span text:style-name="T13">}</text:span></text:p>
              </text:list-header>
            </text:list>
          </draw:text-box>
        </draw:frame>
        <draw:frame presentation:style-name="pr4" draw:text-style-name="P66" draw:layer="layout" svg:width="25.199cm" svg:height="8.286cm" svg:x="1.401cm" svg:y="10.914cm" presentation:class="outline" presentation:user-transformed="true">
          <draw:text-box>
            <text:list text:style-name="L2">
              <text:list-item>
                <text:p><text:span text:style-name="T69">Tipo</text:span><text:span text:style-name="T55">:</text:span></text:p>
                <text:list>
                  <text:list-item>
                    <text:p><text:span text:style-name="T55">Il tipo del valore ritornato dal metodo</text:span></text:p>
                  </text:list-item>
                  <text:list-item>
                    <text:p><text:span text:style-name="T83">Se un metodo non ritorna un valore, va definito come </text:span><text:span text:style-name="T71">v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chiarare un metodo</text:p>
          </draw:text-box>
        </draw:frame>
        <draw:frame presentation:style-name="pr4" draw:text-style-name="P18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<text:span text:style-name="T83">In una classe possiamo definire un metodo così</text:span></text:p>
              </text:list-item>
            </text:list>
          </draw:text-box>
        </draw:frame>
        <draw:frame draw:style-name="gr45" draw:text-style-name="P65" draw:layer="layout" svg:width="23.652cm" svg:height="3.8cm" svg:x="2.348cm" svg:y="6.6cm">
          <draw:text-box>
            <text:list text:style-name="L1">
              <text:list-header>
                <text:p text:style-name="P64"><text:span text:style-name="T179">modificatori</text:span><text:span text:style-name="T180">?</text:span><text:span text:style-name="T13"> </text:span><text:span text:style-name="T165">tipo</text:span><text:span text:style-name="T13"> </text:span><text:span text:style-name="T165">nome</text:span><text:span text:style-name="T13"> (</text:span><text:span text:style-name="T165">parametri</text:span><text:span text:style-name="T180">?</text:span><text:span text:style-name="T13">) {</text:span></text:p>
                <text:p text:style-name="P64"><text:span text:style-name="T13"><text:s text:c="4"/></text:span><text:span text:style-name="T14">// corpo del metodo</text:span></text:p>
                <text:p text:style-name="P64"><text:span text:style-name="T13">}</text:span></text:p>
              </text:list-header>
            </text:list>
          </draw:text-box>
        </draw:frame>
        <draw:frame presentation:style-name="pr4" draw:text-style-name="P66" draw:layer="layout" svg:width="25.199cm" svg:height="8.286cm" svg:x="1.401cm" svg:y="10.914cm" presentation:class="outline" presentation:user-transformed="true">
          <draw:text-box>
            <text:list text:style-name="L2">
              <text:list-item>
                <text:p><text:span text:style-name="T69">Parametri</text:span><text:span text:style-name="T55">:</text:span></text:p>
                <text:list>
                  <text:list-item>
                    <text:p><text:span text:style-name="T55">Opzionali</text:span></text:p>
                  </text:list-item>
                  <text:list-item>
                    <text:p><text:span text:style-name="T83">Una lista di parametri accettati dal metodo, separati da virgole</text:span></text:p>
                  </text:list-item>
                  <text:list-item>
                    <text:p><text:span text:style-name="T72">parametro ::= </text:span><text:span text:style-name="T183">tipo n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ocare un metodo</text:p>
          </draw:text-box>
        </draw:frame>
        <draw:frame presentation:style-name="pr4" draw:layer="layout" svg:width="25.199cm" svg:height="1.489cm" svg:x="1.4cm" svg:y="4.914cm" presentation:class="outline" presentation:user-transformed="true">
          <draw:text-box>
            <text:list text:style-name="L2">
              <text:list-item>
                <text:p>Metodo <text:span text:style-name="T157">chiamante</text:span></text:p>
              </text:list-item>
            </text:list>
          </draw:text-box>
        </draw:frame>
        <draw:frame draw:style-name="gr46" draw:text-style-name="P67" draw:layer="layout" svg:width="23.652cm" svg:height="5.412cm" svg:x="2.348cm" svg:y="6.403cm">
          <draw:text-box>
            <text:list text:style-name="L1">
              <text:list-header>
                <text:p text:style-name="P51"><text:span text:style-name="T184">public static void</text:span><text:span text:style-name="T97"> </text:span><text:span text:style-name="T185">main</text:span><text:span text:style-name="T97">(String[] args) {</text:span></text:p>
                <text:p text:style-name="P51"><text:span text:style-name="T97"><text:s text:c="4"/></text:span><text:span text:style-name="T97">Example e = </text:span><text:span text:style-name="T59">new</text:span><text:span text:style-name="T97"> Example();</text:span></text:p>
                <text:p text:style-name="P51"><text:span text:style-name="T186"><text:s text:c="4"/></text:span><text:span text:style-name="T186">e.testMethod1(</text:span><text:span text:style-name="T187">10</text:span><text:span text:style-name="T186">);</text:span></text:p>
                <text:p text:style-name="P51"><text:span text:style-name="T97">}</text:span></text:p>
              </text:list-header>
            </text:list>
          </draw:text-box>
        </draw:frame>
        <draw:frame presentation:style-name="pr4" draw:text-style-name="P18" draw:layer="layout" svg:width="25.199cm" svg:height="1.489cm" svg:x="1.401cm" svg:y="12.415cm" presentation:class="outline" presentation:user-transformed="true">
          <draw:text-box>
            <text:list text:style-name="L2">
              <text:list-item>
                <text:p><text:span text:style-name="T83">Metodo </text:span><text:span text:style-name="T181">chiamato</text:span><text:span text:style-name="T182"> su istanza di un'altra classe</text:span></text:p>
              </text:list-item>
            </text:list>
          </draw:text-box>
        </draw:frame>
        <draw:frame draw:style-name="gr47" draw:text-style-name="P67" draw:layer="layout" svg:width="23.652cm" svg:height="5.296cm" svg:x="2.349cm" svg:y="13.904cm">
          <draw:text-box>
            <text:list text:style-name="L1">
              <text:list-header>
                <text:p text:style-name="P51"><text:span text:style-name="T184">public void</text:span><text:span text:style-name="T97"> </text:span><text:span text:style-name="T185">testMethod1</text:span><text:span text:style-name="T97">(</text:span><text:span text:style-name="T59">int</text:span><text:span text:style-name="T97"> num) {</text:span></text:p>
                <text:p text:style-name="P51"><text:span text:style-name="T97"><text:s text:c="4"/></text:span><text:span text:style-name="T97">System.</text:span><text:span text:style-name="T188">out</text:span><text:span text:style-name="T185">.println(num);</text:span></text:p>
                <text:p text:style-name="P51"><text:span text:style-name="T185"><text:s text:c="4"/></text:span><text:span text:style-name="T185">testMethod2(</text:span><text:span text:style-name="T189">“Hello”</text:span><text:span text:style-name="T185">, num);</text:span></text:p>
                <text:p text:style-name="P51"><text:span text:style-name="T97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ocare un metodo</text:p>
          </draw:text-box>
        </draw:frame>
        <draw:frame presentation:style-name="pr4" draw:layer="layout" svg:width="25.199cm" svg:height="1.489cm" svg:x="1.4cm" svg:y="4.914cm" presentation:class="outline" presentation:user-transformed="true">
          <draw:text-box>
            <text:list text:style-name="L2">
              <text:list-item>
                <text:p>Metodo <text:span text:style-name="T5">chiamante</text:span></text:p>
              </text:list-item>
            </text:list>
          </draw:text-box>
        </draw:frame>
        <draw:frame draw:style-name="gr46" draw:text-style-name="P67" draw:layer="layout" svg:width="23.652cm" svg:height="5.412cm" svg:x="2.348cm" svg:y="6.403cm">
          <draw:text-box>
            <text:list text:style-name="L1">
              <text:list-header>
                <text:p text:style-name="P51"><text:span text:style-name="T184">public void</text:span><text:span text:style-name="T97"> </text:span><text:span text:style-name="T185">testMethod1</text:span><text:span text:style-name="T97">(</text:span><text:span text:style-name="T59">int</text:span><text:span text:style-name="T97"> num) {</text:span></text:p>
                <text:p text:style-name="P51"><text:span text:style-name="T97"><text:s text:c="4"/></text:span><text:span text:style-name="T97">System.</text:span><text:span text:style-name="T188">out</text:span><text:span text:style-name="T185">.println(num);</text:span></text:p>
                <text:p text:style-name="P51"><text:span text:style-name="T185"><text:s text:c="4"/></text:span><text:span text:style-name="T185">testMethod2(</text:span><text:span text:style-name="T189">“Hello”</text:span><text:span text:style-name="T185">, num);</text:span></text:p>
                <text:p text:style-name="P51"><text:span text:style-name="T97">}</text:span></text:p>
              </text:list-header>
            </text:list>
          </draw:text-box>
        </draw:frame>
        <draw:frame presentation:style-name="pr4" draw:text-style-name="P18" draw:layer="layout" svg:width="25.199cm" svg:height="1.489cm" svg:x="1.401cm" svg:y="12.415cm" presentation:class="outline" presentation:user-transformed="true">
          <draw:text-box>
            <text:list text:style-name="L2">
              <text:list-item>
                <text:p><text:span text:style-name="T83">Metodo </text:span><text:span text:style-name="T190">chiamato</text:span><text:span text:style-name="T182"> sulla stessa istanza</text:span></text:p>
              </text:list-item>
            </text:list>
          </draw:text-box>
        </draw:frame>
        <draw:frame draw:style-name="gr47" draw:text-style-name="P67" draw:layer="layout" svg:width="23.652cm" svg:height="5.296cm" svg:x="2.349cm" svg:y="13.904cm">
          <draw:text-box>
            <text:list text:style-name="L1">
              <text:list-header>
                <text:p text:style-name="P51"><text:span text:style-name="T184">public void</text:span><text:span text:style-name="T97"> </text:span><text:span text:style-name="T185">testMethod2</text:span><text:span text:style-name="T97">(String s, </text:span><text:span text:style-name="T59">int</text:span><text:span text:style-name="T97"> num) {</text:span></text:p>
                <text:p text:style-name="P51"><text:span text:style-name="T97"><text:s text:c="4"/></text:span><text:span text:style-name="T97">System.</text:span><text:span text:style-name="T188">out</text:span><text:span text:style-name="T185">.println(s + </text:span><text:span text:style-name="T189">“ “</text:span><text:span text:style-name="T185"> + num);</text:span></text:p>
                <text:p text:style-name="P51"><text:span text:style-name="T185"><text:s text:c="4"/></text:span><text:span text:style-name="T185">Example.staticTestMethod(s, </text:span><text:span text:style-name="T189">'@'</text:span><text:span text:style-name="T185">, num);</text:span></text:p>
                <text:p text:style-name="P51"><text:span text:style-name="T97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ocare un metodo</text:p>
          </draw:text-box>
        </draw:frame>
        <draw:frame presentation:style-name="pr4" draw:layer="layout" svg:width="25.199cm" svg:height="1.489cm" svg:x="1.4cm" svg:y="4.914cm" presentation:class="outline" presentation:user-transformed="true">
          <draw:text-box>
            <text:list text:style-name="L2">
              <text:list-item>
                <text:p>Metodo <text:span text:style-name="T5">chiamante</text:span></text:p>
              </text:list-item>
            </text:list>
          </draw:text-box>
        </draw:frame>
        <draw:frame draw:style-name="gr46" draw:text-style-name="P67" draw:layer="layout" svg:width="23.652cm" svg:height="5.412cm" svg:x="2.348cm" svg:y="6.403cm">
          <draw:text-box>
            <text:list text:style-name="L1">
              <text:list-header>
                <text:p text:style-name="P51"><text:span text:style-name="T184">public void</text:span><text:span text:style-name="T97"> </text:span><text:span text:style-name="T185">testMethod2</text:span><text:span text:style-name="T97">(String s, </text:span><text:span text:style-name="T59">int</text:span><text:span text:style-name="T97"> num) {</text:span></text:p>
                <text:p text:style-name="P51"><text:span text:style-name="T97"><text:s text:c="4"/></text:span><text:span text:style-name="T97">System.</text:span><text:span text:style-name="T188">out</text:span><text:span text:style-name="T185">.println(s + </text:span><text:span text:style-name="T189">“ “</text:span><text:span text:style-name="T185"> + num);</text:span></text:p>
                <text:p text:style-name="P51"><text:span text:style-name="T185"><text:s text:c="4"/></text:span><text:span text:style-name="T185">Example.testMethod3(s + </text:span><text:span text:style-name="T189">'@'</text:span><text:span text:style-name="T191"> + </text:span><text:span text:style-name="T185">num);</text:span></text:p>
                <text:p text:style-name="P51"><text:span text:style-name="T97">}</text:span></text:p>
              </text:list-header>
            </text:list>
          </draw:text-box>
        </draw:frame>
        <draw:frame presentation:style-name="pr4" draw:text-style-name="P18" draw:layer="layout" svg:width="25.199cm" svg:height="1.489cm" svg:x="1.401cm" svg:y="12.415cm" presentation:class="outline" presentation:user-transformed="true">
          <draw:text-box>
            <text:list text:style-name="L2">
              <text:list-item>
                <text:p><text:span text:style-name="T83">Metodo </text:span><text:span text:style-name="T190">chiamato</text:span><text:span text:style-name="T182"> </text:span><text:span text:style-name="T181">staticamente</text:span></text:p>
              </text:list-item>
            </text:list>
          </draw:text-box>
        </draw:frame>
        <draw:frame draw:style-name="gr47" draw:text-style-name="P67" draw:layer="layout" svg:width="23.652cm" svg:height="5.296cm" svg:x="2.349cm" svg:y="13.904cm">
          <draw:text-box>
            <text:list text:style-name="L1">
              <text:list-header>
                <text:p text:style-name="P51"><text:span text:style-name="T184">public static void</text:span><text:span text:style-name="T97"> </text:span><text:span text:style-name="T185">testMethod3</text:span><text:span text:style-name="T97">(String s) {</text:span></text:p>
                <text:p text:style-name="P51"><text:span text:style-name="T97"><text:s text:c="4"/></text:span><text:span text:style-name="T97">System.</text:span><text:span text:style-name="T188">out</text:span><text:span text:style-name="T185">.println(s);</text:span></text:p>
                <text:p text:style-name="P51"><text:span text:style-name="T97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68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i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68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i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i)</text:span></text:p>
          </draw:text-box>
        </draw:frame>
        <draw:custom-shape draw:style-name="gr50" draw:text-style-name="P71" xml:id="id73" draw:id="id73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1" draw:text-style-name="P3" xml:id="id72" draw:id="id72" draw:layer="layout" svg:width="3.3cm" svg:height="1.2cm" svg:x="4.7cm" svg:y="8.15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7.6cm" svg:height="2cm" svg:x="10.2cm" svg:y="16.8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6.35cm" svg:y1="9.357cm" svg:x2="14.006cm" svg:y2="17cm" draw:start-shape="id72" draw:start-glue-point="2" draw:end-shape="id73" draw:end-glue-point="0" svg:d="M6350 9357l7656 7643" svg:viewBox="0 0 7657 7644">
          <text:p/>
        </draw:connector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68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i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i)</text:span></text:p>
          </draw:text-box>
        </draw:frame>
        <draw:custom-shape draw:style-name="gr53" draw:text-style-name="P3" xml:id="id74" draw:id="id74" draw:layer="layout" svg:width="0.9cm" svg:height="1.2cm" svg:x="8.4cm" svg:y="8.15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xml:id="id75" draw:id="id75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8.85cm" svg:y1="9.357cm" svg:x2="14.006cm" svg:y2="15.2cm" draw:start-shape="id74" draw:start-glue-point="2" draw:end-shape="id75" draw:end-glue-point="0" svg:d="M8850 9357l5156 5843" svg:viewBox="0 0 5157 5844">
          <text:p/>
        </draw:connector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68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55" draw:text-style-name="P3" draw:layer="layout" svg:width="3.6cm" svg:height="1.2cm" svg:x="4.6cm" svg:y="9.55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68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55" draw:text-style-name="P3" xml:id="id76" draw:id="id76" draw:layer="layout" svg:width="3.6cm" svg:height="1.2cm" svg:x="4.6cm" svg:y="9.55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7.6cm" svg:height="2cm" svg:x="10.2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xml:id="id77" draw:id="id77" draw:layer="layout" svg:width="7.288cm" svg:height="1.6cm" svg:x="10.362cm" svg:y="12.9cm">
          <text:p text:style-name="P71"><text:span text:style-name="T63">x:12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8.2cm" svg:y1="10.157cm" svg:x2="14.006cm" svg:y2="12.9cm" draw:start-shape="id76" draw:start-glue-point="1" draw:end-shape="id77" draw:end-glue-point="0" svg:d="M8200 10157l5806 2743" svg:viewBox="0 0 5807 2744">
          <text:p/>
        </draw:connector>
        <draw:custom-shape draw:style-name="gr56" draw:text-style-name="P3" xml:id="id78" draw:id="id78" draw:layer="layout" svg:width="1cm" svg:height="1.2cm" svg:x="24.2cm" svg:y="5.2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4.006cm" svg:y1="12.9cm" svg:x2="24.7cm" svg:y2="6.4cm" draw:start-shape="id77" draw:start-glue-point="0" draw:end-shape="id78" draw:end-glue-point="2" svg:d="M14006 12900l10694-6500" svg:viewBox="0 0 10695 6501">
          <text:p/>
        </draw:connector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55" draw:text-style-name="P3" draw:layer="layout" svg:width="3.6cm" svg:height="1.2cm" svg:x="4.6cm" svg:y="9.55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0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2.9cm">
          <text:p text:style-name="P71"><text:span text:style-name="T63">x:12</text:span></text:p>
          <draw:enhanced-geometry svg:viewBox="0 0 21600 21600" draw:type="rectangle" draw:enhanced-path="M 0 0 L 21600 0 21600 21600 0 21600 0 0 Z N"/>
        </draw:custom-shape>
        <draw:custom-shape draw:style-name="gr57" draw:text-style-name="P3" xml:id="id79" draw:id="id79" draw:layer="layout" svg:width="5.688cm" svg:height="1.2cm" svg:x="18.412cm" svg:y="8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80" draw:id="id80" draw:layer="layout" svg:width="7.288cm" svg:height="1.6cm" svg:x="10.362cm" svg:y="11.1cm">
          <text:p text:style-name="P71"><text:span text:style-name="T63">k:24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8.412cm" svg:y1="8.7cm" svg:x2="14.006cm" svg:y2="11.1cm" draw:start-shape="id79" draw:start-glue-point="3" draw:end-shape="id80" draw:end-glue-point="0" svg:d="M18412 8700l-4406 2400" svg:viewBox="0 0 4407 2401">
          <text:p/>
        </draw:connector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55" draw:text-style-name="P3" xml:id="id82" draw:id="id82" draw:layer="layout" svg:width="3.6cm" svg:height="1.2cm" svg:x="4.6cm" svg:y="9.55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7.6cm" svg:height="1.992cm" svg:x="10.2cm" svg:y="12.70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4.388cm" svg:height="1.2cm" svg:x="18.412cm" svg:y="9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81" draw:id="id81" draw:layer="layout" svg:width="7.288cm" svg:height="1.6cm" svg:x="10.362cm" svg:y="12.9cm">
          <text:p text:style-name="P71"><text:span text:style-name="T63">k:24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4.006cm" svg:y1="12.9cm" svg:x2="8.2cm" svg:y2="10.157cm" draw:start-shape="id81" draw:start-glue-point="0" draw:end-shape="id82" draw:end-glue-point="1" svg:d="M14006 12900l-5806-2743" svg:viewBox="0 0 5807 2744">
          <text:p/>
        </draw:connector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60" draw:text-style-name="P3" xml:id="id83" draw:id="id83" draw:layer="layout" svg:width="5.9cm" svg:height="1.2cm" svg:x="2.8cm" svg:y="9.55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1" xml:id="id84" draw:id="id84" draw:layer="layout" svg:width="7.288cm" svg:height="1.6cm" svg:x="10.362cm" svg:y="15.2cm">
          <text:p text:style-name="P71"><text:span text:style-name="T63">j:24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5.75cm" svg:y1="10.757cm" svg:x2="14.006cm" svg:y2="15.2cm" draw:start-shape="id83" draw:start-glue-point="2" draw:end-shape="id84" draw:end-glue-point="0" svg:d="M5750 10757l8256 4443" svg:viewBox="0 0 8257 4444">
          <text:p/>
        </draw:connector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50" draw:text-style-name="P73" xml:id="id85" draw:id="id85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24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xml:id="id86" draw:id="id86" draw:layer="layout" svg:width="5.4cm" svg:height="1.2cm" svg:x="2.8cm" svg:y="10.858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4.006cm" svg:y1="17cm" svg:x2="8.2cm" svg:y2="11.458cm" draw:start-shape="id85" draw:start-glue-point="0" draw:end-shape="id86" draw:end-glue-point="1" svg:d="M14006 17000l-5806-5542" svg:viewBox="0 0 5807 5543">
          <text:p/>
        </draw:connector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valori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2">int</text:span><text:span text:style-name="T63"> i = </text:span><text:span text:style-name="T193">12</text:span><text:span text:style-name="T63">,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192">int</text:span><text:span text:style-name="T63"> k = x*</text:span><text:span text:style-name="T193">2</text:span><text:span text:style-name="T63">;</text:span></text:p>
          <text:p text:style-name="P68"><text:span text:style-name="T192">return</text:span><text:span text:style-name="T63"> k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49" draw:text-style-name="P70" draw:layer="layout" svg:width="8.614cm" svg:height="1.318cm" svg:x="17.4cm" svg:y="5.2cm">
          <draw:text-box>
            <text:p text:style-name="P3"><text:span text:style-name="T59">int</text:span><text:span text:style-name="T97"> work(</text:span><text:span text:style-name="T59">i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12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87" draw:id="id87" draw:layer="layout" svg:width="7.288cm" svg:height="1.6cm" svg:x="10.362cm" svg:y="15.2cm">
          <text:p text:style-name="P71"><text:span text:style-name="T63">j:24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xml:id="id88" draw:id="id88" draw:layer="layout" svg:width="5.4cm" svg:height="1.2cm" svg:x="2.8cm" svg:y="12.258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14.006cm" svg:y1="15.2cm" svg:x2="8.2cm" svg:y2="12.858cm" draw:start-shape="id87" draw:start-glue-point="0" draw:end-shape="id88" draw:end-glue-point="1" svg:d="M14006 15200l-5806-2342" svg:viewBox="0 0 5807 2343">
          <text:p/>
        </draw:connector>
        <presentation:notes draw:style-name="dp2">
          <draw:page-thumbnail draw:style-name="gr1" draw:layer="layout" svg:width="14.848cm" svg:height="11.136cm" svg:x="3.075cm" svg:y="2.257cm" draw:page-number="1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195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xml:id="id90" draw:id="id90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7.6cm" svg:height="2cm" svg:x="10.2cm" svg:y="16.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89" draw:id="id89" draw:layer="layout" svg:width="6.6cm" svg:height="2.558cm" svg:x="2.8cm" svg:y="8.2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9.4cm" svg:y1="9.479cm" svg:x2="14.006cm" svg:y2="17cm" draw:start-shape="id89" draw:end-shape="id90" draw:end-glue-point="0" svg:d="M9400 9479l4606 7521" svg:viewBox="0 0 4607 7522">
          <text:p/>
        </draw:connector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91" draw:id="id91" draw:layer="layout" svg:width="7.288cm" svg:height="1.6cm" svg:x="10.362cm" svg:y="7cm">
          <text:p text:style-name="P71"><text:span text:style-name="T63">0</text:span></text:p>
          <draw:enhanced-geometry svg:viewBox="0 0 21600 21600" draw:type="rectangle" draw:enhanced-path="M 0 0 L 21600 0 21600 21600 0 21600 0 0 Z N"/>
        </draw:custom-shape>
        <draw:connector draw:style-name="gr65" draw:text-style-name="P3" draw:layer="layout" draw:type="line" svg:x1="14.006cm" svg:y1="17cm" svg:x2="14.006cm" svg:y2="8.6cm" draw:start-shape="id90" draw:end-shape="id91" draw:end-glue-point="2" svg:d="M14006 17000v-8400" svg:viewBox="0 0 1 8401">
          <text:p/>
        </draw:connector>
        <presentation:notes draw:style-name="dp2">
          <draw:page-thumbnail draw:style-name="gr1" draw:layer="layout" svg:width="14.848cm" svg:height="11.136cm" svg:x="3.075cm" svg:y="2.257cm" draw:page-number="1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199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6.6cm" svg:y1="11.558cm" svg:x2="14.006cm" svg:y2="15.2cm" draw:start-shape="id92" draw:start-glue-point="1" draw:end-shape="id93" draw:end-glue-point="0" svg:d="M6600 11558l7406 3642" svg:viewBox="0 0 7407 3643">
          <text:p/>
        </draw:connector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7cm">
          <text:p text:style-name="P71"><text:span text:style-name="T63">0</text:span></text:p>
          <draw:enhanced-geometry svg:viewBox="0 0 21600 21600" draw:type="rectangle" draw:enhanced-path="M 0 0 L 21600 0 21600 21600 0 21600 0 0 Z N"/>
        </draw:custom-shape>
        <draw:custom-shape draw:style-name="gr66" draw:text-style-name="P3" xml:id="id92" draw:id="id92" draw:layer="layout" svg:width="3.8cm" svg:height="1.2cm" svg:x="2.8cm" svg:y="10.9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93" draw:id="id93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199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7cm">
          <text:p text:style-name="P71"><text:span text:style-name="T63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3.6cm" svg:height="1.2cm" svg:x="4.6cm" svg:y="12.2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199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4" draw:layer="layout" svg:width="7.288cm" svg:height="1.6cm" svg:x="10.362cm" svg:y="17cm">
          <text:p text:style-name="P71"><text:span text:style-name="T200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96" draw:id="id96" draw:layer="layout" svg:width="7.288cm" svg:height="1.6cm" svg:x="10.362cm" svg:y="7cm">
          <text:p text:style-name="P71"><text:span text:style-name="T63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xml:id="id94" draw:id="id94" draw:layer="layout" svg:width="3.6cm" svg:height="1.2cm" svg:x="4.6cm" svg:y="12.2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0" draw:text-style-name="P74" xml:id="id95" draw:id="id95" draw:layer="layout" svg:width="7.288cm" svg:height="1.6cm" svg:x="10.362cm" svg:y="12.9cm">
          <text:p text:style-name="P71"><text:span text:style-name="T200">x:0x786f6a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7.6cm" svg:height="1.992cm" svg:x="10.2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draw:layer="layout" draw:type="line" svg:x1="8.2cm" svg:y1="12.858cm" svg:x2="10.362cm" svg:y2="13.7cm" draw:start-shape="id94" draw:start-glue-point="1" draw:end-shape="id95" svg:d="M8200 12858l2162 842" svg:viewBox="0 0 2163 843">
          <text:p/>
        </draw:connector>
        <draw:connector draw:style-name="gr65" draw:text-style-name="P3" draw:layer="layout" draw:type="line" svg:x1="14.006cm" svg:y1="12.9cm" svg:x2="14.006cm" svg:y2="8.6cm" draw:start-shape="id95" draw:start-glue-point="0" draw:end-shape="id96" svg:d="M14006 12900v-4300" svg:viewBox="0 0 1 4301">
          <text:p/>
        </draw:connector>
        <presentation:notes draw:style-name="dp2">
          <draw:page-thumbnail draw:style-name="gr1" draw:layer="layout" svg:width="14.848cm" svg:height="11.136cm" svg:x="3.075cm" svg:y="2.257cm" draw:page-number="1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201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7cm">
          <text:p text:style-name="P71"><text:span text:style-name="T63">0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3.6cm" svg:height="1.2cm" svg:x="4.6cm" svg:y="12.2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0" draw:text-style-name="P73" xml:id="id97" draw:id="id97" draw:layer="layout" svg:width="7.288cm" svg:height="1.6cm" svg:x="10.362cm" svg:y="12.9cm">
          <text:p text:style-name="P71"><text:span text:style-name="T63">x:0x786f6a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7.6cm" svg:height="1.992cm" svg:x="10.2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draw:layer="layout" draw:type="line" svg:x1="14.006cm" svg:y1="12.9cm" svg:x2="14.006cm" svg:y2="12.9cm" draw:start-shape="id97" draw:start-glue-point="0" draw:end-shape="id97" svg:d="M14006 12900z" svg:viewBox="0 0 1 1">
          <text:p/>
        </draw:connector>
        <draw:connector draw:style-name="gr67" draw:text-style-name="P3" draw:layer="layout" draw:type="line" svg:x1="14.006cm" svg:y1="12.9cm" svg:x2="25.35cm" svg:y2="6.437cm" draw:start-shape="id97" draw:start-glue-point="0" draw:end-shape="id98" draw:end-glue-point="2" svg:d="M14006 12900l11344-6463" svg:viewBox="0 0 11345 6464">
          <text:p/>
        </draw:connector>
        <draw:custom-shape draw:style-name="gr53" draw:text-style-name="P3" xml:id="id98" draw:id="id98" draw:layer="layout" svg:width="0.9cm" svg:height="1.2cm" svg:x="24.9cm" svg:y="5.2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201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4" xml:id="id102" draw:id="id102" draw:layer="layout" svg:width="7.288cm" svg:height="1.6cm" svg:x="10.362cm" svg:y="7cm">
          <text:p text:style-name="P71"><text:span text:style-name="T200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3.6cm" svg:height="1.2cm" svg:x="4.6cm" svg:y="12.2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0" draw:text-style-name="P73" xml:id="id99" draw:id="id99" draw:layer="layout" svg:width="7.288cm" svg:height="1.6cm" svg:x="10.362cm" svg:y="12.9cm">
          <text:p text:style-name="P71"><text:span text:style-name="T63">x:0x786f6a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7.6cm" svg:height="1.992cm" svg:x="10.2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xml:id="id101" draw:id="id101" draw:layer="layout" draw:type="line" svg:x1="14.006cm" svg:y1="12.9cm" svg:x2="14.006cm" svg:y2="12.9cm" draw:start-shape="id99" draw:start-glue-point="0" draw:end-shape="id99" svg:d="M14006 12900z" svg:viewBox="0 0 1 1">
          <text:p/>
        </draw:connector>
        <draw:custom-shape draw:style-name="gr68" draw:text-style-name="P3" xml:id="id100" draw:id="id100" draw:layer="layout" svg:width="4.1cm" svg:height="1.2cm" svg:x="18.3cm" svg:y="8.137cm">
          <text:p/>
          <draw:enhanced-geometry svg:viewBox="0 0 21600 21600" draw:type="rectangle" draw:enhanced-path="M 0 0 L 21600 0 21600 21600 0 21600 0 0 Z N"/>
        </draw:custom-shape>
        <draw:connector draw:style-name="gr67" draw:text-style-name="P3" draw:layer="layout" draw:type="line" svg:x1="20.35cm" svg:y1="9.337cm" svg:x2="14.006cm" svg:y2="12.9cm" draw:start-shape="id100" draw:start-glue-point="2" draw:end-shape="id101" draw:end-glue-point="0" svg:d="M20350 9337l-6344 3563" svg:viewBox="0 0 6345 3564">
          <text:p/>
        </draw:connector>
        <draw:connector draw:style-name="gr65" draw:text-style-name="P3" draw:layer="layout" draw:type="line" svg:x1="14.006cm" svg:y1="12.9cm" svg:x2="14.006cm" svg:y2="8.6cm" draw:start-shape="id101" draw:start-glue-point="0" draw:end-shape="id102" draw:end-glue-point="2" svg:d="M14006 12900v-4300" svg:viewBox="0 0 1 4301">
          <text:p/>
        </draw:connector>
        <presentation:notes draw:style-name="dp2">
          <draw:page-thumbnail draw:style-name="gr1" draw:layer="layout" svg:width="14.848cm" svg:height="11.136cm" svg:x="3.075cm" svg:y="2.257cm" draw:page-number="1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201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5" draw:layer="layout" svg:width="7.288cm" svg:height="1.6cm" svg:x="10.362cm" svg:y="7cm">
          <text:p text:style-name="P71"><text:span text:style-name="T196">1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xml:id="id104" draw:id="id104" draw:layer="layout" svg:width="3.6cm" svg:height="1.2cm" svg:x="4.6cm" svg:y="12.2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</text:span></text:p>
          <draw:enhanced-geometry svg:viewBox="0 0 21600 21600" draw:type="rectangle" draw:enhanced-path="M 0 0 L 21600 0 21600 21600 0 21600 0 0 Z N"/>
        </draw:custom-shape>
        <draw:custom-shape draw:style-name="gr50" draw:text-style-name="P73" xml:id="id103" draw:id="id103" draw:layer="layout" svg:width="7.288cm" svg:height="1.6cm" svg:x="10.362cm" svg:y="12.9cm">
          <text:p text:style-name="P71"><text:span text:style-name="T63">x:0x786f6a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" draw:layer="layout" svg:width="7.6cm" svg:height="1.992cm" svg:x="10.2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draw:layer="layout" draw:type="line" svg:x1="14.006cm" svg:y1="12.9cm" svg:x2="14.006cm" svg:y2="12.9cm" draw:start-shape="id103" draw:start-glue-point="0" draw:end-shape="id103" svg:d="M14006 12900z" svg:viewBox="0 0 1 1">
          <text:p/>
        </draw:connector>
        <draw:custom-shape draw:style-name="gr69" draw:text-style-name="P3" draw:layer="layout" svg:width="4.3cm" svg:height="1.2cm" svg:x="18.343cm" svg:y="9.494cm">
          <text:p/>
          <draw:enhanced-geometry svg:viewBox="0 0 21600 21600" draw:type="rectangle" draw:enhanced-path="M 0 0 L 21600 0 21600 21600 0 21600 0 0 Z N"/>
        </draw:custom-shape>
        <draw:connector draw:style-name="gr67" draw:text-style-name="P3" draw:layer="layout" draw:type="line" svg:x1="10.362cm" svg:y1="13.7cm" svg:x2="8.2cm" svg:y2="12.858cm" draw:start-shape="id103" draw:end-shape="id104" draw:end-glue-point="1" svg:d="M10362 13700l-2162-842" svg:viewBox="0 0 2163 843">
          <text:p/>
        </draw:connector>
        <presentation:notes draw:style-name="dp2">
          <draw:page-thumbnail draw:style-name="gr1" draw:layer="layout" svg:width="14.848cm" svg:height="11.136cm" svg:x="3.075cm" svg:y="2.257cm" draw:page-number="1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201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5" draw:layer="layout" svg:width="7.288cm" svg:height="1.6cm" svg:x="10.362cm" svg:y="7cm">
          <text:p text:style-name="P71"><text:span text:style-name="T196">1</text:span></text:p>
          <draw:enhanced-geometry svg:viewBox="0 0 21600 21600" draw:type="rectangle" draw:enhanced-path="M 0 0 L 21600 0 21600 21600 0 21600 0 0 Z N"/>
        </draw:custom-shape>
        <draw:custom-shape draw:style-name="gr70" draw:text-style-name="P3" xml:id="id105" draw:id="id105" draw:layer="layout" svg:width="5.6cm" svg:height="1.2cm" svg:x="2.8cm" svg:y="12.2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106" draw:id="id106" draw:layer="layout" svg:width="7.288cm" svg:height="1.6cm" svg:x="10.362cm" svg:y="15.2cm">
          <text:p text:style-name="P71"><text:span text:style-name="T63">j:0x786f6a00</text:span></text:p>
          <draw:enhanced-geometry svg:viewBox="0 0 21600 21600" draw:type="rectangle" draw:enhanced-path="M 0 0 L 21600 0 21600 21600 0 21600 0 0 Z N"/>
        </draw:custom-shape>
        <draw:connector draw:style-name="gr67" draw:text-style-name="P3" draw:layer="layout" draw:type="line" svg:x1="5.6cm" svg:y1="13.458cm" svg:x2="10.362cm" svg:y2="16cm" draw:start-shape="id105" draw:start-glue-point="2" draw:end-shape="id106" svg:d="M5600 13458l4762 2542" svg:viewBox="0 0 4763 2543">
          <text:p/>
        </draw:connector>
        <presentation:notes draw:style-name="dp2">
          <draw:page-thumbnail draw:style-name="gr1" draw:layer="layout" svg:width="14.848cm" svg:height="11.136cm" svg:x="3.075cm" svg:y="2.257cm" draw:page-number="1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201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xml:id="id107" draw:id="id107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5" xml:id="id109" draw:id="id109" draw:layer="layout" svg:width="7.288cm" svg:height="1.6cm" svg:x="10.362cm" svg:y="7cm">
          <text:p text:style-name="P71"><text:span text:style-name="T196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xml:id="id108" draw:id="id108" draw:layer="layout" svg:width="5.4cm" svg:height="1.2cm" svg:x="2.8cm" svg:y="13.5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draw:layer="layout" svg:width="7.288cm" svg:height="1.6cm" svg:x="10.362cm" svg:y="15.2cm">
          <text:p text:style-name="P71"><text:span text:style-name="T63">j:0x786f6a00</text:span></text:p>
          <draw:enhanced-geometry svg:viewBox="0 0 21600 21600" draw:type="rectangle" draw:enhanced-path="M 0 0 L 21600 0 21600 21600 0 21600 0 0 Z N"/>
        </draw:custom-shape>
        <draw:connector draw:style-name="gr67" draw:text-style-name="P3" draw:layer="layout" draw:type="line" svg:x1="10.362cm" svg:y1="17.8cm" svg:x2="8.2cm" svg:y2="14.158cm" draw:start-shape="id107" draw:end-shape="id108" draw:end-glue-point="1" svg:d="M10362 17800l-2162-3642" svg:viewBox="0 0 2163 3643">
          <text:p/>
        </draw:connector>
        <draw:connector draw:style-name="gr65" draw:text-style-name="P3" draw:layer="layout" draw:type="line" svg:x1="14.006cm" svg:y1="8.6cm" svg:x2="14.006cm" svg:y2="17cm" draw:start-shape="id109" draw:start-glue-point="2" draw:end-shape="id107" svg:d="M14006 8600v8400" svg:viewBox="0 0 1 8401">
          <text:p/>
        </draw:connector>
        <presentation:notes draw:style-name="dp2">
          <draw:page-thumbnail draw:style-name="gr1" draw:layer="layout" svg:width="14.848cm" svg:height="11.136cm" svg:x="3.075cm" svg:y="2.257cm" draw:page-number="1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gio di <text:span text:style-name="T201">riferimenti</text:span></text:p>
          </draw:text-box>
        </draw:frame>
        <draw:custom-shape draw:style-name="gr48" draw:text-style-name="P72" draw:layer="layout" svg:width="7.288cm" svg:height="11.8cm" svg:x="2.6cm" svg:y="6.8cm">
          <text:p text:style-name="P68"><text:span text:style-name="T97"/></text:p>
          <text:p text:style-name="P68"><text:span text:style-name="T196">Count</text:span><text:span text:style-name="T63"> i =</text:span></text:p>
          <text:p text:style-name="P68"><text:span text:style-name="T192"><text:s text:c="2"/></text:span><text:span text:style-name="T192">new</text:span><text:span text:style-name="T197"> Count();</text:span></text:p>
          <text:p text:style-name="P68"><text:span text:style-name="T197">Count j;</text:span></text:p>
          <text:p text:style-name="P68"><text:span text:style-name="T63">j = work(i);</text:span></text:p>
          <text:p text:style-name="P68"><text:span text:style-name="T194">println</text:span><text:span text:style-name="T63">(i);</text:span></text:p>
          <text:p text:style-name="P68"><text:span text:style-name="T194">println</text:span><text:span text:style-name="T63">(j);</text:span></text:p>
          <draw:enhanced-geometry svg:viewBox="0 0 21600 21600" draw:type="rectangle" draw:enhanced-path="M 0 0 L 21600 0 21600 21600 0 21600 0 0 Z N"/>
        </draw:custom-shape>
        <draw:custom-shape draw:style-name="gr48" draw:text-style-name="P69" draw:layer="layout" svg:width="7.288cm" svg:height="11.8cm" svg:x="18.112cm" svg:y="6.8cm">
          <text:p text:style-name="P68"><text:span text:style-name="T63"/></text:p>
          <text:p text:style-name="P68"><text:span text:style-name="T63">x.add(</text:span><text:span text:style-name="T193">1</text:span><text:span text:style-name="T63">);</text:span></text:p>
          <text:p text:style-name="P68"><text:span text:style-name="T192">return</text:span><text:span text:style-name="T63"> x;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layout" svg:width="7.2cm" svg:height="1.318cm" svg:x="2.6cm" svg:y="5.2cm">
          <draw:text-box>
            <text:p text:style-name="P3"><text:span text:style-name="T59">void</text:span><text:span text:style-name="T97"> call()</text:span></text:p>
          </draw:text-box>
        </draw:frame>
        <draw:frame draw:style-name="gr62" draw:text-style-name="P70" draw:layer="layout" svg:width="10.2cm" svg:height="1.237cm" svg:x="16.8cm" svg:y="5.2cm">
          <draw:text-box>
            <text:p text:style-name="P3"><text:span text:style-name="T59">int</text:span><text:span text:style-name="T97"> work(</text:span><text:span text:style-name="T198">Count</text:span><text:span text:style-name="T97"> x)</text:span></text:p>
          </draw:text-box>
        </draw:frame>
        <draw:custom-shape draw:style-name="gr50" draw:text-style-name="P73" draw:layer="layout" svg:width="7.288cm" svg:height="1.6cm" svg:x="10.362cm" svg:y="17cm">
          <text:p text:style-name="P71"><text:span text:style-name="T63">i:0x786f6a00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7.6cm" svg:height="3.8cm" svg:x="10.2cm" svg:y="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7.6cm" svg:height="1.991cm" svg:x="10.2cm" svg:y="6.8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5" xml:id="id112" draw:id="id112" draw:layer="layout" svg:width="7.288cm" svg:height="1.6cm" svg:x="10.362cm" svg:y="7cm">
          <text:p text:style-name="P71"><text:span text:style-name="T196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xml:id="id111" draw:id="id111" draw:layer="layout" svg:width="5.4cm" svg:height="1.2cm" svg:x="2.8cm" svg:y="14.9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73" xml:id="id110" draw:id="id110" draw:layer="layout" svg:width="7.288cm" svg:height="1.6cm" svg:x="10.362cm" svg:y="15.2cm">
          <text:p text:style-name="P71"><text:span text:style-name="T63">j:0x786f6a00</text:span></text:p>
          <draw:enhanced-geometry svg:viewBox="0 0 21600 21600" draw:type="rectangle" draw:enhanced-path="M 0 0 L 21600 0 21600 21600 0 21600 0 0 Z N"/>
        </draw:custom-shape>
        <draw:connector draw:style-name="gr67" draw:text-style-name="P3" draw:layer="layout" draw:type="line" svg:x1="10.362cm" svg:y1="16cm" svg:x2="8.2cm" svg:y2="15.558cm" draw:start-shape="id110" draw:start-glue-point="3" draw:end-shape="id111" draw:end-glue-point="1" svg:d="M10362 16000l-2162-442" svg:viewBox="0 0 2163 443">
          <text:p/>
        </draw:connector>
        <draw:connector draw:style-name="gr65" draw:text-style-name="P3" draw:layer="layout" draw:type="line" svg:x1="14.006cm" svg:y1="8.6cm" svg:x2="14.006cm" svg:y2="15.2cm" draw:start-shape="id112" draw:start-glue-point="2" draw:end-shape="id110" svg:d="M14006 8600v6600" svg:viewBox="0 0 1 6601">
          <text:p/>
        </draw:connector>
        <presentation:notes draw:style-name="dp2">
          <draw:page-thumbnail draw:style-name="gr1" draw:layer="layout" svg:width="14.848cm" svg:height="11.136cm" svg:x="3.075cm" svg:y="2.257cm" draw:page-number="1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rcizio 7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nsieme il codice dell'esercizio</text:p>
              </text:list-item>
              <text:list-item>
                <text:p>Implementiamo correttamente i metodi mancanti</text:p>
              </text:list-item>
              <text:list-item>
                <text:p>Cerchiamo di prevedere il comportamento del programma</text:p>
              </text:list-item>
              <text:list-item>
                <text:p>Verifichiamo insieme il comportamento atte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odi e variabili static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artengono alla classe, non a un'istanza</text:p>
              </text:list-item>
              <text:list-item>
                <text:p>Sono dichiarati con la parola chiave <text:span text:style-name="T144">static</text:span><text:span text:style-name="T145">:</text:span></text:p>
                <text:p text:style-name="P3"><text:span text:style-name="T163">static int</text:span><text:span text:style-name="T202"> method() { … }</text:span></text:p>
              </text:list-item>
              <text:list-item>
                <text:p><text:span text:style-name="T145">Possono essere richiamati senza specificare una specifica istanza, ma il nome della </text:span><text:span text:style-name="T147">classe</text:span><text:span text:style-name="T145">:</text:span></text:p>
                <text:p text:style-name="P3"><text:span text:style-name="T202">Math.</text:span><text:span text:style-name="T104">random</text:span><text:span text:style-name="T202">(); <text:s text:c="3"/>Math.</text:span><text:span text:style-name="T203">PI</text:span><text:span text:style-name="T202">;</text:span></text:p>
              </text:list-item>
              <text:list-item>
                <text:p text:style-name="P61"><text:span text:style-name="T204">Si possono importare staticamente:</text:span></text:p>
                <text:p text:style-name="P3"><text:span text:style-name="T163">import static</text:span><text:span text:style-name="T202"> Math.random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odi e variabili statici</text:p>
          </draw:text-box>
        </draw:frame>
        <draw:frame presentation:style-name="pr4" draw:text-style-name="P7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4">Funzioni il cui comportamento è determinato dai soli valori in ingresso</text:span></text:p>
              </text:list-item>
              <text:list-item>
                <text:p><text:span text:style-name="T204">Funzionalità che non necessitano di accompagnarsi a un'istanza (</text:span><text:span text:style-name="T205">stateless</text:span><text:span text:style-name="T204">)</text:span></text:p>
              </text:list-item>
              <text:list-item>
                <text:p><text:span text:style-name="T204">Valori e funzioni cui è necessario accedere prima di istanziare un oggetto</text:span></text:p>
              </text:list-item>
              <text:list-item>
                <text:p><text:span text:style-name="T204">Valori e funzioni che non appartengono logicamente a un oggetto concreto (Math AP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lo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È possibile definire in una classe più metodi con lo stesso nome, purché abbiano diversa <text:span text:style-name="T157">signature</text:span><text:span text:style-name="T6"> (firma):</text:span></text:p>
                <text:list>
                  <text:list-item>
                    <text:p><text:span text:style-name="T6">Diverso ordine dei parametri</text:span></text:p>
                  </text:list-item>
                  <text:list-item>
                    <text:p><text:span text:style-name="T6">Diverso tipo dei parametri</text:span></text:p>
                  </text:list-item>
                  <text:list-item>
                    <text:p><text:span text:style-name="T6">Parametri di diverso tipo in diverso ordine</text:span></text:p>
                  </text:list-item>
                </text:list>
              </text:list-item>
              <text:list-item>
                <text:p><text:span text:style-name="T6">Il metodo richiamato è deciso a </text:span><text:span text:style-name="T5">compile-time</text:span><text:span text:style-name="T6"> nel luogo della chiam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rcizio 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nsieme il codice dell'esercizio</text:p>
              </text:list-item>
              <text:list-item>
                <text:p>Completiamo il codice definendo alcuni metodi <text:span text:style-name="T144">overloaded</text:span><text:span text:style-name="T145"> e impiegando alcuni metodi statici delle API di 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Predefinito" presentation:presentation-page-layout-name="AL3T32">
        <office:forms form:automatic-focus="false" form:apply-design-mode="false"/>
        <draw:frame presentation:style-name="pr5" draw:text-style-name="P77" draw:layer="layout" svg:width="25.199cm" svg:height="19.163cm" svg:x="1.4cm" svg:y="0.837cm" presentation:class="subtitle" presentation:user-transformed="true">
          <draw:text-box>
            <text:p><text:span text:style-name="T206">Incapsula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capitolia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a <text:span text:style-name="T3">classe</text:span> descrive un'insieme di <text:span text:style-name="T3">oggetti</text:span> (<text:span text:style-name="T144">istanze</text:span><text:span text:style-name="T145">)</text:span></text:p>
              </text:list-item>
              <text:list-item>
                <text:p>Per ogni istanza definisce:</text:p>
                <text:list>
                  <text:list-item>
                    <text:p>Un modello (<text:span text:style-name="T144">campi</text:span><text:span text:style-name="T145"> o </text:span><text:span text:style-name="T144"><text:s/>attributi</text:span><text:span text:style-name="T145">)</text:span></text:p>
                  </text:list-item>
                  <text:list-item>
                    <text:p><text:span text:style-name="T145">Un comportamento (</text:span><text:span text:style-name="T144">metodi</text:span><text:span text:style-name="T145">)</text:span></text:p>
                  </text:list-item>
                </text:list>
              </text:list-item>
              <text:list-item>
                <text:p><text:span text:style-name="T145">Definisce eventuali campi e metodi </text:span><text:span text:style-name="T144">statici</text:span></text:p>
              </text:list-item>
              <text:list-item>
                <text:p><text:span text:style-name="T145">Il </text:span><text:span text:style-name="T144">flusso di esecuzione</text:span><text:span text:style-name="T145"> scorre attraverso chiamate ai metodi di classe e istanza</text:span></text:p>
              </text:list-item>
              <text:list-item>
                <text:p><text:span text:style-name="T145">Le </text:span><text:span text:style-name="T144">istruzioni</text:span><text:span text:style-name="T145"> dei metodi leggono e scrivono i cam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sempio fortu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a classe <text:span text:style-name="T8">Counter</text:span></text:p>
              </text:list-header>
            </text:list>
          </draw:text-box>
        </draw:frame>
        <draw:frame presentation:style-name="pr6" draw:text-style-name="P14" draw:layer="layout" svg:width="25.199cm" svg:height="12.2cm" svg:x="1.403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Counter {</text:span></text:p>
            <text:p text:style-name="P6"><text:span text:style-name="T32"><text:s text:c="4"/></text:span><text:span text:style-name="T34">/* questo campo contiene lo STATO dell'oggetto */</text:span></text:p>
            <text:p text:style-name="P6"><text:span text:style-name="T32"><text:s text:c="4"/></text:span><text:span text:style-name="T59">public int</text:span><text:span text:style-name="T32"> </text:span><text:span text:style-name="T33">count</text:span><text:span text:style-name="T32">;</text:span></text:p>
            <text:p text:style-name="P6"><text:span text:style-name="T34"><text:s text:c="4"/></text:span><text:span text:style-name="T34">/* questo metodo produce TRANSIZIONI di stato */</text:span></text:p>
            <text:p text:style-name="P6"><text:span text:style-name="T32"><text:s text:c="4"/></text:span><text:span text:style-name="T59">public void</text:span><text:span text:style-name="T32"> increment() {</text:span></text:p>
            <text:p text:style-name="P6"><text:span text:style-name="T32"><text:s text:c="8"/></text:span><text:span text:style-name="T33">count</text:span><text:span text:style-name="T32">++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sempio fortu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a classe <text:span text:style-name="T8">Counter</text:span></text:p>
              </text:list-header>
            </text:list>
          </draw:text-box>
        </draw:frame>
        <draw:frame presentation:style-name="pr6" draw:text-style-name="P14" draw:layer="layout" svg:width="25.199cm" svg:height="12.2cm" svg:x="1.403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Counter {</text:span></text:p>
            <text:p text:style-name="P6"><text:span text:style-name="T32"><text:s text:c="4"/></text:span><text:span text:style-name="T34">/* questo campo contiene lo </text:span><text:span text:style-name="T207">STATO</text:span><text:span text:style-name="T34"> dell'oggetto */</text:span></text:p>
            <text:p text:style-name="P6"><text:span text:style-name="T32"><text:s text:c="4"/></text:span><text:span text:style-name="T59">public int</text:span><text:span text:style-name="T32"> </text:span><text:span text:style-name="T33">count</text:span><text:span text:style-name="T32">;</text:span></text:p>
            <text:p text:style-name="P6"><text:span text:style-name="T34"><text:s text:c="4"/></text:span><text:span text:style-name="T34">/* questo metodo produce TRANSIZIONI di stato */</text:span></text:p>
            <text:p text:style-name="P6"><text:span text:style-name="T32"><text:s text:c="4"/></text:span><text:span text:style-name="T59">public void</text:span><text:span text:style-name="T32"> increment() {</text:span></text:p>
            <text:p text:style-name="P6"><text:span text:style-name="T32"><text:s text:c="8"/></text:span><text:span text:style-name="T33">count</text:span><text:span text:style-name="T32">++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71" draw:text-style-name="P3" draw:layer="layout" svg:width="3cm" svg:height="1.4cm" svg:x="15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sempio fortu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a classe <text:span text:style-name="T8">Counter</text:span></text:p>
              </text:list-header>
            </text:list>
          </draw:text-box>
        </draw:frame>
        <draw:frame presentation:style-name="pr6" draw:text-style-name="P14" draw:layer="layout" svg:width="25.199cm" svg:height="12.2cm" svg:x="1.403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Counter {</text:span></text:p>
            <text:p text:style-name="P6"><text:span text:style-name="T32"><text:s text:c="4"/></text:span><text:span text:style-name="T34">/* questo campo contiene lo </text:span><text:span text:style-name="T79">STATO</text:span><text:span text:style-name="T34"> dell'oggetto */</text:span></text:p>
            <text:p text:style-name="P6"><text:span text:style-name="T32"><text:s text:c="4"/></text:span><text:span text:style-name="T59">public int</text:span><text:span text:style-name="T32"> </text:span><text:span text:style-name="T33">count</text:span><text:span text:style-name="T32">;</text:span></text:p>
            <text:p text:style-name="P6"><text:span text:style-name="T34"><text:s text:c="4"/></text:span><text:span text:style-name="T34">/* questo metodo produce </text:span><text:span text:style-name="T207">TRANSIZIONI</text:span><text:span text:style-name="T34"> di stato */</text:span></text:p>
            <text:p text:style-name="P6"><text:span text:style-name="T32"><text:s text:c="4"/></text:span><text:span text:style-name="T59">public void</text:span><text:span text:style-name="T32"> increment() {</text:span></text:p>
            <text:p text:style-name="P6"><text:span text:style-name="T32"><text:s text:c="8"/></text:span><text:span text:style-name="T33">count</text:span><text:span text:style-name="T32">++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72" draw:text-style-name="P3" draw:layer="layout" svg:width="5.6cm" svg:height="1.4cm" svg:x="14.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08">Counter counter = </text:span><text:span text:style-name="T209">new</text:span><text:span text:style-name="T208"> Counter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10">LuckyCounter lucky;</text:span></text:p>
            <text:p text:style-name="P79"><text:span text:style-name="T210">lucky = </text:span><text:span text:style-name="T211">new</text:span><text:span text:style-name="T212"> LuckyCounter(counter);</text:span></text:p>
            <text:p text:style-name="P78"><text:span text:style-name="T20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Predefinito" presentation:presentation-page-layout-name="AL2T1">
        <office:forms form:automatic-focus="false" form:apply-design-mode="false"/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08">Counter counter = </text:span><text:span text:style-name="T209">new</text:span><text:span text:style-name="T208"> Counter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10">LuckyCounter lucky;</text:span></text:p>
            <text:p text:style-name="P79"><text:span text:style-name="T210">lucky = </text:span><text:span text:style-name="T211">new</text:span><text:span text:style-name="T212"> LuckyCounter(counter);</text:span></text:p>
            <text:p text:style-name="P78"><text:span text:style-name="T208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0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cm" svg:y1="10cm" svg:x2="8.2cm" svg:y2="10.2cm">
          <text:p/>
        </draw:line>
        <draw:custom-shape draw:style-name="gr74" draw:text-style-name="P3" draw:layer="layout" svg:width="14.4cm" svg:height="1.2cm" svg:x="10.8cm" svg:y="9.4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Predefinito" presentation:presentation-page-layout-name="AL2T1">
        <office:forms form:automatic-focus="false" form:apply-design-mode="false"/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08">Counter counter = </text:span><text:span text:style-name="T209">new</text:span><text:span text:style-name="T208"> Counter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10">LuckyCounter lucky;</text:span></text:p>
            <text:p text:style-name="P79"><text:span text:style-name="T210">lucky = </text:span><text:span text:style-name="T211">new</text:span><text:span text:style-name="T212"> LuckyCounter(counter);</text:span></text:p>
            <text:p text:style-name="P78"><text:span text:style-name="T208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1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cm" svg:y1="11.4cm" svg:x2="8.2cm" svg:y2="10.2cm">
          <text:p/>
        </draw:line>
        <draw:custom-shape draw:style-name="gr75" draw:text-style-name="P3" draw:layer="layout" svg:width="9.2cm" svg:height="1.2cm" svg:x="10.8cm" svg:y="10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Predefinito" presentation:presentation-page-layout-name="AL2T1">
        <office:forms form:automatic-focus="false" form:apply-design-mode="false"/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08">Counter counter = </text:span><text:span text:style-name="T209">new</text:span><text:span text:style-name="T208"> Counter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10">LuckyCounter lucky;</text:span></text:p>
            <text:p text:style-name="P79"><text:span text:style-name="T210">lucky = </text:span><text:span text:style-name="T211">new</text:span><text:span text:style-name="T212"> LuckyCounter(counter);</text:span></text:p>
            <text:p text:style-name="P78"><text:span text:style-name="T208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2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cm" svg:y1="12.6cm" svg:x2="8.2cm" svg:y2="10.2cm">
          <text:p/>
        </draw:line>
        <draw:custom-shape draw:style-name="gr75" draw:text-style-name="P3" draw:layer="layout" svg:width="9.2cm" svg:height="1.2cm" svg:x="10.8cm" svg:y="12.0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Predefinito" presentation:presentation-page-layout-name="AL2T1">
        <office:forms form:automatic-focus="false" form:apply-design-mode="false"/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08">Counter counter = </text:span><text:span text:style-name="T209">new</text:span><text:span text:style-name="T208"> Counter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08">counter.increment();</text:span></text:p>
            <text:p text:style-name="P79"><text:span text:style-name="T210">LuckyCounter lucky;</text:span></text:p>
            <text:p text:style-name="P79"><text:span text:style-name="T210">lucky = </text:span><text:span text:style-name="T211">new</text:span><text:span text:style-name="T212"> LuckyCounter(counter);</text:span></text:p>
            <text:p text:style-name="P78"><text:span text:style-name="T208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3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cm" svg:y1="14cm" svg:x2="8.2cm" svg:y2="10.2cm">
          <text:p/>
        </draw:line>
        <draw:custom-shape draw:style-name="gr75" draw:text-style-name="P3" draw:layer="layout" svg:width="9.2cm" svg:height="1.2cm" svg:x="10.8cm" svg:y="13.3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Predefinito" presentation:presentation-page-layout-name="AL2T1">
        <office:forms form:automatic-focus="false" form:apply-design-mode="false"/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2">Counter counter = </text:span><text:span text:style-name="T211">new</text:span><text:span text:style-name="T212"> Counter();</text:span></text:p>
            <text:p text:style-name="P79"><text:span text:style-name="T212">counter.increment();</text:span></text:p>
            <text:p text:style-name="P79"><text:span text:style-name="T212">counter.increment();</text:span></text:p>
            <text:p text:style-name="P79"><text:span text:style-name="T212">counter.increment();</text:span></text:p>
            <text:p text:style-name="P79"><text:span text:style-name="T214">LuckyCounter lucky;</text:span></text:p>
            <text:p text:style-name="P79"><text:span text:style-name="T214">lucky = </text:span><text:span text:style-name="T209">new</text:span><text:span text:style-name="T215"> LuckyCounter(counter);</text:span></text:p>
            <text:p text:style-name="P78"><text:span text:style-name="T208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3</text:span></text:p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15cm" svg:height="1.2cm" svg:x="10.8cm" svg:y="15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sempio fortu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a classe <text:span text:style-name="T8">LuckyCounter</text:span></text:p>
              </text:list-header>
            </text:list>
          </draw:text-box>
        </draw:frame>
        <draw:frame presentation:style-name="pr6" draw:text-style-name="P14" draw:layer="layout" svg:width="25.199cm" svg:height="12.2cm" svg:x="1.403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LuckyCounter {</text:span></text:p>
            <text:p text:style-name="P6"><text:span text:style-name="T32"><text:s text:c="4"/></text:span><text:span text:style-name="T59">public </text:span><text:span text:style-name="T58">Counter </text:span><text:span text:style-name="T216">counter</text:span><text:span text:style-name="T32">;</text:span></text:p>
            <text:p text:style-name="P6"><text:span text:style-name="T32"><text:s text:c="4"/></text:span><text:span text:style-name="T59">public </text:span><text:span text:style-name="T58">LuckyCounter</text:span><text:span text:style-name="T32">(Counter counter) {</text:span></text:p>
            <text:p text:style-name="P6"><text:span text:style-name="T32"><text:s text:c="8"/></text:span><text:span text:style-name="T59">this</text:span><text:span text:style-name="T58">.</text:span><text:span text:style-name="T216">counter</text:span><text:span text:style-name="T58"> = counter;</text:span></text:p>
            <text:p text:style-name="P6"><text:span text:style-name="T32"><text:s text:c="4"/></text:span><text:span text:style-name="T32">}</text:span></text:p>
            <text:p text:style-name="P6"><text:span text:style-name="T32"><text:s text:c="4"/></text:span><text:span text:style-name="T59">public void </text:span><text:span text:style-name="T217">feelLucky() {</text:span></text:p>
            <text:p text:style-name="P6"><text:span text:style-name="T217"><text:s text:c="8"/></text:span><text:span text:style-name="T59">this</text:span><text:span text:style-name="T217">.</text:span><text:span text:style-name="T216">counter</text:span><text:span text:style-name="T217">.increment();</text:span></text:p>
            <text:p text:style-name="P6"><text:span text:style-name="T217"><text:s text:c="4"/></text:span><text:span text:style-name="T217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Predefinito" presentation:presentation-page-layout-name="AL2T1">
        <office:forms form:automatic-focus="false" form:apply-design-mode="false"/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12"/></text:p>
            <text:p text:style-name="P79"><text:span text:style-name="T212">Counter counter = </text:span><text:span text:style-name="T211">new</text:span><text:span text:style-name="T212"> Counter();</text:span></text:p>
            <text:p text:style-name="P79"><text:span text:style-name="T212">counter.increment();</text:span></text:p>
            <text:p text:style-name="P79"><text:span text:style-name="T212">counter.increment();</text:span></text:p>
            <text:p text:style-name="P79"><text:span text:style-name="T212">counter.increment();</text:span></text:p>
            <text:p text:style-name="P79"><text:span text:style-name="T214">LuckyCounter lucky;</text:span></text:p>
            <text:p text:style-name="P79"><text:span text:style-name="T214">lucky = </text:span><text:span text:style-name="T209">new</text:span><text:span text:style-name="T215"> LuckyCounter(counter);</text:span></text:p>
            <text:p text:style-name="P78"><text:span text:style-name="T208"><text:s/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3</text:span></text:p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15cm" svg:height="1.2cm" svg:x="10.8cm" svg:y="15.98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3cm">
          <text:p text:style-name="P3"><text:span text:style-name="T213">counter =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cm" svg:y1="16.6cm" svg:x2="9cm" svg:y2="15cm">
          <text:p/>
        </draw:line>
        <draw:line draw:style-name="gr77" draw:text-style-name="P3" draw:layer="layout" svg:x1="8.6cm" svg:y1="14.843cm" svg:x2="8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1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3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3cm">
          <text:p text:style-name="P3"><text:span text:style-name="T213">counter =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8.6cm" svg:y1="14.843cm" svg:x2="8.6cm" svg:y2="11.4cm">
          <text:p/>
        </draw:lin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4">lucky = </text:span><text:span text:style-name="T209">new</text:span><text:span text:style-name="T215"> LuckyCounter(counter);</text:span></text:p>
            <text:p text:style-name="P79"><text:span text:style-name="T215">lucky.feelLucky();</text:span></text:p>
            <text:p text:style-name="P79"><text:span text:style-name="T218">lucky.feelLucky();</text:span></text:p>
            <text:p text:style-name="P79"><text:span text:style-name="T218">lucky.feelLucky();</text:span></text:p>
            <text:p text:style-name="P79"><text:span text:style-name="T212">BadCounter bad;</text:span></text:p>
            <text:p text:style-name="P79"><text:span text:style-name="T212">bad = </text:span><text:span text:style-name="T211">new</text:span><text:span text:style-name="T212"> BadCounter(lucky);</text:span></text:p>
            <text:p text:style-name="P78"><text:span text:style-name="T20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4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3cm">
          <text:p text:style-name="P3"><text:span text:style-name="T213">counter =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8.6cm" svg:y1="14.843cm" svg:x2="8.6cm" svg:y2="11.4cm">
          <text:p/>
        </draw:lin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4">lucky = </text:span><text:span text:style-name="T209">new</text:span><text:span text:style-name="T215"> LuckyCounter(counter);</text:span></text:p>
            <text:p text:style-name="P79"><text:span text:style-name="T215">lucky.feelLucky();</text:span></text:p>
            <text:p text:style-name="P79"><text:span text:style-name="T218">lucky.feelLucky();</text:span></text:p>
            <text:p text:style-name="P79"><text:span text:style-name="T218">lucky.feelLucky();</text:span></text:p>
            <text:p text:style-name="P79"><text:span text:style-name="T212">BadCounter bad;</text:span></text:p>
            <text:p text:style-name="P79"><text:span text:style-name="T212">bad = </text:span><text:span text:style-name="T211">new</text:span><text:span text:style-name="T212"> BadCounter(lucky);</text:span></text:p>
            <text:p text:style-name="P78"><text:span text:style-name="T208"><text:s/></text:span></text:p>
          </draw:text-box>
        </draw:frame>
        <draw:custom-shape draw:style-name="gr78" draw:text-style-name="P3" draw:layer="layout" svg:width="8.173cm" svg:height="1.2cm" svg:x="10.827cm" svg:y="10.68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27cm" svg:y1="11.2cm" svg:x2="9cm" svg:y2="10.4cm">
          <text:p/>
        </draw:line>
        <presentation:notes draw:style-name="dp2">
          <draw:page-thumbnail draw:style-name="gr1" draw:layer="layout" svg:width="14.848cm" svg:height="11.136cm" svg:x="3.075cm" svg:y="2.257cm" draw:page-number="1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5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3cm">
          <text:p text:style-name="P3"><text:span text:style-name="T213">counter =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8.6cm" svg:y1="14.843cm" svg:x2="8.6cm" svg:y2="11.4cm">
          <text:p/>
        </draw:lin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4">lucky = </text:span><text:span text:style-name="T209">new</text:span><text:span text:style-name="T215"> LuckyCounter(counter);</text:span></text:p>
            <text:p text:style-name="P79"><text:span text:style-name="T215">lucky.feelLucky();</text:span></text:p>
            <text:p text:style-name="P79"><text:span text:style-name="T218">lucky.feelLucky();</text:span></text:p>
            <text:p text:style-name="P79"><text:span text:style-name="T218">lucky.feelLucky();</text:span></text:p>
            <text:p text:style-name="P79"><text:span text:style-name="T212">BadCounter bad;</text:span></text:p>
            <text:p text:style-name="P79"><text:span text:style-name="T212">bad = </text:span><text:span text:style-name="T211">new</text:span><text:span text:style-name="T212"> BadCounter(lucky);</text:span></text:p>
            <text:p text:style-name="P78"><text:span text:style-name="T208"><text:s/></text:span></text:p>
          </draw:text-box>
        </draw:frame>
        <draw:custom-shape draw:style-name="gr78" draw:text-style-name="P3" draw:layer="layout" svg:width="8.173cm" svg:height="1.2cm" svg:x="10.827cm" svg:y="11.98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27cm" svg:y1="12.6cm" svg:x2="9cm" svg:y2="10.4cm">
          <text:p/>
        </draw:line>
        <presentation:notes draw:style-name="dp2">
          <draw:page-thumbnail draw:style-name="gr1" draw:layer="layout" svg:width="14.848cm" svg:height="11.136cm" svg:x="3.075cm" svg:y="2.257cm" draw:page-number="1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6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3cm">
          <text:p text:style-name="P3"><text:span text:style-name="T213">counter =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8.6cm" svg:y1="14.843cm" svg:x2="8.6cm" svg:y2="11.4cm">
          <text:p/>
        </draw:lin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4">lucky = </text:span><text:span text:style-name="T209">new</text:span><text:span text:style-name="T215"> LuckyCounter(counter);</text:span></text:p>
            <text:p text:style-name="P79"><text:span text:style-name="T215">lucky.feelLucky();</text:span></text:p>
            <text:p text:style-name="P79"><text:span text:style-name="T218">lucky.feelLucky();</text:span></text:p>
            <text:p text:style-name="P79"><text:span text:style-name="T218">lucky.feelLucky();</text:span></text:p>
            <text:p text:style-name="P79"><text:span text:style-name="T212">BadCounter bad;</text:span></text:p>
            <text:p text:style-name="P79"><text:span text:style-name="T212">bad = </text:span><text:span text:style-name="T211">new</text:span><text:span text:style-name="T212"> BadCounter(lucky);</text:span></text:p>
            <text:p text:style-name="P78"><text:span text:style-name="T208"><text:s/></text:span></text:p>
          </draw:text-box>
        </draw:frame>
        <draw:custom-shape draw:style-name="gr78" draw:text-style-name="P3" draw:layer="layout" svg:width="8.173cm" svg:height="1.2cm" svg:x="10.827cm" svg:y="13.28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827cm" svg:y1="14cm" svg:x2="9cm" svg:y2="10.4cm">
          <text:p/>
        </draw:line>
        <presentation:notes draw:style-name="dp2">
          <draw:page-thumbnail draw:style-name="gr1" draw:layer="layout" svg:width="14.848cm" svg:height="11.136cm" svg:x="3.075cm" svg:y="2.257cm" draw:page-number="1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fortunato</text:p>
          </draw:text-box>
        </draw:frame>
        <draw:custom-shape draw:style-name="gr73" draw:text-style-name="P81" draw:layer="layout" svg:width="7.6cm" svg:height="3.2cm" svg:x="1.6cm" svg:y="8.6cm">
          <text:p text:style-name="P3"><text:span text:style-name="T213">count = 6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3cm">
          <text:p text:style-name="P3"><text:span text:style-name="T213">counter =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8.6cm" svg:y1="14.843cm" svg:x2="8.6cm" svg:y2="11.4cm">
          <text:p/>
        </draw:lin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0">lucky = </text:span><text:span text:style-name="T211">new</text:span><text:span text:style-name="T212"> LuckyCounter(counter);</text:span></text:p>
            <text:p text:style-name="P79"><text:span text:style-name="T212">lucky.feelLucky();</text:span></text:p>
            <text:p text:style-name="P79"><text:span text:style-name="T212">lucky.feelLucky();</text:span></text:p>
            <text:p text:style-name="P79"><text:span text:style-name="T212">lucky.feelLucky();</text:span></text:p>
            <text:p text:style-name="P79"><text:span text:style-name="T215">BadCounter bad;</text:span></text:p>
            <text:p text:style-name="P79"><text:span text:style-name="T215">bad = </text:span><text:span text:style-name="T209">new</text:span><text:span text:style-name="T215"> BadCounter(lucky);</text:span></text:p>
            <text:p text:style-name="P78"><text:span text:style-name="T208"><text:s/></text:span></text:p>
          </draw:text-box>
        </draw:frame>
        <draw:custom-shape draw:style-name="gr79" draw:text-style-name="P3" draw:layer="layout" svg:width="12.573cm" svg:height="1.2cm" svg:x="10.827cm" svg:y="15.9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sempio <text:span text:style-name="T195">S</text:span>fortu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a classe <text:span text:style-name="T8">BadCounter</text:span></text:p>
              </text:list-header>
            </text:list>
          </draw:text-box>
        </draw:frame>
        <draw:frame presentation:style-name="pr6" draw:text-style-name="P14" draw:layer="layout" svg:width="25.199cm" svg:height="13.4cm" svg:x="1.403cm" svg:y="6.8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BadCounter {</text:span></text:p>
            <text:p text:style-name="P6"><text:span text:style-name="T32"><text:s text:c="4"/></text:span><text:span text:style-name="T59">public </text:span><text:span text:style-name="T58">LuckyCounter </text:span><text:span text:style-name="T216">lucky</text:span><text:span text:style-name="T32">;</text:span></text:p>
            <text:p text:style-name="P6"><text:span text:style-name="T32"><text:s text:c="4"/></text:span><text:span text:style-name="T59">public </text:span><text:span text:style-name="T58">BadCounter</text:span><text:span text:style-name="T32">(LuckyCounter </text:span><text:span text:style-name="T217">lucky</text:span><text:span text:style-name="T32">) {</text:span></text:p>
            <text:p text:style-name="P6"><text:span text:style-name="T32"><text:s text:c="8"/></text:span><text:span text:style-name="T59">this</text:span><text:span text:style-name="T58">.</text:span><text:span text:style-name="T216">lucky</text:span><text:span text:style-name="T58"> = </text:span><text:span text:style-name="T217">lucky</text:span><text:span text:style-name="T58">;</text:span></text:p>
            <text:p text:style-name="P6"><text:span text:style-name="T58"><text:s text:c="8"/></text:span><text:span text:style-name="T58">lucky.</text:span><text:span text:style-name="T216">counter</text:span><text:span text:style-name="T58">.</text:span><text:span text:style-name="T216">count</text:span><text:span text:style-name="T58"> = </text:span><text:span text:style-name="T216">-1</text:span><text:span text:style-name="T58">;</text:span></text:p>
            <text:p text:style-name="P6"><text:span text:style-name="T58"><text:s text:c="8"/></text:span><text:span text:style-name="T58">lucky.</text:span><text:span text:style-name="T216">counter</text:span><text:span text:style-name="T58"> = </text:span><text:span text:style-name="T59">null</text:span><text:span text:style-name="T58">;</text:span></text:p>
            <text:p text:style-name="P6"><text:span text:style-name="T32"><text:s text:c="4"/></text:span><text:span text:style-name="T32">}</text:span></text:p>
            <text:p text:style-name="P6"><text:span text:style-name="T32"><text:s text:c="4"/></text:span><text:span text:style-name="T59">public void </text:span><text:span text:style-name="T217">feelNaughty() {</text:span></text:p>
            <text:p text:style-name="P6"><text:span text:style-name="T217"><text:s text:c="8"/></text:span><text:span text:style-name="T59">this</text:span><text:span text:style-name="T217">.</text:span><text:span text:style-name="T216">lucky</text:span><text:span text:style-name="T217">.feelLucky();</text:span></text:p>
            <text:p text:style-name="P6"><text:span text:style-name="T217"><text:s text:c="4"/></text:span><text:span text:style-name="T217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esempio <text:span text:style-name="T195">S</text:span>fortuna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a classe <text:span text:style-name="T8">BadCounter</text:span></text:p>
              </text:list-header>
            </text:list>
          </draw:text-box>
        </draw:frame>
        <draw:frame presentation:style-name="pr6" draw:text-style-name="P14" draw:layer="layout" svg:width="25.199cm" svg:height="13.4cm" svg:x="1.403cm" svg:y="6.8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BadCounter {</text:span></text:p>
            <text:p text:style-name="P6"><text:span text:style-name="T32"><text:s text:c="4"/></text:span><text:span text:style-name="T59">public </text:span><text:span text:style-name="T58">LuckyCounter </text:span><text:span text:style-name="T216">lucky</text:span><text:span text:style-name="T32">;</text:span></text:p>
            <text:p text:style-name="P6"><text:span text:style-name="T32"><text:s text:c="4"/></text:span><text:span text:style-name="T59">public </text:span><text:span text:style-name="T58">BadCounter</text:span><text:span text:style-name="T32">(LuckyCounter </text:span><text:span text:style-name="T217">lucky</text:span><text:span text:style-name="T32">) {</text:span></text:p>
            <text:p text:style-name="P6"><text:span text:style-name="T32"><text:s text:c="8"/></text:span><text:span text:style-name="T59">this</text:span><text:span text:style-name="T58">.</text:span><text:span text:style-name="T216">lucky</text:span><text:span text:style-name="T58"> = </text:span><text:span text:style-name="T217">lucky</text:span><text:span text:style-name="T58">;</text:span></text:p>
            <text:p text:style-name="P6"><text:span text:style-name="T58"><text:s text:c="8"/></text:span><text:span text:style-name="T58">lucky.</text:span><text:span text:style-name="T216">counter</text:span><text:span text:style-name="T58">.</text:span><text:span text:style-name="T216">count</text:span><text:span text:style-name="T58"> = </text:span><text:span text:style-name="T216">-1</text:span><text:span text:style-name="T58">;</text:span></text:p>
            <text:p text:style-name="P6"><text:span text:style-name="T58"><text:s text:c="8"/></text:span><text:span text:style-name="T58">lucky.</text:span><text:span text:style-name="T216">counter</text:span><text:span text:style-name="T58"> = </text:span><text:span text:style-name="T59">null</text:span><text:span text:style-name="T58">;</text:span></text:p>
            <text:p text:style-name="P6"><text:span text:style-name="T32"><text:s text:c="4"/></text:span><text:span text:style-name="T32">}</text:span></text:p>
            <text:p text:style-name="P6"><text:span text:style-name="T32"><text:s text:c="4"/></text:span><text:span text:style-name="T59">public void </text:span><text:span text:style-name="T217">feelNaughty() {</text:span></text:p>
            <text:p text:style-name="P6"><text:span text:style-name="T217"><text:s text:c="8"/></text:span><text:span text:style-name="T59">this</text:span><text:span text:style-name="T217">.</text:span><text:span text:style-name="T216">lucky</text:span><text:span text:style-name="T217">.feelLucky();</text:span></text:p>
            <text:p text:style-name="P6"><text:span text:style-name="T217"><text:s text:c="4"/></text:span><text:span text:style-name="T217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80" draw:text-style-name="P3" draw:layer="layout" svg:width="9.4cm" svg:height="2.2cm" svg:x="4.8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sfortunato</text:p>
          </draw:text-box>
        </draw:fram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0">lucky = </text:span><text:span text:style-name="T211">new</text:span><text:span text:style-name="T212"> LuckyCounter(counter);</text:span></text:p>
            <text:p text:style-name="P79"><text:span text:style-name="T212">lucky.feelLucky();</text:span></text:p>
            <text:p text:style-name="P79"><text:span text:style-name="T212">lucky.feelLucky();</text:span></text:p>
            <text:p text:style-name="P79"><text:span text:style-name="T212">lucky.feelLucky();</text:span></text:p>
            <text:p text:style-name="P79"><text:span text:style-name="T215">BadCounter bad;</text:span></text:p>
            <text:p text:style-name="P79"><text:span text:style-name="T215">bad = </text:span><text:span text:style-name="T209">new</text:span><text:span text:style-name="T215"> BadCounter(lucky);</text:span></text:p>
            <text:p text:style-name="P78"><text:span text:style-name="T208"><text:s/></text:span></text:p>
          </draw:text-box>
        </draw:frame>
        <draw:custom-shape draw:style-name="gr81" draw:text-style-name="P3" draw:layer="layout" svg:width="12.346cm" svg:height="1.2cm" svg:x="10.854cm" svg:y="15.98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6.5cm">
          <text:p text:style-name="P3"><text:span text:style-name="T213">count = </text:span><text:span text:style-name="T219">-1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0.9cm">
          <text:p text:style-name="P3"><text:span text:style-name="T213"><text:s/></text:span><text:span text:style-name="T213">counter = </text:span><text:span text:style-name="T219">x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5.301cm">
          <text:p text:style-name="P3"><text:span text:style-name="T213">lucky = <text:s text:c="2"/>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7.7cm" svg:y1="17.144cm" svg:x2="7.7cm" svg:y2="13.701cm">
          <text:p/>
        </draw:line>
        <draw:line draw:style-name="gr18" draw:text-style-name="P3" draw:layer="layout" svg:x1="10.827cm" svg:y1="16.6cm" svg:x2="8.6cm" svg:y2="17cm">
          <text:p/>
        </draw:line>
        <draw:line draw:style-name="gr18" draw:text-style-name="P3" draw:layer="layout" svg:x1="10.854cm" svg:y1="16.626cm" svg:x2="8.4cm" svg:y2="13.6cm">
          <text:p/>
        </draw:line>
        <draw:line draw:style-name="gr18" draw:text-style-name="P3" draw:layer="layout" svg:x1="10.854cm" svg:y1="16.626cm" svg:x2="8.4cm" svg:y2="9cm">
          <text:p/>
        </draw:line>
        <presentation:notes draw:style-name="dp2">
          <draw:page-thumbnail draw:style-name="gr1" draw:layer="layout" svg:width="14.848cm" svg:height="11.136cm" svg:x="3.075cm" svg:y="2.257cm" draw:page-number="1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sfortunato</text:p>
          </draw:text-box>
        </draw:fram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5">bad = </text:span><text:span text:style-name="T209">new</text:span><text:span text:style-name="T215"> BadCounter(lucky);</text:span></text:p>
            <text:p text:style-name="P79"><text:span text:style-name="T215">System.</text:span><text:span text:style-name="T220">out</text:span><text:span text:style-name="T221">.println(counter.count);</text:span></text:p>
            <text:p text:style-name="P79"><text:span text:style-name="T221">bad.feelNaughty();</text:span></text:p>
            <text:p text:style-name="P78"><text:span text:style-name="T208"><text:s/></text:span></text:p>
          </draw:text-box>
        </draw:frame>
        <draw:custom-shape draw:style-name="gr73" draw:text-style-name="P81" draw:layer="layout" svg:width="7.6cm" svg:height="3.2cm" svg:x="1.6cm" svg:y="6.5cm">
          <text:p text:style-name="P3"><text:span text:style-name="T213">count = </text:span><text:span text:style-name="T219">-1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0.9cm">
          <text:p text:style-name="P3"><text:span text:style-name="T213"><text:s/></text:span><text:span text:style-name="T213">counter = </text:span><text:span text:style-name="T219">x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5.301cm">
          <text:p text:style-name="P3"><text:span text:style-name="T213">lucky = <text:s text:c="2"/>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7.7cm" svg:y1="17.144cm" svg:x2="7.7cm" svg:y2="13.701cm">
          <text:p/>
        </draw:line>
        <draw:custom-shape draw:style-name="gr82" draw:text-style-name="P3" draw:layer="layout" svg:width="14.919cm" svg:height="1.2cm" svg:x="10.881cm" svg:y="10.71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2.8cm" svg:y1="11.911cm" svg:x2="22.8cm" svg:y2="15cm">
          <text:p/>
        </draw:line>
        <draw:frame draw:style-name="gr83" draw:text-style-name="P82" draw:layer="layout" svg:width="2.8cm" svg:height="2.22cm" svg:x="21.343cm" svg:y="15.223cm">
          <draw:text-box>
            <text:p><text:span text:style-name="T222">-1</text:span></text:p>
          </draw:text-box>
        </draw:frame>
        <draw:custom-shape draw:style-name="gr84" draw:text-style-name="P3" draw:layer="layout" svg:width="3.1cm" svg:height="2.8cm" svg:x="21.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sfortunato</text:p>
          </draw:text-box>
        </draw:frame>
        <draw:frame presentation:style-name="pr6" draw:text-style-name="P80" draw:layer="layout" svg:width="16cm" svg:height="10.6cm" svg:x="10.3cm" svg:y="8.2cm" presentation:class="outline" presentation:user-transformed="true">
          <draw:text-box>
            <text:p text:style-name="P78"><text:span text:style-name="T208"/></text:p>
            <text:p text:style-name="P79"><text:span text:style-name="T215">bad = </text:span><text:span text:style-name="T209">new</text:span><text:span text:style-name="T215"> BadCounter(lucky);</text:span></text:p>
            <text:p text:style-name="P79"><text:span text:style-name="T215">System.</text:span><text:span text:style-name="T220">out</text:span><text:span text:style-name="T221">.println(counter.count);</text:span></text:p>
            <text:p text:style-name="P79"><text:span text:style-name="T221">bad.feelNaughty();</text:span></text:p>
            <text:p text:style-name="P78"><text:span text:style-name="T208"><text:s/></text:span></text:p>
          </draw:text-box>
        </draw:frame>
        <draw:custom-shape draw:style-name="gr73" draw:text-style-name="P81" draw:layer="layout" svg:width="7.6cm" svg:height="3.2cm" svg:x="1.6cm" svg:y="6.5cm">
          <text:p text:style-name="P3"><text:span text:style-name="T213">count = </text:span><text:span text:style-name="T219">-1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0.9cm">
          <text:p text:style-name="P3"><text:span text:style-name="T213"><text:s/></text:span><text:span text:style-name="T213">counter = </text:span><text:span text:style-name="T219">x</text:span></text:p>
          <draw:enhanced-geometry svg:viewBox="0 0 21600 21600" draw:type="rectangle" draw:enhanced-path="M 0 0 L 21600 0 21600 21600 0 21600 0 0 Z N"/>
        </draw:custom-shape>
        <draw:custom-shape draw:style-name="gr73" draw:text-style-name="P81" draw:layer="layout" svg:width="7.6cm" svg:height="3.2cm" svg:x="1.6cm" svg:y="15.301cm">
          <text:p text:style-name="P3"><text:span text:style-name="T213">lucky = <text:s text:c="2"/>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7.7cm" svg:y1="17.144cm" svg:x2="7.7cm" svg:y2="13.701cm">
          <text:p/>
        </draw:line>
        <draw:custom-shape draw:style-name="gr85" draw:text-style-name="P3" draw:layer="layout" svg:width="8.119cm" svg:height="1.2cm" svg:x="10.881cm" svg:y="12.01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4.5cm" svg:y1="13.211cm" svg:x2="14.5cm" svg:y2="15cm">
          <text:p/>
        </draw:line>
        <draw:frame draw:style-name="gr86" draw:text-style-name="P83" draw:layer="layout" svg:width="14.3cm" svg:height="1.568cm" svg:x="11.1cm" svg:y="15.6cm">
          <draw:text-box>
            <text:p><text:span text:style-name="T223">NullPointerException</text:span></text:p>
          </draw:text-box>
        </draw:frame>
        <draw:custom-shape draw:style-name="gr87" draw:text-style-name="P3" draw:layer="layout" svg:width="15.5cm" svg:height="3.1cm" svg:x="10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esempio davvero sfortunat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 cosa è andato storto?</text:p>
              </text:list-item>
              <text:list-item>
                <text:p>Quale è stata la causa?</text:p>
              </text:list-item>
              <text:list-item>
                <text:p>Potevamo prevenire questi inconvenient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apsulam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teggere lo <text:span text:style-name="T157">stato</text:span><text:span text:style-name="T6"> degli oggetti</text:span></text:p>
              </text:list-item>
              <text:list-item>
                <text:p><text:span text:style-name="T6">Limitare le </text:span><text:span text:style-name="T157">transizioni</text:span><text:span text:style-name="T6"> consentite</text:span></text:p>
              </text:list-item>
              <text:list-item>
                <text:p><text:span text:style-name="T6">Assicurare la </text:span><text:span text:style-name="T157">consistenza</text:span><text:span text:style-name="T6"> dello stato dopo ogni transizi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apsulam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teggere lo <text:span text:style-name="T157">stato</text:span><text:span text:style-name="T6"> degli oggetti:</text:span></text:p>
                <text:list>
                  <text:list-item>
                    <text:p><text:span text:style-name="T6">Rendere tutti i campi </text:span><text:span text:style-name="T157">privati</text:span></text:p>
                  </text:list-item>
                </text:list>
              </text:list-item>
              <text:list-item>
                <text:p><text:span text:style-name="T6">Limitare le </text:span><text:span text:style-name="T157">transizioni</text:span><text:span text:style-name="T6"> consentite</text:span></text:p>
              </text:list-item>
              <text:list-item>
                <text:p><text:span text:style-name="T6">Assicurare la </text:span><text:span text:style-name="T157">consistenza</text:span><text:span text:style-name="T6"> dello stato dopo ogni transizi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apsulam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teggere lo <text:span text:style-name="T157">stato</text:span><text:span text:style-name="T6"> degli oggetti:</text:span></text:p>
                <text:list>
                  <text:list-item>
                    <text:p><text:span text:style-name="T6">Rendere tutti i campi </text:span><text:span text:style-name="T157">privati</text:span></text:p>
                  </text:list-item>
                </text:list>
              </text:list-item>
              <text:list-item>
                <text:p><text:span text:style-name="T6">Limitare le </text:span><text:span text:style-name="T157">transizioni</text:span><text:span text:style-name="T6"> consentite</text:span></text:p>
                <text:list>
                  <text:list-item>
                    <text:p><text:span text:style-name="T6">Accedere ai campi tramite un insieme ristretto di metodi </text:span><text:span text:style-name="T157">pubblici</text:span></text:p>
                  </text:list-item>
                </text:list>
              </text:list-item>
              <text:list-item>
                <text:p><text:span text:style-name="T6">Assicurare la </text:span><text:span text:style-name="T157">consistenza</text:span><text:span text:style-name="T6"> dello stato dopo ogni transizi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apsulam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 ogni oggetto definiamo un'<text:span text:style-name="T224">interfaccia</text:span><text:span text:style-name="T225">:</text:span></text:p>
                <text:list>
                  <text:list-item>
                    <text:p><text:span text:style-name="T225">Operazioni consentite su un oggetto</text:span></text:p>
                  </text:list-item>
                  <text:list-item>
                    <text:p><text:span text:style-name="T225">Non ci interessiamo dell'implementazione interna</text:span></text:p>
                  </text:list-item>
                  <text:list-item>
                    <text:p><text:span text:style-name="T225">Siamo liberi di cambiare il contenuto della classe, purché non cambiamo l'</text:span><text:span text:style-name="T226">interfaccia</text:span></text:p>
                  </text:list-item>
                </text:list>
              </text:list-item>
              <text:list-item>
                <text:p><text:span text:style-name="T225">Anche i </text:span><text:span text:style-name="T226">metodi di utilità</text:span><text:span text:style-name="T225"> interni alla classe possono essere resi privati</text:span></text:p>
              </text:list-item>
              <text:list-item>
                <text:p><text:span text:style-name="T225">Incoraggia una corretta progettazione </text:span><text:span text:style-name="T224">a ogge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Predefinito" presentation:presentation-page-layout-name="AL2T1">
        <office:forms form:automatic-focus="false" form:apply-design-mode="false"/>
        <draw:frame presentation:style-name="pr8" draw:text-style-name="P84" draw:layer="layout" svg:width="25.199cm" svg:height="13cm" svg:x="1.4cm" svg:y="4cm" presentation:class="outline" presentation:user-transformed="true">
          <draw:text-box>
            <text:list text:style-name="L2">
              <text:list-header>
                <text:p text:style-name="P3"><text:span text:style-name="T227">Non è una questione di </text:span><text:span text:style-name="T228">sicurezza</text:span><text:span text:style-name="T227">,</text:span></text:p>
                <text:p text:style-name="P3"><text:span text:style-name="T227">serve a preservare</text:span><text:span text:style-name="T227"><text:line-break/></text:span><text:span text:style-name="T228">la nostra sanità mentale!!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ificatori di accesso</text:p>
          </draw:text-box>
        </draw:frame>
        <draw:frame presentation:style-name="pr4" draw:text-style-name="P85" draw:layer="layout" svg:width="25.199cm" svg:height="12.179cm" svg:x="1.4cm" svg:y="4.914cm" presentation:class="outline">
          <draw:text-box>
            <text:list text:style-name="L2">
              <text:list-item>
                <text:p text:style-name="P85"><text:span text:style-name="T84">Restringono o estendono l'accessibilità di campi (lettura e scrittura) e metodi (invocazione)</text:span></text:p>
              </text:list-item>
            </text:list>
          </draw:text-box>
        </draw:frame>
        <draw:frame draw:style-name="standard" draw:layer="layout" svg:width="22.312cm" svg:height="10.399cm" svg:x="2.757cm" svg:y="8.1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8" table:default-cell-style-name="ce6">
              <table:table-cell>
                <text:p text:style-name="P86">Accesso</text:p>
              </table:table-cell>
              <table:table-cell>
                <text:p text:style-name="P86">Modificatore</text:p>
              </table:table-cell>
              <table:table-cell>
                <text:p text:style-name="P86">Visibile da</text:p>
              </table:table-cell>
            </table:table-row>
            <table:table-row table:style-name="ro8" table:default-cell-style-name="ce7">
              <table:table-cell>
                <text:p text:style-name="P87">Privato</text:p>
              </table:table-cell>
              <table:table-cell table:style-name="ce8">
                <text:p text:style-name="P88">private</text:p>
              </table:table-cell>
              <table:table-cell>
                <text:p text:style-name="P87">Metodi della stessa classe</text:p>
              </table:table-cell>
            </table:table-row>
            <table:table-row table:style-name="ro8" table:default-cell-style-name="ce7">
              <table:table-cell>
                <text:p text:style-name="P87"><text:span text:style-name="T144">Default</text:span></text:p>
              </table:table-cell>
              <table:table-cell table:style-name="ce8"/>
              <table:table-cell>
                <text:p text:style-name="P87">Metodi delle classi nello stesso <text:span text:style-name="T144">package</text:span></text:p>
              </table:table-cell>
            </table:table-row>
            <table:table-row table:style-name="ro8" table:default-cell-style-name="ce7">
              <table:table-cell>
                <text:p text:style-name="P87">Protetto</text:p>
              </table:table-cell>
              <table:table-cell table:style-name="ce8">
                <text:p text:style-name="P88">protected</text:p>
              </table:table-cell>
              <table:table-cell>
                <text:p text:style-name="P87">Metodi delle classi nello stesso <text:span text:style-name="T144">package</text:span><text:span text:style-name="T145"> e delle </text:span><text:span text:style-name="T144">sottoclassi</text:span></text:p>
              </table:table-cell>
            </table:table-row>
            <table:table-row table:style-name="ro9" table:default-cell-style-name="ce7">
              <table:table-cell>
                <text:p text:style-name="P87">Pubblico</text:p>
              </table:table-cell>
              <table:table-cell table:style-name="ce8">
                <text:p text:style-name="P88">public</text:p>
              </table:table-cell>
              <table:table-cell>
                <text:p text:style-name="P87">Metodi di tutte le classi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lasse <text:span text:style-name="T8">Counter</text:span><text:span text:style-name="T23"> rivisita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ndiamo <text:span text:style-name="T3">privato</text:span> il campo <text:span text:style-name="T8">counter</text:span></text:p>
              </text:list-item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Counter {</text:span></text:p>
            <text:p text:style-name="P6"><text:span text:style-name="T32"><text:s text:c="4"/></text:span><text:span text:style-name="T59">private int</text:span><text:span text:style-name="T32"> </text:span><text:span text:style-name="T33">count</text:span><text:span text:style-name="T60"> = </text:span><text:span text:style-name="T33">0</text:span><text:span text:style-name="T32">;</text:span></text:p>
            <text:p text:style-name="P6"><text:span text:style-name="T32"/></text:p>
            <text:p text:style-name="P6"><text:span text:style-name="T34"><text:s text:c="4"/></text:span><text:span text:style-name="T34">/* ... */</text:span></text:p>
            <text:p text:style-name="P6"><text:span text:style-name="T34"/></text:p>
            <text:p text:style-name="P6"><text:span text:style-name="T34"/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88" draw:text-style-name="P3" xml:id="id115" draw:id="id115" draw:layer="layout" svg:width="4.207cm" svg:height="1.952cm" svg:x="3.797cm" svg:y="9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 classe <text:span text:style-name="T8">Counter</text:span><text:span text:style-name="T23"> rivisitat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giungiamo un metodo <text:span text:style-name="T229">accessore</text:span> <text:span text:style-name="T3">pubblico</text:span></text:p>
              </text:list-item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Counter {</text:span></text:p>
            <text:p text:style-name="P6"><text:span text:style-name="T32"><text:s text:c="4"/></text:span><text:span text:style-name="T59">private int</text:span><text:span text:style-name="T32"> </text:span><text:span text:style-name="T33">count</text:span><text:span text:style-name="T60"> = </text:span><text:span text:style-name="T33">0</text:span><text:span text:style-name="T32">;</text:span></text:p>
            <text:p text:style-name="P6"><text:span text:style-name="T34"><text:s text:c="4"/></text:span><text:span text:style-name="T59">public</text:span><text:span text:style-name="T60"> </text:span><text:span text:style-name="T59">int</text:span><text:span text:style-name="T60"> getCount() {</text:span></text:p>
            <text:p text:style-name="P6"><text:span text:style-name="T60"><text:s text:c="8"/></text:span><text:span text:style-name="T59">return</text:span><text:span text:style-name="T60"> </text:span><text:span text:style-name="T33">count</text:span><text:span text:style-name="T60">;</text:span></text:p>
            <text:p text:style-name="P6"><text:span text:style-name="T60"><text:s text:c="4"/></text:span><text:span text:style-name="T60">}</text:span></text:p>
            <text:p text:style-name="P6"><text:span text:style-name="T34"><text:s text:c="4"/></text:span><text:span text:style-name="T34">/* ... */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89" draw:text-style-name="P3" xml:id="id116" draw:id="id116" draw:layer="layout" svg:width="11.537cm" svg:height="1.952cm" svg:x="3.47cm" svg:y="1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cco un altro esempio:</text:p>
              </text:list-header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Switch {</text:span></text:p>
            <text:p text:style-name="P6"><text:span text:style-name="T32"><text:s text:c="4"/></text:span><text:span text:style-name="T59">private </text:span><text:span text:style-name="T58">String</text:span><text:span text:style-name="T32"> </text:span><text:span text:style-name="T33">status</text:span><text:span text:style-name="T60"> = </text:span><text:span text:style-name="T33">“off”</text:span><text:span text:style-name="T32">;</text:span></text:p>
            <text:p text:style-name="P6"><text:span text:style-name="T34"><text:s text:c="4"/></text:span><text:span text:style-name="T59">public</text:span><text:span text:style-name="T60"> </text:span><text:span text:style-name="T58">String</text:span><text:span text:style-name="T60"> getStatus() {</text:span></text:p>
            <text:p text:style-name="P6"><text:span text:style-name="T60"><text:s text:c="8"/></text:span><text:span text:style-name="T59">return</text:span><text:span text:style-name="T60"> </text:span><text:span text:style-name="T33">status</text:span><text:span text:style-name="T60">;</text:span></text:p>
            <text:p text:style-name="P6"><text:span text:style-name="T60"><text:s text:c="4"/></text:span><text:span text:style-name="T60">}</text:span></text:p>
            <text:p text:style-name="P6"><text:span text:style-name="T34"><text:s text:c="4"/></text:span><text:span text:style-name="T59">public void</text:span><text:span text:style-name="T67"> </text:span><text:span text:style-name="T58">setStatus(String status) {</text:span></text:p>
            <text:p text:style-name="P6"><text:span text:style-name="T58"><text:s text:c="8"/></text:span><text:span text:style-name="T59">this</text:span><text:span text:style-name="T58">.status = status;</text:span></text:p>
            <text:p text:style-name="P6"><text:span text:style-name="T58"><text:s text:c="4"/></text:span><text:span text:style-name="T58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Questa classe ha un metodo <text:span text:style-name="T229">mutatore</text:span></text:p>
              </text:list-header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Switch {</text:span></text:p>
            <text:p text:style-name="P6"><text:span text:style-name="T32"><text:s text:c="4"/></text:span><text:span text:style-name="T59">private </text:span><text:span text:style-name="T58">String</text:span><text:span text:style-name="T32"> </text:span><text:span text:style-name="T33">status</text:span><text:span text:style-name="T60"> = </text:span><text:span text:style-name="T33">“off”</text:span><text:span text:style-name="T32">;</text:span></text:p>
            <text:p text:style-name="P6"><text:span text:style-name="T34"><text:s text:c="4"/></text:span><text:span text:style-name="T59">public</text:span><text:span text:style-name="T60"> </text:span><text:span text:style-name="T58">String</text:span><text:span text:style-name="T60"> getStatus() {</text:span></text:p>
            <text:p text:style-name="P6"><text:span text:style-name="T60"><text:s text:c="8"/></text:span><text:span text:style-name="T59">return</text:span><text:span text:style-name="T60"> </text:span><text:span text:style-name="T33">status</text:span><text:span text:style-name="T60">;</text:span></text:p>
            <text:p text:style-name="P6"><text:span text:style-name="T60"><text:s text:c="4"/></text:span><text:span text:style-name="T60">}</text:span></text:p>
            <text:p text:style-name="P6"><text:span text:style-name="T34"><text:s text:c="4"/></text:span><text:span text:style-name="T59">public void</text:span><text:span text:style-name="T67"> </text:span><text:span text:style-name="T58">setStatus(String status) {</text:span></text:p>
            <text:p text:style-name="P6"><text:span text:style-name="T58"><text:s text:c="8"/></text:span><text:span text:style-name="T59">this</text:span><text:span text:style-name="T58">.status = status;</text:span></text:p>
            <text:p text:style-name="P6"><text:span text:style-name="T58"><text:s text:c="4"/></text:span><text:span text:style-name="T58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90" draw:text-style-name="P3" xml:id="id117" draw:id="id117" draw:layer="layout" svg:width="16.872cm" svg:height="1.952cm" svg:x="2.776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iniamo un metodo che usa questa classe</text:p>
              </text:list-header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59">public void </text:span><text:span text:style-name="T32">lookAround(Switch sw) {</text:span></text:p>
            <text:p text:style-name="P6"><text:span text:style-name="T79"><text:s text:c="4"/></text:span><text:span text:style-name="T59">if</text:span><text:span text:style-name="T58"> (sw.getStatus().equals(</text:span><text:span text:style-name="T216">“off”</text:span><text:span text:style-name="T58">) {</text:span></text:p>
            <text:p text:style-name="P6"><text:span text:style-name="T58"><text:s text:c="8"/></text:span><text:span text:style-name="T58">System.</text:span><text:span text:style-name="T230">out</text:span><text:span text:style-name="T58">.println(</text:span><text:span text:style-name="T216">“It's too dark!”</text:span><text:span text:style-name="T58">);</text:span></text:p>
            <text:p text:style-name="P6"><text:span text:style-name="T58"><text:s text:c="4"/></text:span><text:span text:style-name="T58">} </text:span><text:span text:style-name="T59">else if</text:span><text:span text:style-name="T58"> (sw.getStatus().equals(</text:span><text:span text:style-name="T216">“on”</text:span><text:span text:style-name="T58">)) {</text:span></text:p>
            <text:p text:style-name="P6"><text:span text:style-name="T58"><text:s text:c="8"/></text:span><text:span text:style-name="T58">System.</text:span><text:span text:style-name="T230">out</text:span><text:span text:style-name="T58">.println(</text:span><text:span text:style-name="T216">“I see the light!”</text:span><text:span text:style-name="T58">);</text:span></text:p>
            <text:p text:style-name="P6"><text:span text:style-name="T58"><text:s text:c="4"/></text:span><text:span text:style-name="T58">} </text:span><text:span text:style-name="T59">else</text:span><text:span text:style-name="T58"> {</text:span></text:p>
            <text:p text:style-name="P6"><text:span text:style-name="T58"><text:s text:c="8"/></text:span><text:span text:style-name="T59">throw</text:span><text:span text:style-name="T58"> </text:span><text:span text:style-name="T59">new</text:span><text:span text:style-name="T58"> IllegalStateException();</text:span></text:p>
            <text:p text:style-name="P6"><text:span text:style-name="T58"><text:s text:c="4"/></text:span><text:span text:style-name="T58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91" draw:text-style-name="P3" xml:id="id118" draw:id="id118" draw:layer="layout" svg:width="16.872cm" svg:height="2.26cm" svg:x="3.63cm" svg:y="14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ediamolo in azione</text:p>
              </text:list-header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58">Switch s = </text:span><text:span text:style-name="T59">new</text:span><text:span text:style-name="T58"> Switch();</text:span></text:p>
            <text:p text:style-name="P6"><text:span text:style-name="T32">lookAround(s);</text:span></text:p>
            <text:p text:style-name="P6"><text:span text:style-name="T32"><text:s text:c="4"/></text:span><text:span text:style-name="T34">// It's too dark!</text:span></text:p>
            <text:p text:style-name="P6"><text:span text:style-name="T231">s.setStatus(</text:span><text:span text:style-name="T216">“on”</text:span><text:span text:style-name="T231">);</text:span></text:p>
            <text:p text:style-name="P6"><text:span text:style-name="T231">lookAround(s);</text:span></text:p>
            <text:p text:style-name="P6"><text:span text:style-name="T231"><text:s text:c="4"/></text:span><text:span text:style-name="T79">// I see the light!</text:span></text:p>
            <text:p text:style-name="P6"><text:span text:style-name="T231">s.setStatus(</text:span><text:span text:style-name="T216">“meow”</text:span><text:span text:style-name="T231">);</text:span></text:p>
            <text:p text:style-name="P6"><text:span text:style-name="T231">lookAround(s);</text:span></text:p>
            <text:p text:style-name="P6"><text:span text:style-name="T79"><text:s text:c="4"/></text:span><text:span text:style-name="T79">// ERROR: </text:span><text:span text:style-name="T79">IllegalStateException</text:span></text:p>
            <text:p text:style-name="P6"><text:span text:style-name="T32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me prevenire questo errore</text:p>
              </text:list-header>
            </text:list>
          </draw:text-box>
        </draw:frame>
        <draw:frame presentation:style-name="pr6" draw:text-style-name="P14" draw:layer="layout" svg:width="25.199cm" svg:height="12.2cm" svg:x="1.404cm" svg:y="7.2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Switch {</text:span></text:p>
            <text:p text:style-name="P6"><text:span text:style-name="T32"><text:s text:c="4"/></text:span><text:span text:style-name="T59">private </text:span><text:span text:style-name="T58">String</text:span><text:span text:style-name="T32"> </text:span><text:span text:style-name="T33">status</text:span><text:span text:style-name="T60"> = </text:span><text:span text:style-name="T33">“off”</text:span><text:span text:style-name="T32">;</text:span></text:p>
            <text:p text:style-name="P6"><text:span text:style-name="T34"><text:s text:c="4"/></text:span><text:span text:style-name="T59">public</text:span><text:span text:style-name="T60"> </text:span><text:span text:style-name="T58">String</text:span><text:span text:style-name="T60"> getStatus() {</text:span><text:span text:style-name="T34"> </text:span><text:span text:style-name="T59">return</text:span><text:span text:style-name="T60"> </text:span><text:span text:style-name="T33">status</text:span><text:span text:style-name="T60">; }</text:span></text:p>
            <text:p text:style-name="P6"><text:span text:style-name="T34"><text:s text:c="4"/></text:span><text:span text:style-name="T59">public void</text:span><text:span text:style-name="T67"> </text:span><text:span text:style-name="T58">setStatus(String status) {</text:span></text:p>
            <text:p text:style-name="P6"><text:span text:style-name="T58"><text:s text:c="8"/></text:span><text:span text:style-name="T59">if</text:span><text:span text:style-name="T58"> (status.equals(</text:span><text:span text:style-name="T216">“on”</text:span><text:span text:style-name="T58">) || status.equals(</text:span><text:span text:style-name="T216">“off”</text:span><text:span text:style-name="T58">)) {</text:span></text:p>
            <text:p text:style-name="P6"><text:span text:style-name="T58"><text:s text:c="12"/></text:span><text:span text:style-name="T59">this</text:span><text:span text:style-name="T58">.status = status;</text:span></text:p>
            <text:p text:style-name="P6"><text:span text:style-name="T58"><text:s text:c="8"/></text:span><text:span text:style-name="T58">}</text:span></text:p>
            <text:p text:style-name="P6"><text:span text:style-name="T58"><text:s text:c="4"/></text:span><text:span text:style-name="T58">}</text:span></text:p>
            <text:p text:style-name="P6"><text:span text:style-name="T32">}</text:span></text:p>
            <text:p text:style-name="P6"><text:span text:style-name="T32"><text:s/></text:span></text:p>
          </draw:text-box>
        </draw:frame>
        <draw:custom-shape draw:style-name="gr92" draw:text-style-name="P3" xml:id="id119" draw:id="id119" draw:layer="layout" svg:width="22.134cm" svg:height="1.754cm" svg:x="3.89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rutto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no speciali metodi di <text:span text:style-name="T144">inizializzazione</text:span></text:p>
              </text:list-item>
              <text:list-item>
                <text:p><text:span text:style-name="T145">Si definiscono così:</text:span></text:p>
                <text:p text:style-name="P3"><text:span text:style-name="T232">&lt;mod. accesso&gt;</text:span><text:span text:style-name="T185"> </text:span><text:span text:style-name="T232">&lt;NomeClasse&gt;</text:span><text:span text:style-name="T185">(</text:span><text:span text:style-name="T232">&lt;parametri&gt;</text:span><text:span text:style-name="T185">) { … }</text:span></text:p>
              </text:list-item>
              <text:list-item>
                <text:p text:style-name="P61"><text:span text:style-name="T233">Servono a garantire che ogni istanza sia costruita in uno stato consistente</text:span></text:p>
              </text:list-item>
              <text:list-item>
                <text:p text:style-name="P61"><text:span text:style-name="T233">Ogni classe ha un costruttore predefinito (senza parametri) se non ne definiamo uno esplicitamente</text:span></text:p>
              </text:list-item>
              <text:list-item>
                <text:p text:style-name="P61"><text:span text:style-name="T233">Si può definire un qualunque numero di costruttori (valgono le regole dell'</text:span><text:span text:style-name="T234">overloading</text:span><text:span text:style-name="T233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ruttori</text:p>
          </draw:text-box>
        </draw:frame>
        <draw:frame presentation:style-name="pr6" draw:text-style-name="P14" draw:layer="layout" svg:width="25.199cm" svg:height="15.843cm" svg:x="1.404cm" svg:y="3.957cm" presentation:class="outline" presentation:user-transformed="true">
          <draw:text-box>
            <text:p text:style-name="P6"><text:span text:style-name="T31"/></text:p>
            <text:p text:style-name="P6"><text:span text:style-name="T31">public class</text:span><text:span text:style-name="T32"> DataSet {</text:span></text:p>
            <text:p text:style-name="P6"><text:span text:style-name="T32"><text:s text:c="4"/></text:span><text:span text:style-name="T59">private </text:span><text:span text:style-name="T59">final</text:span><text:span text:style-name="T31"> </text:span><text:span text:style-name="T58">String</text:span><text:span text:style-name="T32"> </text:span><text:span text:style-name="T33">firstName</text:span><text:span text:style-name="T60">, </text:span><text:span text:style-name="T33">lastName</text:span><text:span text:style-name="T32">;</text:span></text:p>
            <text:p text:style-name="P6"><text:span text:style-name="T32"><text:s text:c="4"/></text:span><text:span text:style-name="T59">private final int</text:span><text:span text:style-name="T32"> </text:span><text:span text:style-name="T33">age</text:span><text:span text:style-name="T32">;</text:span></text:p>
            <text:p text:style-name="P6"><text:span text:style-name="T32"><text:s text:c="4"/></text:span><text:span text:style-name="T59">private final</text:span><text:span text:style-name="T31"> </text:span><text:span text:style-name="T217">List&lt;String&gt;</text:span><text:span text:style-name="T32"> </text:span><text:span text:style-name="T33">phoneNumbers</text:span><text:span text:style-name="T32">;</text:span></text:p>
            <text:p text:style-name="P6"><text:span text:style-name="T32"/></text:p>
            <text:p text:style-name="P6"><text:span text:style-name="T34"><text:s text:c="4"/></text:span><text:span text:style-name="T59">public</text:span><text:span text:style-name="T60"> DataSet(String name, int age) {</text:span></text:p>
            <text:p text:style-name="P6"><text:span text:style-name="T34"><text:s text:c="8"/></text:span><text:span text:style-name="T59">this</text:span><text:span text:style-name="T60">(name, </text:span><text:span text:style-name="T59">null</text:span><text:span text:style-name="T60">, age, </text:span><text:span text:style-name="T59">new</text:span><text:span text:style-name="T60"> LinkedList&lt;&gt;());</text:span></text:p>
            <text:p text:style-name="P6"><text:span text:style-name="T60"><text:s text:c="4"/></text:span><text:span text:style-name="T60">}</text:span></text:p>
            <text:p text:style-name="P6"><text:span text:style-name="T34"><text:s text:c="4"/></text:span><text:span text:style-name="T59">public </text:span><text:span text:style-name="T58">DataSet(String fName, String lName, </text:span><text:span text:style-name="T59">int</text:span><text:span text:style-name="T58"> age) {</text:span></text:p>
            <text:p text:style-name="P6"><text:span text:style-name="T58"><text:s text:c="8"/></text:span><text:span text:style-name="T59">this</text:span><text:span text:style-name="T58">(fName, lName, age, </text:span><text:span text:style-name="T59">new</text:span><text:span text:style-name="T58"> LinkedList&lt;&gt;());</text:span></text:p>
            <text:p text:style-name="P6"><text:span text:style-name="T58"><text:s text:c="4"/></text:span><text:span text:style-name="T58">}</text:span></text:p>
            <text:p text:style-name="P6"><text:span text:style-name="T58"><text:s text:c="4"/></text:span><text:span text:style-name="T59">public</text:span><text:span text:style-name="T58"> DataSet(String fName, String lName, </text:span><text:span text:style-name="T59">int</text:span><text:span text:style-name="T58"> age, phNums) {</text:span></text:p>
            <text:p text:style-name="P6"><text:span text:style-name="T58"><text:s text:c="8"/></text:span><text:span text:style-name="T59">this</text:span><text:span text:style-name="T58">.</text:span><text:span text:style-name="T216">firstName</text:span><text:span text:style-name="T58"> = fName; <text:s text:c="3"/></text:span><text:span text:style-name="T59">this</text:span><text:span text:style-name="T58">.</text:span><text:span text:style-name="T216">lastName</text:span><text:span text:style-name="T58"> = lName;</text:span></text:p>
            <text:p text:style-name="P6"><text:span text:style-name="T58"><text:s text:c="8"/></text:span><text:span text:style-name="T59">this</text:span><text:span text:style-name="T58">.</text:span><text:span text:style-name="T216">age</text:span><text:span text:style-name="T58"> = age; <text:s text:c="11"/></text:span><text:span text:style-name="T59">this</text:span><text:span text:style-name="T58">.</text:span><text:span text:style-name="T216">phoneNumbers</text:span><text:span text:style-name="T58"> = phNums;</text:span></text:p>
            <text:p text:style-name="P6"><text:span text:style-name="T58"><text:s text:c="4"/></text:span><text:span text:style-name="T58">}</text:span></text:p>
            <text:p text:style-name="P6"><text:span text:style-name="T32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Predefinit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ercizio 9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ivediamo insieme la traccia dell'esercizio</text:p>
              </text:list-item>
              <text:list-item>
                <text:p>Definiamo di comune accordo un'interfaccia per le classi <text:span text:style-name="T8">Item</text:span> e <text:span text:style-name="T8">Storage</text:span></text:p>
              </text:list-item>
              <text:list-item>
                <text:p>Implementiamo le classi <text:span text:style-name="T8">Item</text:span> e <text:span text:style-name="T8">Storage</text:span> rispettando i principi dell'incapsulamento</text:p>
              </text:list-item>
              <text:list-item>
                <text:p>Verifichiamo la consistenza della nostra implementazi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opacity="50%" draw:auto-grow-height="false" draw:fit-to-size="shrink-to-fit" draw:shadow-opacity="50%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12:59:49.017346343</meta:creation-date>
    <dc:date>2015-03-09T22:56:23.674905568</dc:date>
    <meta:editing-duration>P3DT11H12M29S</meta:editing-duration>
    <meta:editing-cycles>115</meta:editing-cycles>
    <meta:generator>LibreOffice/4.3.6.2$Linux_X86_64 LibreOffice_project/430$Build-2</meta:generator>
    <meta:document-statistic meta:object-count="1450"/>
  </office:meta>
</office:document-meta>
</file>